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c78" officeooo:paragraph-rsid="00143c78"/>
    </style:style>
    <style:style style:name="P2" style:family="paragraph" style:parent-style-name="Standard">
      <style:text-properties fo:font-weight="bold" officeooo:rsid="00143c78" officeooo:paragraph-rsid="00143c78" style:font-weight-asian="bold" style:font-weight-complex="bold"/>
    </style:style>
    <style:style style:name="P3" style:family="paragraph" style:parent-style-name="Standard">
      <style:text-properties fo:font-weight="bold" officeooo:rsid="001559ab" officeooo:paragraph-rsid="001559ab" style:font-weight-asian="bold" style:font-weight-complex="bold"/>
    </style:style>
    <style:style style:name="P4" style:family="paragraph" style:parent-style-name="Standard">
      <style:text-properties fo:font-weight="bold" officeooo:rsid="0016877e" officeooo:paragraph-rsid="0016877e" style:font-weight-asian="bold" style:font-weight-complex="bold"/>
    </style:style>
    <style:style style:name="P5" style:family="paragraph" style:parent-style-name="Standard">
      <style:text-properties fo:font-weight="bold" officeooo:rsid="0017e5de" officeooo:paragraph-rsid="0017e5de" style:font-weight-asian="bold" style:font-weight-complex="bold"/>
    </style:style>
    <style:style style:name="P6" style:family="paragraph" style:parent-style-name="Standard">
      <style:text-properties fo:font-weight="bold" officeooo:rsid="00188184" officeooo:paragraph-rsid="00188184" style:font-weight-asian="bold" style:font-weight-complex="bold"/>
    </style:style>
    <style:style style:name="P7" style:family="paragraph" style:parent-style-name="Standard">
      <style:text-properties officeooo:rsid="001559ab" officeooo:paragraph-rsid="001559ab"/>
    </style:style>
    <style:style style:name="P8" style:family="paragraph" style:parent-style-name="Standard">
      <style:text-properties officeooo:rsid="0016877e" officeooo:paragraph-rsid="0016877e"/>
    </style:style>
    <style:style style:name="P9" style:family="paragraph" style:parent-style-name="Standard">
      <style:text-properties officeooo:rsid="0017e5de" officeooo:paragraph-rsid="0017e5de"/>
    </style:style>
    <style:style style:name="P10" style:family="paragraph" style:parent-style-name="Standard">
      <style:text-properties fo:font-weight="normal" officeooo:rsid="00188184" officeooo:paragraph-rsid="0018818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osts</text:p>
      <text:p text:style-name="P1"/>
      <text:p text:style-name="P1"># This is the default ansible 'hosts' file.</text:p>
      <text:p text:style-name="P1">#</text:p>
      <text:p text:style-name="P1"># It should live in /etc/ansible/hosts</text:p>
      <text:p text:style-name="P1">#</text:p>
      <text:p text:style-name="P1"># <text:s text:c="2"/>- Comments begin with the '#' character</text:p>
      <text:p text:style-name="P1"># <text:s text:c="2"/>- Blank lines are ignored</text:p>
      <text:p text:style-name="P1"># <text:s text:c="2"/>- Groups of hosts are delimited by [header] elements</text:p>
      <text:p text:style-name="P1"># <text:s text:c="2"/>- You can enter hostnames or ip addresses</text:p>
      <text:p text:style-name="P1"># <text:s text:c="2"/>- A hostname/ip can be a member of multiple groups</text:p>
      <text:p text:style-name="P1"/>
      <text:p text:style-name="P1"># Ex 1: Ungrouped hosts, specify before any group headers.</text:p>
      <text:p text:style-name="P1"/>
      <text:p text:style-name="P1">## green.example.com</text:p>
      <text:p text:style-name="P1">## blue.example.com</text:p>
      <text:p text:style-name="P1">## 192.168.100.1</text:p>
      <text:p text:style-name="P1">## 192.168.100.10</text:p>
      <text:p text:style-name="P1"/>
      <text:p text:style-name="P1"># Ex 2: A collection of hosts belonging to the 'webservers' group</text:p>
      <text:p text:style-name="P1"/>
      <text:p text:style-name="P1">[webservers]</text:p>
      <text:p text:style-name="P1">## alpha.example.org</text:p>
      <text:p text:style-name="P1">## beta.example.org</text:p>
      <text:p text:style-name="P1">## 192.168.1.100</text:p>
      <text:p text:style-name="P1">## 192.168.1.110</text:p>
      <text:p text:style-name="P1">10.0.0.5 ansible_python_interpreter=/usr/bin/python3</text:p>
      <text:p text:style-name="P1">10.0.0.6 ansible_python_interpreter=/usr/bin/python3</text:p>
      <text:p text:style-name="P1"/>
      <text:p text:style-name="P1"/>
      <text:p text:style-name="P1">[elk]</text:p>
      <text:p text:style-name="P1">10.1.0.4 ansible_python_interpreter=/usr/bin/python</text:p>
      <text:p text:style-name="P1"># If you have multiple hosts following a pattern you can specify</text:p>
      <text:p text:style-name="P1"># them like this:</text:p>
      <text:p text:style-name="P1"/>
      <text:p text:style-name="P1">## www[001:006].example.com</text:p>
      <text:p text:style-name="P1"/>
      <text:p text:style-name="P1"># Ex 3: A collection of database servers in the 'dbservers' group</text:p>
      <text:p text:style-name="P1"/>
      <text:p text:style-name="P1">## [dbservers]</text:p>
      <text:p text:style-name="P1">##</text:p>
      <text:p text:style-name="P1">## db01.intranet.mydomain.net</text:p>
      <text:p text:style-name="P1">## db02.intranet.mydomain.net</text:p>
      <text:p text:style-name="P1">## 10.25.1.56</text:p>
      <text:p text:style-name="P1">## 10.25.1.57</text:p>
      <text:p text:style-name="P1"/>
      <text:p text:style-name="P1"># Here's another example of host ranges, this time there are no</text:p>
      <text:p text:style-name="P1"># leading 0s:</text:p>
      <text:p text:style-name="P1"><text:soft-page-break/></text:p>
      <text:p text:style-name="P1">## db-[99:101]-node.example.com</text:p>
      <text:p text:style-name="P1"/>
      <text:p text:style-name="P1"/>
      <text:p text:style-name="P2">Filebeat-config.yml</text:p>
      <text:p text:style-name="P2"/>
      <text:p text:style-name="P1">######################## Filebeat Configuration ############################</text:p>
      <text:p text:style-name="P1"># This file is a full configuration example documenting all non-deprecated</text:p>
      <text:p text:style-name="P1"># options in comments. For a shorter configuration example, that contains only</text:p>
      <text:p text:style-name="P1"># the most common options, please see filebeat.yml in the same directory.</text:p>
      <text:p text:style-name="P1">#</text:p>
      <text:p text:style-name="P1"># You can find the full configuration reference here:</text:p>
      <text:p text:style-name="P1"># https://www.elastic.co/guide/en/beats/filebeat/index.html</text:p>
      <text:p text:style-name="P1">filebeat.config.modules:</text:p>
      <text:p text:style-name="P1"><text:s text:c="2"/>path: ${path.config}/modules.d/*.yml</text:p>
      <text:p text:style-name="P1"/>
      <text:p text:style-name="P1">#========================== <text:s/>Modules configuration =============================</text:p>
      <text:p text:style-name="P1">filebeat.modules:</text:p>
      <text:p text:style-name="P1"/>
      <text:p text:style-name="P1">#-------------------------------- System Module --------------------------------</text:p>
      <text:p text:style-name="P1">#- module: system</text:p>
      <text:p text:style-name="P1"><text:s text:c="2"/># Syslog</text:p>
      <text:p text:style-name="P1"><text:s text:c="2"/>#sys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Authorization logs</text:p>
      <text:p text:style-name="P1"><text:s text:c="2"/>#auth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Apache Module --------------------------------</text:p>
      <text:p text:style-name="P1">#- module: apache</text:p>
      <text:p text:style-name="P1"><text:s text:c="2"/># Access logs</text:p>
      <text:p text:style-name="P1"><text:s text:c="2"/>#access:</text:p>
      <text:p text:style-name="P1"><text:soft-page-break/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>#-------------------------------- Auditd Module --------------------------------</text:p>
      <text:p text:style-name="P1">#- module: auditd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 Elasticsearch Module ----------------------------</text:p>
      <text:p text:style-name="P1">- module: elasticsearch</text:p>
      <text:p text:style-name="P1"><text:s text:c="2"/># Server log</text:p>
      <text:p text:style-name="P1"><text:s text:c="2"/>server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gc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><text:soft-page-break/></text:p>
      <text:p text:style-name="P1"><text:s text:c="2"/>audit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slowlog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deprecation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 Haproxy Module -------------------------------</text:p>
      <text:p text:style-name="P1">- module: haproxy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which input to use between syslog (default) or file.</text:p>
      <text:p text:style-name="P1"><text:s text:c="4"/>#var.input: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- Icinga Module --------------------------------</text:p>
      <text:p text:style-name="P1">#- module: icinga</text:p>
      <text:p text:style-name="P1"><text:s text:c="2"/># Main logs</text:p>
      <text:p text:style-name="P1"><text:s text:c="2"/>#main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Debug logs</text:p>
      <text:p text:style-name="P1"><text:s text:c="2"/>#debug:</text:p>
      <text:p text:style-name="P1"><text:s text:c="4"/>#enabled: true</text:p>
      <text:p text:style-name="P1"><text:soft-page-break/>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Startup logs</text:p>
      <text:p text:style-name="P1"><text:s text:c="2"/>#startup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- IIS Module ---------------------------------</text:p>
      <text:p text:style-name="P1">#- module: iis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Kafka Module --------------------------------</text:p>
      <text:p text:style-name="P1">- module: kafka</text:p>
      <text:p text:style-name="P1"><text:soft-page-break/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custom paths for Kafka. If left empty,</text:p>
      <text:p text:style-name="P1"><text:s text:c="4"/># Filebeat will look under /opt.</text:p>
      <text:p text:style-name="P1"><text:s text:c="4"/>#var.kafka_home: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- Kibana Module --------------------------------</text:p>
      <text:p text:style-name="P1">- module: kibana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 Logstash Module -------------------------------</text:p>
      <text:p text:style-name="P1">#- module: logstash</text:p>
      <text:p text:style-name="P1"><text:s text:c="2"/>#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 var.paths:</text:p>
      <text:p text:style-name="P1"/>
      <text:p text:style-name="P1"><text:s text:c="2"/># Slow logs</text:p>
      <text:p text:style-name="P1"><text:s text:c="2"/>#slowlog:</text:p>
      <text:p text:style-name="P1"><text:s text:c="4"/>#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 Mongodb Module -------------------------------</text:p>
      <text:p text:style-name="P1">#- module: mongodb</text:p>
      <text:p text:style-name="P1"><text:s text:c="2"/>#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oft-page-break/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MySQL Module --------------------------------</text:p>
      <text:p text:style-name="P1">#- module: mysql</text:p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Slow logs</text:p>
      <text:p text:style-name="P1"><text:s text:c="2"/>#slow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- Nats Module ---------------------------------</text:p>
      <text:p text:style-name="P1">- module: nats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- Nginx Module --------------------------------</text:p>
      <text:p text:style-name="P1">#- module: nginx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><text:soft-page-break/></text:p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 Osquery Module -------------------------------</text:p>
      <text:p text:style-name="P1">- module: osquery</text:p>
      <text:p text:style-name="P1"><text:s text:c="2"/>result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f true, all fields created by this module are prefixed with</text:p>
      <text:p text:style-name="P1"><text:s text:c="4"/># `osquery.result`. Set to false to copy the fields in the root</text:p>
      <text:p text:style-name="P1"><text:s text:c="4"/># of the document. The default is true.</text:p>
      <text:p text:style-name="P1"><text:s text:c="4"/>#var.use_namespace: true</text:p>
      <text:p text:style-name="P1"/>
      <text:p text:style-name="P1">#------------------------------ PostgreSQL Module ------------------------------</text:p>
      <text:p text:style-name="P1">#- module: postgresql</text:p>
      <text:p text:style-name="P1"><text:s text:c="2"/>#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Redis Module --------------------------------</text:p>
      <text:p text:style-name="P1">#- module: redis</text:p>
      <text:p text:style-name="P1"><text:s text:c="2"/># Main logs</text:p>
      <text:p text:style-name="P1"><text:s text:c="2"/>#log:</text:p>
      <text:p text:style-name="P1"><text:soft-page-break/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 ["/var/log/redis/redis-server.log*"]</text:p>
      <text:p text:style-name="P1"/>
      <text:p text:style-name="P1"><text:s text:c="2"/># Slow logs, retrieved via the Redis API (SLOWLOG)</text:p>
      <text:p text:style-name="P1"><text:s text:c="2"/>#slowlog:</text:p>
      <text:p text:style-name="P1"><text:s text:c="4"/>#enabled: true</text:p>
      <text:p text:style-name="P1"/>
      <text:p text:style-name="P1"><text:s text:c="4"/># The Redis hosts to connect to.</text:p>
      <text:p text:style-name="P1"><text:s text:c="4"/>#var.hosts: ["localhost:6379"]</text:p>
      <text:p text:style-name="P1"/>
      <text:p text:style-name="P1"><text:s text:c="4"/># Optional, the password to use when connecting to Redis.</text:p>
      <text:p text:style-name="P1"><text:s text:c="4"/>#var.password:</text:p>
      <text:p text:style-name="P1"/>
      <text:p text:style-name="P1">#----------------------------- Google Santa Module -----------------------------</text:p>
      <text:p text:style-name="P1">- module: santa</text:p>
      <text:p text:style-name="P1"><text:s text:c="2"/>log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the default path.</text:p>
      <text:p text:style-name="P1"><text:s text:c="4"/>#var.paths:</text:p>
      <text:p text:style-name="P1"/>
      <text:p text:style-name="P1">#------------------------------- Traefik Module -------------------------------</text:p>
      <text:p text:style-name="P1">#- module: traefik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/>
      <text:p text:style-name="P1">#=========================== Filebeat inputs =============================</text:p>
      <text:p text:style-name="P1"/>
      <text:p text:style-name="P1"># List of inputs to fetch data.</text:p>
      <text:p text:style-name="P1">filebeat.inputs:</text:p>
      <text:p text:style-name="P1"># Each - is an input. Most options can be set at the input level, so</text:p>
      <text:p text:style-name="P1"># you can use different inputs for various configurations.</text:p>
      <text:p text:style-name="P1"># Below are the input specific configurations.</text:p>
      <text:p text:style-name="P1"/>
      <text:p text:style-name="P1"># Type of the files. Based on this the way the file is read is decided.</text:p>
      <text:p text:style-name="P1"># The different types cannot be mixed in one input</text:p>
      <text:p text:style-name="P1"><text:soft-page-break/>#</text:p>
      <text:p text:style-name="P1"># Possible options are:</text:p>
      <text:p text:style-name="P1"># * log: Reads every line of the log file (default)</text:p>
      <text:p text:style-name="P1"># * stdin: Reads the standard in</text:p>
      <text:p text:style-name="P1"/>
      <text:p text:style-name="P1">#------------------------------ Log input --------------------------------</text:p>
      <text:p text:style-name="P1">- type: log</text:p>
      <text:p text:style-name="P1"/>
      <text:p text:style-name="P1"><text:s text:c="2"/># Change to true to enable this input configuration.</text:p>
      <text:p text:style-name="P1"><text:s text:c="2"/>enabled: false</text:p>
      <text:p text:style-name="P1"/>
      <text:p text:style-name="P1"><text:s text:c="2"/># Paths that should be crawled and fetched. Glob based paths.</text:p>
      <text:p text:style-name="P1"><text:s text:c="2"/># To fetch all ".log" files from a specific level of subdirectories</text:p>
      <text:p text:style-name="P1"><text:s text:c="2"/># /var/log/*/*.log can be used.</text:p>
      <text:p text:style-name="P1"><text:s text:c="2"/># For each file found under this path, a harvester is started.</text:p>
      <text:p text:style-name="P1"><text:s text:c="2"/># Make sure not file is defined twice as this can lead to unexpected behaviour.</text:p>
      <text:p text:style-name="P1"><text:s text:c="2"/>paths:</text:p>
      <text:p text:style-name="P1"><text:s text:c="4"/>- /var/log/*.log</text:p>
      <text:p text:style-name="P1"><text:s text:c="4"/>#- c:\programdata\elasticsearch\logs\*</text:p>
      <text:p text:style-name="P1"/>
      <text:p text:style-name="P1"><text:s text:c="2"/># Configure the file encoding for reading files with international characters</text:p>
      <text:p text:style-name="P1"><text:s text:c="2"/># following the W3C recommendation for HTML5 (http://www.w3.org/TR/encoding).</text:p>
      <text:p text:style-name="P1"><text:s text:c="2"/># Some sample encodings:</text:p>
      <text:p text:style-name="P1"><text:s text:c="2"/># <text:s text:c="2"/>plain, utf-8, utf-16be-bom, utf-16be, utf-16le, big5, gb18030, gbk,</text:p>
      <text:p text:style-name="P1"><text:s text:c="2"/># <text:s text:c="3"/>hz-gb-2312, euc-kr, euc-jp, iso-2022-jp, shift-jis, ...</text:p>
      <text:p text:style-name="P1"><text:s text:c="2"/>#encoding: plain</text:p>
      <text:p text:style-name="P1"/>
      <text:p text:style-name="P1"/>
      <text:p text:style-name="P1"><text:s text:c="2"/># Exclude lines. A list of regular expressions to match. It drops the lines that are</text:p>
      <text:p text:style-name="P1"><text:s text:c="2"/># matching any regular expression from the list. The include_lines is called before</text:p>
      <text:p text:style-name="P1"><text:s text:c="2"/># exclude_lines. By default, no lines are dropped.</text:p>
      <text:p text:style-name="P1"><text:s text:c="2"/>#exclude_lines: ['^DBG']</text:p>
      <text:p text:style-name="P1"/>
      <text:p text:style-name="P1"><text:s text:c="2"/># Include lines. A list of regular expressions to match. It exports the lines that are</text:p>
      <text:p text:style-name="P1"><text:s text:c="2"/># matching any regular expression from the list. The include_lines is called before</text:p>
      <text:p text:style-name="P1"><text:s text:c="2"/># exclude_lines. By default, all the lines are exported.</text:p>
      <text:p text:style-name="P1"><text:s text:c="2"/>#include_lines: ['^ERR', '^WARN']</text:p>
      <text:p text:style-name="P1"/>
      <text:p text:style-name="P1"><text:s text:c="2"/># Exclude files. A list of regular expressions to match. Filebeat drops the files that</text:p>
      <text:p text:style-name="P1"><text:s text:c="2"/># are matching any regular expression from the list. By default, no files are dropped.</text:p>
      <text:p text:style-name="P1"><text:s text:c="2"/>#exclude_files: ['.gz$']</text:p>
      <text:p text:style-name="P1"/>
      <text:p text:style-name="P1"><text:s text:c="2"/># Optional additional fields. These fields can be freely picked</text:p>
      <text:p text:style-name="P1"><text:s text:c="2"/># to add additional information to the crawled log files for filtering</text:p>
      <text:p text:style-name="P1"><text:s text:c="2"/>#fields:</text:p>
      <text:p text:style-name="P1"><text:s text:c="2"/># <text:s/>level: debug</text:p>
      <text:p text:style-name="P1"><text:s text:c="2"/># <text:s/>review: 1</text:p>
      <text:p text:style-name="P1"/>
      <text:p text:style-name="P1"><text:s text:c="2"/># Set to true to store the additional fields as top level fields instead</text:p>
      <text:p text:style-name="P1"><text:soft-page-break/><text:s text:c="2"/># of under the "fields" sub-dictionary. In case of name conflicts with the</text:p>
      <text:p text:style-name="P1"><text:s text:c="2"/># fields added by Filebeat itself, the custom fields overwrite the default</text:p>
      <text:p text:style-name="P1"><text:s text:c="2"/># fields.</text:p>
      <text:p text:style-name="P1"><text:s text:c="2"/>#fields_under_root: false</text:p>
      <text:p text:style-name="P1"/>
      <text:p text:style-name="P1"><text:s text:c="2"/># Set to true to publish fields with null values in events.</text:p>
      <text:p text:style-name="P1"><text:s text:c="2"/>#keep_null: false</text:p>
      <text:p text:style-name="P1"/>
      <text:p text:style-name="P1"><text:s text:c="2"/># Ignore files which were modified more then the defined timespan in the past.</text:p>
      <text:p text:style-name="P1"><text:s text:c="2"/># ignore_older is disabled by default, so no files are ignored by setting it to 0.</text:p>
      <text:p text:style-name="P1"><text:s text:c="2"/># Time strings like 2h (2 hours), 5m (5 minutes) can be used.</text:p>
      <text:p text:style-name="P1"><text:s text:c="2"/>#ignore_older: 0</text:p>
      <text:p text:style-name="P1"/>
      <text:p text:style-name="P1"><text:s text:c="2"/># How often the input checks for new files in the paths that are specified</text:p>
      <text:p text:style-name="P1"><text:s text:c="2"/># for harvesting. Specify 1s to scan the directory as frequently as possible</text:p>
      <text:p text:style-name="P1"><text:s text:c="2"/># without causing Filebeat to scan too frequently. Default: 10s.</text:p>
      <text:p text:style-name="P1"><text:s text:c="2"/>#scan_frequency: 10s</text:p>
      <text:p text:style-name="P1"/>
      <text:p text:style-name="P1"><text:s text:c="2"/># Defines the buffer size every harvester uses when fetching the file</text:p>
      <text:p text:style-name="P1"><text:s text:c="2"/>#harvester_buffer_size: 16384</text:p>
      <text:p text:style-name="P1"/>
      <text:p text:style-name="P1"><text:s text:c="2"/># Maximum number of bytes a single log event can have</text:p>
      <text:p text:style-name="P1"><text:s text:c="2"/># All bytes after max_bytes are discarded and not sent. The default is 10MB.</text:p>
      <text:p text:style-name="P1"><text:s text:c="2"/># This is especially useful for multiline log messages which can get large.</text:p>
      <text:p text:style-name="P1"><text:s text:c="2"/>#max_bytes: 10485760</text:p>
      <text:p text:style-name="P1"/>
      <text:p text:style-name="P1"><text:s text:c="2"/># Characters which separate the lines. Valid values: auto, line_feed, vertical_tab, form_feed,</text:p>
      <text:p text:style-name="P1"><text:s text:c="2"/># carriage_return, carriage_return_line_feed, next_line, line_separator, paragraph_separator.</text:p>
      <text:p text:style-name="P1"><text:s text:c="2"/>#line_terminator: auto</text:p>
      <text:p text:style-name="P1"/>
      <text:p text:style-name="P1"><text:s text:c="2"/>### Recursive glob configuration</text:p>
      <text:p text:style-name="P1"/>
      <text:p text:style-name="P1"><text:s text:c="2"/># Expand "**" patterns into regular glob patterns.</text:p>
      <text:p text:style-name="P1"><text:s text:c="2"/>#recursive_glob.enabled: true</text:p>
      <text:p text:style-name="P1"/>
      <text:p text:style-name="P1"><text:s text:c="2"/>### JSON configuration</text:p>
      <text:p text:style-name="P1"/>
      <text:p text:style-name="P1"><text:s text:c="2"/># Decode JSON options. Enable this if your logs are structured in JSON.</text:p>
      <text:p text:style-name="P1"><text:s text:c="2"/># JSON key on which to apply the line filtering and multiline settings. This key</text:p>
      <text:p text:style-name="P1"><text:s text:c="2"/># must be top level and its value must be string, otherwise it is ignored. If</text:p>
      <text:p text:style-name="P1"><text:s text:c="2"/># no text key is defined, the line filtering and multiline features cannot be used.</text:p>
      <text:p text:style-name="P1"><text:s text:c="2"/>#json.message_key:</text:p>
      <text:p text:style-name="P1"/>
      <text:p text:style-name="P1"><text:s text:c="2"/># By default, the decoded JSON is placed under a "json" key in the output document.</text:p>
      <text:p text:style-name="P1"><text:s text:c="2"/># If you enable this setting, the keys are copied top level in the output document.</text:p>
      <text:p text:style-name="P1"><text:s text:c="2"/>#json.keys_under_root: false</text:p>
      <text:p text:style-name="P1"/>
      <text:p text:style-name="P1"><text:s text:c="2"/># If keys_under_root and this setting are enabled, then the values from the decoded</text:p>
      <text:p text:style-name="P1"><text:s text:c="2"/># JSON object overwrite the fields that Filebeat normally adds (type, source, offset, etc.)</text:p>
      <text:p text:style-name="P1"><text:soft-page-break/><text:s text:c="2"/># in case of conflicts.</text:p>
      <text:p text:style-name="P1"><text:s text:c="2"/>#json.overwrite_keys: false</text:p>
      <text:p text:style-name="P1"/>
      <text:p text:style-name="P1"><text:s text:c="2"/># If this setting is enabled, Filebeat adds a "error.message" and "error.key: json" key in case of JSON</text:p>
      <text:p text:style-name="P1"><text:s text:c="2"/># unmarshaling errors or when a text key is defined in the configuration but cannot</text:p>
      <text:p text:style-name="P1"><text:s text:c="2"/># be used.</text:p>
      <text:p text:style-name="P1"><text:s text:c="2"/>#json.add_error_key: false</text:p>
      <text:p text:style-name="P1"/>
      <text:p text:style-name="P1"><text:s text:c="2"/>### Multiline options</text:p>
      <text:p text:style-name="P1"/>
      <text:p text:style-name="P1"><text:s text:c="2"/># Multiline can be used for log messages spanning multiple lines. This is common</text:p>
      <text:p text:style-name="P1"><text:s text:c="2"/># for Java Stack Traces or C-Line Continuation</text:p>
      <text:p text:style-name="P1"/>
      <text:p text:style-name="P1"><text:s text:c="2"/># The regexp Pattern that has to be matched. The example pattern matches all lines starting with [</text:p>
      <text:p text:style-name="P1"><text:s text:c="2"/>#multiline.pattern: ^\[</text:p>
      <text:p text:style-name="P1"/>
      <text:p text:style-name="P1"><text:s text:c="2"/># Defines if the pattern set under pattern should be negated or not. Default is false.</text:p>
      <text:p text:style-name="P1"><text:s text:c="2"/>#multiline.negate: false</text:p>
      <text:p text:style-name="P1"/>
      <text:p text:style-name="P1"><text:s text:c="2"/># Match can be set to "after" or "before". It is used to define if lines should be append to a pattern</text:p>
      <text:p text:style-name="P1"><text:s text:c="2"/># that was (not) matched before or after or as long as a pattern is not matched based on negate.</text:p>
      <text:p text:style-name="P1"><text:s text:c="2"/># Note: After is the equivalent to previous and before is the equivalent to to next in Logstash</text:p>
      <text:p text:style-name="P1"><text:s text:c="2"/>#multiline.match: after</text:p>
      <text:p text:style-name="P1"/>
      <text:p text:style-name="P1"><text:s text:c="2"/># The maximum number of lines that are combined to one event.</text:p>
      <text:p text:style-name="P1"><text:s text:c="2"/># In case there are more the max_lines the additional lines are discarded.</text:p>
      <text:p text:style-name="P1"><text:s text:c="2"/># Default is 500</text:p>
      <text:p text:style-name="P1"><text:s text:c="2"/>#multiline.max_lines: 500</text:p>
      <text:p text:style-name="P1"/>
      <text:p text:style-name="P1"><text:s text:c="2"/># After the defined timeout, an multiline event is sent even if no new pattern was found to start a new event</text:p>
      <text:p text:style-name="P1"><text:s text:c="2"/># Default is 5s.</text:p>
      <text:p text:style-name="P1"><text:s text:c="2"/>#multiline.timeout: 5s</text:p>
      <text:p text:style-name="P1"/>
      <text:p text:style-name="P1"><text:s text:c="2"/># Setting tail_files to true means filebeat starts reading new files at the end</text:p>
      <text:p text:style-name="P1"><text:s text:c="2"/># instead of the beginning. If this is used in combination with log rotation</text:p>
      <text:p text:style-name="P1"><text:s text:c="2"/># this can mean that the first entries of a new file are skipped.</text:p>
      <text:p text:style-name="P1"><text:s text:c="2"/>#tail_files: false</text:p>
      <text:p text:style-name="P1"/>
      <text:p text:style-name="P1"><text:s text:c="2"/># The Ingest Node pipeline ID associated with this input. If this is set, it</text:p>
      <text:p text:style-name="P1"><text:s text:c="2"/># overwrites the pipeline option from the Elasticsearch output.</text:p>
      <text:p text:style-name="P1"><text:s text:c="2"/>#pipeline:</text:p>
      <text:p text:style-name="P1"/>
      <text:p text:style-name="P1"><text:s text:c="2"/># If symlinks is enabled, symlinks are opened and harvested. The harvester is opening the</text:p>
      <text:p text:style-name="P1"><text:s text:c="2"/># original for harvesting but will report the symlink name as source.</text:p>
      <text:p text:style-name="P1"><text:s text:c="2"/>#symlinks: false</text:p>
      <text:p text:style-name="P1"/>
      <text:p text:style-name="P1"><text:s text:c="2"/># Backoff values define how aggressively filebeat crawls new files for updates</text:p>
      <text:p text:style-name="P1"><text:s text:c="2"/># The default values can be used in most cases. Backoff defines how long it is waited</text:p>
      <text:p text:style-name="P1"><text:soft-page-break/><text:s text:c="2"/># to check a file again after EOF is reached. Default is 1s which means the file</text:p>
      <text:p text:style-name="P1"><text:s text:c="2"/># is checked every second if new lines were added. This leads to a near real time crawling.</text:p>
      <text:p text:style-name="P1"><text:s text:c="2"/># Every time a new line appears, backoff is reset to the initial value.</text:p>
      <text:p text:style-name="P1"><text:s text:c="2"/>#backoff: 1s</text:p>
      <text:p text:style-name="P1"/>
      <text:p text:style-name="P1"><text:s text:c="2"/># Max backoff defines what the maximum backoff time is. After having backed off multiple times</text:p>
      <text:p text:style-name="P1"><text:s text:c="2"/># from checking the files, the waiting time will never exceed max_backoff independent of the</text:p>
      <text:p text:style-name="P1"><text:s text:c="2"/># backoff factor. Having it set to 10s means in the worst case a new line can be added to a log</text:p>
      <text:p text:style-name="P1"><text:s text:c="2"/># file after having backed off multiple times, it takes a maximum of 10s to read the new line</text:p>
      <text:p text:style-name="P1"><text:s text:c="2"/>#max_backoff: 10s</text:p>
      <text:p text:style-name="P1"/>
      <text:p text:style-name="P1"><text:s text:c="2"/># The backoff factor defines how fast the algorithm backs off. The bigger the backoff factor,</text:p>
      <text:p text:style-name="P1"><text:s text:c="2"/># the faster the max_backoff value is reached. If this value is set to 1, no backoff will happen.</text:p>
      <text:p text:style-name="P1"><text:s text:c="2"/># The backoff value will be multiplied each time with the backoff_factor until max_backoff is reached</text:p>
      <text:p text:style-name="P1"><text:s text:c="2"/>#backoff_factor: 2</text:p>
      <text:p text:style-name="P1"/>
      <text:p text:style-name="P1"><text:s text:c="2"/># Max number of harvesters that are started in parallel.</text:p>
      <text:p text:style-name="P1"><text:s text:c="2"/># Default is 0 which means unlimited</text:p>
      <text:p text:style-name="P1"><text:s text:c="2"/>#harvester_limit: 0</text:p>
      <text:p text:style-name="P1"/>
      <text:p text:style-name="P1"><text:s text:c="2"/>### Harvester closing options</text:p>
      <text:p text:style-name="P1"/>
      <text:p text:style-name="P1"><text:s text:c="2"/># Close inactive closes the file handler after the predefined period.</text:p>
      <text:p text:style-name="P1"><text:s text:c="2"/># The period starts when the last line of the file was, not the file ModTime.</text:p>
      <text:p text:style-name="P1"><text:s text:c="2"/># Time strings like 2h (2 hours), 5m (5 minutes) can be used.</text:p>
      <text:p text:style-name="P1"><text:s text:c="2"/>#close_inactive: 5m</text:p>
      <text:p text:style-name="P1"/>
      <text:p text:style-name="P1"><text:s text:c="2"/># Close renamed closes a file handler when the file is renamed or rotated.</text:p>
      <text:p text:style-name="P1"><text:s text:c="2"/># Note: Potential data loss. Make sure to read and understand the docs for this option.</text:p>
      <text:p text:style-name="P1"><text:s text:c="2"/>#close_renamed: false</text:p>
      <text:p text:style-name="P1"/>
      <text:p text:style-name="P1"><text:s text:c="2"/># When enabling this option, a file handler is closed immediately in case a file can't be found</text:p>
      <text:p text:style-name="P1"><text:s text:c="2"/># any more. In case the file shows up again later, harvesting will continue at the last known position</text:p>
      <text:p text:style-name="P1"><text:s text:c="2"/># after scan_frequency.</text:p>
      <text:p text:style-name="P1"><text:s text:c="2"/>#close_removed: true</text:p>
      <text:p text:style-name="P1"/>
      <text:p text:style-name="P1"><text:s text:c="2"/># Closes the file handler as soon as the harvesters reaches the end of the file.</text:p>
      <text:p text:style-name="P1"><text:s text:c="2"/># By default this option is disabled.</text:p>
      <text:p text:style-name="P1"><text:s text:c="2"/># Note: Potential data loss. Make sure to read and understand the docs for this option.</text:p>
      <text:p text:style-name="P1"><text:s text:c="2"/>#close_eof: false</text:p>
      <text:p text:style-name="P1"/>
      <text:p text:style-name="P1"><text:s text:c="2"/>### State options</text:p>
      <text:p text:style-name="P1"/>
      <text:p text:style-name="P1"><text:s text:c="2"/># Files for the modification data is older then clean_inactive the state from the registry is removed</text:p>
      <text:p text:style-name="P1"><text:s text:c="2"/># By default this is disabled.</text:p>
      <text:p text:style-name="P1"><text:s text:c="2"/>#clean_inactive: 0</text:p>
      <text:p text:style-name="P1"/>
      <text:p text:style-name="P1"><text:s text:c="2"/># Removes the state for file which cannot be found on disk anymore immediately</text:p>
      <text:p text:style-name="P1"><text:s text:c="2"/>#clean_removed: true</text:p>
      <text:p text:style-name="P1"><text:soft-page-break/></text:p>
      <text:p text:style-name="P1"><text:s text:c="2"/># Close timeout closes the harvester after the predefined time.</text:p>
      <text:p text:style-name="P1"><text:s text:c="2"/># This is independent if the harvester did finish reading the file or not.</text:p>
      <text:p text:style-name="P1"><text:s text:c="2"/># By default this option is disabled.</text:p>
      <text:p text:style-name="P1"><text:s text:c="2"/># Note: Potential data loss. Make sure to read and understand the docs for this option.</text:p>
      <text:p text:style-name="P1"><text:s text:c="2"/>#close_timeout: 0</text:p>
      <text:p text:style-name="P1"/>
      <text:p text:style-name="P1"><text:s text:c="2"/># Defines if inputs is enabled</text:p>
      <text:p text:style-name="P1"><text:s text:c="2"/>#enabled: true</text:p>
      <text:p text:style-name="P1"/>
      <text:p text:style-name="P1">#----------------------------- Stdin input -------------------------------</text:p>
      <text:p text:style-name="P1"># Configuration to use stdin input</text:p>
      <text:p text:style-name="P1">#- type: stdin</text:p>
      <text:p text:style-name="P1"/>
      <text:p text:style-name="P1">#------------------------- Redis slowlog input ---------------------------</text:p>
      <text:p text:style-name="P1"># Experimental: Config options for the redis slow log input</text:p>
      <text:p text:style-name="P1">#- type: redis</text:p>
      <text:p text:style-name="P1"><text:s text:c="2"/>#enabled: false</text:p>
      <text:p text:style-name="P1"/>
      <text:p text:style-name="P1"><text:s text:c="2"/># List of hosts to pool to retrieve the slow log information.</text:p>
      <text:p text:style-name="P1"><text:s text:c="2"/>#hosts: ["localhost:6379"]</text:p>
      <text:p text:style-name="P1"/>
      <text:p text:style-name="P1"><text:s text:c="2"/># How often the input checks for redis slow log.</text:p>
      <text:p text:style-name="P1"><text:s text:c="2"/>#scan_frequency: 10s</text:p>
      <text:p text:style-name="P1"/>
      <text:p text:style-name="P1"><text:s text:c="2"/># Timeout after which time the input should return an error</text:p>
      <text:p text:style-name="P1"><text:s text:c="2"/>#timeout: 1s</text:p>
      <text:p text:style-name="P1"/>
      <text:p text:style-name="P1"><text:s text:c="2"/># Network type to be used for redis connection. Default: tcp</text:p>
      <text:p text:style-name="P1"><text:s text:c="2"/>#network: tcp</text:p>
      <text:p text:style-name="P1"/>
      <text:p text:style-name="P1"><text:s text:c="2"/># Max number of concurrent connections. Default: 10</text:p>
      <text:p text:style-name="P1"><text:s text:c="2"/>#maxconn: 10</text:p>
      <text:p text:style-name="P1"/>
      <text:p text:style-name="P1"><text:s text:c="2"/># Redis AUTH password. Empty by default.</text:p>
      <text:p text:style-name="P1"><text:s text:c="2"/>#password: foobared</text:p>
      <text:p text:style-name="P1"/>
      <text:p text:style-name="P1">#------------------------------ Udp input --------------------------------</text:p>
      <text:p text:style-name="P1"># Experimental: Config options for the udp input</text:p>
      <text:p text:style-name="P1">#- type: udp</text:p>
      <text:p text:style-name="P1"><text:s text:c="2"/>#enabled: false</text:p>
      <text:p text:style-name="P1"/>
      <text:p text:style-name="P1"><text:s text:c="2"/># Maximum size of the message received over UDP</text:p>
      <text:p text:style-name="P1"><text:s text:c="2"/>#max_message_size: 10KiB</text:p>
      <text:p text:style-name="P1"/>
      <text:p text:style-name="P1"><text:s text:c="2"/># Size of the UDP read buffer in bytes</text:p>
      <text:p text:style-name="P1"><text:s text:c="2"/>#read_buffer: 0</text:p>
      <text:p text:style-name="P1"/>
      <text:p text:style-name="P1"/>
      <text:p text:style-name="P1"><text:soft-page-break/>#------------------------------ TCP input --------------------------------</text:p>
      <text:p text:style-name="P1"># Experimental: Config options for the TCP input</text:p>
      <text:p text:style-name="P1">#- type: tcp</text:p>
      <text:p text:style-name="P1"><text:s text:c="2"/>#enabled: false</text:p>
      <text:p text:style-name="P1"/>
      <text:p text:style-name="P1"><text:s text:c="2"/># The host and port to receive the new event</text:p>
      <text:p text:style-name="P1"><text:s text:c="2"/>#host: "localhost:9000"</text:p>
      <text:p text:style-name="P1"/>
      <text:p text:style-name="P1"><text:s text:c="2"/># Character used to split new message</text:p>
      <text:p text:style-name="P1"><text:s text:c="2"/>#line_delimiter: "\n"</text:p>
      <text:p text:style-name="P1"/>
      <text:p text:style-name="P1"><text:s text:c="2"/># Maximum size in bytes of the message received over TCP</text:p>
      <text:p text:style-name="P1"><text:s text:c="2"/>#max_message_size: 20MiB</text:p>
      <text:p text:style-name="P1"/>
      <text:p text:style-name="P1"><text:s text:c="2"/># Max number of concurrent connections, or 0 for no limit. Default: 0</text:p>
      <text:p text:style-name="P1"><text:s text:c="2"/>#max_connections: 0</text:p>
      <text:p text:style-name="P1"/>
      <text:p text:style-name="P1"><text:s text:c="2"/># The number of seconds of inactivity before a remote connection is closed.</text:p>
      <text:p text:style-name="P1"><text:s text:c="2"/>#timeout: 300s</text:p>
      <text:p text:style-name="P1"/>
      <text:p text:style-name="P1"><text:s text:c="2"/># Use SSL settings for TCP.</text:p>
      <text:p text:style-name="P1"><text:s text:c="2"/>#ssl.enabled: true</text:p>
      <text:p text:style-name="P1"/>
      <text:p text:style-name="P1"><text:s text:c="2"/># List of supported/valid TLS versions. By default all TLS versions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SSL configuration. By default is off.</text:p>
      <text:p text:style-name="P1"><text:s text:c="2"/># List of root certificates for client verifications</text:p>
      <text:p text:style-name="P1"><text:s text:c="2"/>#ssl.certificate_authorities: ["/etc/pki/root/ca.pem"]</text:p>
      <text:p text:style-name="P1"/>
      <text:p text:style-name="P1"><text:s text:c="2"/># Certificate for SSL server authentication.</text:p>
      <text:p text:style-name="P1"><text:s text:c="2"/>#ssl.certificate: "/etc/pki/client/cert.pem"</text:p>
      <text:p text:style-name="P1"/>
      <text:p text:style-name="P1"><text:s text:c="2"/># Server Certificate Key,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.</text:p>
      <text:p text:style-name="P1"><text:s text:c="2"/>#ssl.cipher_suites: []</text:p>
      <text:p text:style-name="P1"/>
      <text:p text:style-name="P1"><text:s text:c="2"/># Configure curve types for ECDHE based cipher suites.</text:p>
      <text:p text:style-name="P1"><text:s text:c="2"/>#ssl.curve_types: []</text:p>
      <text:p text:style-name="P1"/>
      <text:p text:style-name="P1"><text:s text:c="2"/># Configure what types of client authentication are supported. Valid options</text:p>
      <text:p text:style-name="P1"><text:s text:c="2"/># are `none`, `optional`, and `required`. When `certificate_authorities` is set it will</text:p>
      <text:p text:style-name="P1"><text:s text:c="2"/># default to `required` otherwise it will be set to `none`.</text:p>
      <text:p text:style-name="P1"><text:soft-page-break/><text:s text:c="2"/>#ssl.client_authentication: "required"</text:p>
      <text:p text:style-name="P1"/>
      <text:p text:style-name="P1">#------------------------------ Syslog input --------------------------------</text:p>
      <text:p text:style-name="P1"># Experimental: Config options for the Syslog input</text:p>
      <text:p text:style-name="P1"># Accept RFC3164 formatted syslog event via UDP.</text:p>
      <text:p text:style-name="P1">#- type: syslog</text:p>
      <text:p text:style-name="P1"><text:s text:c="2"/>#enabled: false</text:p>
      <text:p text:style-name="P1"><text:s text:c="2"/>#protocol.udp:</text:p>
      <text:p text:style-name="P1"><text:s text:c="4"/># The host and port to receive the new event</text:p>
      <text:p text:style-name="P1"><text:s text:c="4"/>#host: "localhost:9000"</text:p>
      <text:p text:style-name="P1"/>
      <text:p text:style-name="P1"><text:s text:c="4"/># Maximum size of the message received over UDP</text:p>
      <text:p text:style-name="P1"><text:s text:c="4"/>#max_message_size: 10KiB</text:p>
      <text:p text:style-name="P1"/>
      <text:p text:style-name="P1"># Accept RFC3164 formatted syslog event via TCP.</text:p>
      <text:p text:style-name="P1">#- type: syslog</text:p>
      <text:p text:style-name="P1"><text:s text:c="2"/>#enabled: false</text:p>
      <text:p text:style-name="P1"/>
      <text:p text:style-name="P1"><text:s text:c="2"/>#protocol.tcp:</text:p>
      <text:p text:style-name="P1"><text:s text:c="4"/># The host and port to receive the new event</text:p>
      <text:p text:style-name="P1"><text:s text:c="4"/>#host: "localhost:9000"</text:p>
      <text:p text:style-name="P1"/>
      <text:p text:style-name="P1"><text:s text:c="4"/># Character used to split new message</text:p>
      <text:p text:style-name="P1"><text:s text:c="4"/>#line_delimiter: "\n"</text:p>
      <text:p text:style-name="P1"/>
      <text:p text:style-name="P1"><text:s text:c="4"/># Maximum size in bytes of the message received over TCP</text:p>
      <text:p text:style-name="P1"><text:s text:c="4"/>#max_message_size: 20MiB</text:p>
      <text:p text:style-name="P1"/>
      <text:p text:style-name="P1"><text:s text:c="4"/># The number of seconds of inactivity before a remote connection is closed.</text:p>
      <text:p text:style-name="P1"><text:s text:c="4"/>#timeout: 300s</text:p>
      <text:p text:style-name="P1"/>
      <text:p text:style-name="P1"><text:s text:c="4"/># Use SSL settings for TCP.</text:p>
      <text:p text:style-name="P1"><text:s text:c="4"/>#ssl.enabled: true</text:p>
      <text:p text:style-name="P1"/>
      <text:p text:style-name="P1"><text:s text:c="4"/># List of supported/valid TLS versions. By default all TLS versions 1.0 up to</text:p>
      <text:p text:style-name="P1"><text:s text:c="4"/># 1.2 are enabled.</text:p>
      <text:p text:style-name="P1"><text:s text:c="4"/>#ssl.supported_protocols: [TLSv1.0, TLSv1.1, TLSv1.2]</text:p>
      <text:p text:style-name="P1"/>
      <text:p text:style-name="P1"><text:s text:c="4"/># SSL configuration. By default is off.</text:p>
      <text:p text:style-name="P1"><text:s text:c="4"/># List of root certificates for client verifications</text:p>
      <text:p text:style-name="P1"><text:s text:c="4"/>#ssl.certificate_authorities: ["/etc/pki/root/ca.pem"]</text:p>
      <text:p text:style-name="P1"/>
      <text:p text:style-name="P1"><text:s text:c="4"/># Certificate for SSL server authentication.</text:p>
      <text:p text:style-name="P1"><text:s text:c="4"/>#ssl.certificate: "/etc/pki/client/cert.pem"</text:p>
      <text:p text:style-name="P1"/>
      <text:p text:style-name="P1"><text:s text:c="4"/># Server Certificate Key,</text:p>
      <text:p text:style-name="P1"><text:s text:c="4"/>#ssl.key: "/etc/pki/client/cert.key"</text:p>
      <text:p text:style-name="P1"/>
      <text:p text:style-name="P1"><text:s text:c="4"/># Optional passphrase for decrypting the Certificate Key.</text:p>
      <text:p text:style-name="P1"><text:soft-page-break/><text:s text:c="4"/>#ssl.key_passphrase: ''</text:p>
      <text:p text:style-name="P1"/>
      <text:p text:style-name="P1"><text:s text:c="4"/># Configure cipher suites to be used for SSL connections.</text:p>
      <text:p text:style-name="P1"><text:s text:c="4"/>#ssl.cipher_suites: []</text:p>
      <text:p text:style-name="P1"/>
      <text:p text:style-name="P1"><text:s text:c="4"/># Configure curve types for ECDHE based cipher suites.</text:p>
      <text:p text:style-name="P1"><text:s text:c="4"/>#ssl.curve_types: []</text:p>
      <text:p text:style-name="P1"/>
      <text:p text:style-name="P1"><text:s text:c="4"/># Configure what types of client authentication are supported. Valid options</text:p>
      <text:p text:style-name="P1"><text:s text:c="4"/># are `none`, `optional`, and `required`. When `certificate_authorities` is set it will</text:p>
      <text:p text:style-name="P1"><text:s text:c="4"/># default to `required` otherwise it will be set to `none`.</text:p>
      <text:p text:style-name="P1"><text:s text:c="4"/>#ssl.client_authentication: "required"</text:p>
      <text:p text:style-name="P1"/>
      <text:p text:style-name="P1">#------------------------------ Container input --------------------------------</text:p>
      <text:p text:style-name="P1">#- type: container</text:p>
      <text:p text:style-name="P1"><text:s text:c="2"/>#enabled: false</text:p>
      <text:p text:style-name="P1"/>
      <text:p text:style-name="P1"><text:s text:c="2"/># Paths for container logs that should be crawled and fetched.</text:p>
      <text:p text:style-name="P1"><text:s text:c="2"/>#paths:</text:p>
      <text:p text:style-name="P1"><text:s text:c="2"/># <text:s/>-/var/lib/docker/containers/*/*.log</text:p>
      <text:p text:style-name="P1"/>
      <text:p text:style-name="P1"><text:s text:c="2"/># Configure stream to filter to a specific stream: stdout, stderr or all (default)</text:p>
      <text:p text:style-name="P1"><text:s text:c="2"/>#stream: all</text:p>
      <text:p text:style-name="P1"/>
      <text:p text:style-name="P1">#========================== Filebeat autodiscover ==============================</text:p>
      <text:p text:style-name="P1"/>
      <text:p text:style-name="P1"># Autodiscover allows you to detect changes in the system and spawn new modules</text:p>
      <text:p text:style-name="P1"># or inputs as they happen.</text:p>
      <text:p text:style-name="P1"/>
      <text:p text:style-name="P1">#filebeat.autodiscover:</text:p>
      <text:p text:style-name="P1"><text:s text:c="2"/># List of enabled autodiscover providers</text:p>
      <text:p text:style-name="P1"># <text:s/>providers:</text:p>
      <text:p text:style-name="P1"># <text:s text:c="3"/>- type: docker</text:p>
      <text:p text:style-name="P1"># <text:s text:c="5"/>templates:</text:p>
      <text:p text:style-name="P1"># <text:s text:c="7"/>- condition:</text:p>
      <text:p text:style-name="P1"># <text:s text:c="11"/>equals.docker.container.image: busybox</text:p>
      <text:p text:style-name="P1"># <text:s text:c="9"/>config:</text:p>
      <text:p text:style-name="P1"># <text:s text:c="11"/>- type: container</text:p>
      <text:p text:style-name="P1"># <text:s text:c="13"/>paths:</text:p>
      <text:p text:style-name="P1"># <text:s text:c="15"/>- /var/lib/docker/containers/${data.docker.container.id}/*.log</text:p>
      <text:p text:style-name="P1"/>
      <text:p text:style-name="P1">#========================= Filebeat global options ============================</text:p>
      <text:p text:style-name="P1"/>
      <text:p text:style-name="P1"># Registry data path. If a relative path is used, it is considered relative to the</text:p>
      <text:p text:style-name="P1"># data path.</text:p>
      <text:p text:style-name="P1">#filebeat.registry.path: ${path.data}/registry</text:p>
      <text:p text:style-name="P1"/>
      <text:p text:style-name="P1"># The permissions mask to apply on registry data, and meta files. The default</text:p>
      <text:p text:style-name="P1"># value is 0600. <text:s/>Must be a valid Unix-style file permissions mask expressed in</text:p>
      <text:p text:style-name="P1"><text:soft-page-break/># octal notation. <text:s/>This option is not supported on Windows.</text:p>
      <text:p text:style-name="P1">#filebeat.registry.file_permissions: 0600</text:p>
      <text:p text:style-name="P1"/>
      <text:p text:style-name="P1"># The timeout value that controls when registry entries are written to disk</text:p>
      <text:p text:style-name="P1"># (flushed). When an unwritten update exceeds this value, it triggers a write</text:p>
      <text:p text:style-name="P1"># to disk. When flush is set to 0s, the registry is written to disk after each</text:p>
      <text:p text:style-name="P1"># batch of events has been published successfully. The default value is 0s.</text:p>
      <text:p text:style-name="P1">#filebeat.registry.flush: 0s</text:p>
      <text:p text:style-name="P1"/>
      <text:p text:style-name="P1"/>
      <text:p text:style-name="P1"># Starting with Filebeat 7.0, the registry uses a new directory format to store</text:p>
      <text:p text:style-name="P1"># Filebeat state. After you upgrade, Filebeat will automatically migrate a 6.x</text:p>
      <text:p text:style-name="P1"># registry file to use the new directory format. If you changed</text:p>
      <text:p text:style-name="P1"># filebeat.registry.path while upgrading, set filebeat.registry.migrate_file to</text:p>
      <text:p text:style-name="P1"># point to the old registry file.</text:p>
      <text:p text:style-name="P1">#filebeat.registry.migrate_file: ${path.data}/registry</text:p>
      <text:p text:style-name="P1"/>
      <text:p text:style-name="P1"># By default Ingest pipelines are not updated if a pipeline with the same ID</text:p>
      <text:p text:style-name="P1"># already exists. If this option is enabled Filebeat overwrites pipelines</text:p>
      <text:p text:style-name="P1"># everytime a new Elasticsearch connection is established.</text:p>
      <text:p text:style-name="P1">#filebeat.overwrite_pipelines: false</text:p>
      <text:p text:style-name="P1"/>
      <text:p text:style-name="P1"># How long filebeat waits on shutdown for the publisher to finish.</text:p>
      <text:p text:style-name="P1"># Default is 0, not waiting.</text:p>
      <text:p text:style-name="P1">#filebeat.shutdown_timeout: 0</text:p>
      <text:p text:style-name="P1"/>
      <text:p text:style-name="P1"># Enable filebeat config reloading</text:p>
      <text:p text:style-name="P1">#filebeat.config:</text:p>
      <text:p text:style-name="P1"><text:s text:c="2"/>#inputs:</text:p>
      <text:p text:style-name="P1"><text:s text:c="4"/>#enabled: false</text:p>
      <text:p text:style-name="P1"><text:s text:c="4"/>#path: inputs.d/*.yml</text:p>
      <text:p text:style-name="P1"><text:s text:c="4"/>#reload.enabled: true</text:p>
      <text:p text:style-name="P1"><text:s text:c="4"/>#reload.period: 10s</text:p>
      <text:p text:style-name="P1"><text:s text:c="2"/>#modules:</text:p>
      <text:p text:style-name="P1"><text:s text:c="4"/>#enabled: false</text:p>
      <text:p text:style-name="P1"><text:s text:c="4"/>#path: modules.d/*.yml</text:p>
      <text:p text:style-name="P1"><text:s text:c="4"/>#reload.enabled: true</text:p>
      <text:p text:style-name="P1"><text:s text:c="4"/>#reload.period: 10s</text:p>
      <text:p text:style-name="P1"/>
      <text:p text:style-name="P1">#================================ General ======================================</text:p>
      <text:p text:style-name="P1"/>
      <text:p text:style-name="P1"># The name of the shipper that publishes the network data. It can be used to group</text:p>
      <text:p text:style-name="P1"># all the transactions sent by a single shipper in the web interface.</text:p>
      <text:p text:style-name="P1"># If this options is not defined, the hostname is used.</text:p>
      <text:p text:style-name="P1">#name:</text:p>
      <text:p text:style-name="P1"/>
      <text:p text:style-name="P1"># The tags of the shipper are included in their own field with each</text:p>
      <text:p text:style-name="P1"># transaction published. Tags make it easy to group servers by different</text:p>
      <text:p text:style-name="P1"><text:soft-page-break/># logical properties.</text:p>
      <text:p text:style-name="P1">#tags: ["service-X", "web-tier"]</text:p>
      <text:p text:style-name="P1"/>
      <text:p text:style-name="P1"># Optional fields that you can specify to add additional information to the</text:p>
      <text:p text:style-name="P1"># output. Fields can be scalar values, arrays, dictionaries, or any nested</text:p>
      <text:p text:style-name="P1"># combination of these.</text:p>
      <text:p text:style-name="P1">#fields:</text:p>
      <text:p text:style-name="P1"># <text:s/>env: staging</text:p>
      <text:p text:style-name="P1"/>
      <text:p text:style-name="P1"># If this option is set to true, the custom fields are stored as top-level</text:p>
      <text:p text:style-name="P1"># fields in the output document instead of being grouped under a fields</text:p>
      <text:p text:style-name="P1"># sub-dictionary. Default is false.</text:p>
      <text:p text:style-name="P1">#fields_under_root: false</text:p>
      <text:p text:style-name="P1"/>
      <text:p text:style-name="P1"># Internal queue configuration for buffering events to be published.</text:p>
      <text:p text:style-name="P1">#queue:</text:p>
      <text:p text:style-name="P1"><text:s text:c="2"/># Queue type by name (default 'mem')</text:p>
      <text:p text:style-name="P1"><text:s text:c="2"/># The memory queue will present all available events (up to the outputs</text:p>
      <text:p text:style-name="P1"><text:s text:c="2"/># bulk_max_size) to the output, the moment the output is ready to server</text:p>
      <text:p text:style-name="P1"><text:s text:c="2"/># another batch of events.</text:p>
      <text:p text:style-name="P1"><text:s text:c="2"/>#mem:</text:p>
      <text:p text:style-name="P1"><text:s text:c="4"/># Max number of events the queue can buffer.</text:p>
      <text:p text:style-name="P1"><text:s text:c="4"/>#events: 4096</text:p>
      <text:p text:style-name="P1"/>
      <text:p text:style-name="P1"><text:s text:c="4"/># Hints the minimum number of events stored in the queue,</text:p>
      <text:p text:style-name="P1"><text:s text:c="4"/># before providing a batch of events to the outputs.</text:p>
      <text:p text:style-name="P1"><text:s text:c="4"/># The default value is set to 2048.</text:p>
      <text:p text:style-name="P1"><text:s text:c="4"/># A value of 0 ensures events are immediately available</text:p>
      <text:p text:style-name="P1"><text:s text:c="4"/># to be sent to the outputs.</text:p>
      <text:p text:style-name="P1"><text:s text:c="4"/>#flush.min_events: 2048</text:p>
      <text:p text:style-name="P1"/>
      <text:p text:style-name="P1"><text:s text:c="4"/># Maximum duration after which events are available to the outputs,</text:p>
      <text:p text:style-name="P1"><text:s text:c="4"/># if the number of events stored in the queue is &lt; `flush.min_events`.</text:p>
      <text:p text:style-name="P1"><text:s text:c="4"/>#flush.timeout: 1s</text:p>
      <text:p text:style-name="P1"/>
      <text:p text:style-name="P1"><text:s text:c="2"/># The spool queue will store events in a local spool file, before</text:p>
      <text:p text:style-name="P1"><text:s text:c="2"/># forwarding the events to the outputs.</text:p>
      <text:p text:style-name="P1"><text:s text:c="2"/>#</text:p>
      <text:p text:style-name="P1"><text:s text:c="2"/># Beta: spooling to disk is currently a beta feature. Use with care.</text:p>
      <text:p text:style-name="P1"><text:s text:c="2"/>#</text:p>
      <text:p text:style-name="P1"><text:s text:c="2"/># The spool file is a circular buffer, which blocks once the file/buffer is full.</text:p>
      <text:p text:style-name="P1"><text:s text:c="2"/># Events are put into a write buffer and flushed once the write buffer</text:p>
      <text:p text:style-name="P1"><text:s text:c="2"/># is full or the flush_timeout is triggered.</text:p>
      <text:p text:style-name="P1"><text:s text:c="2"/># Once ACKed by the output, events are removed immediately from the queue,</text:p>
      <text:p text:style-name="P1"><text:s text:c="2"/># making space for new events to be persisted.</text:p>
      <text:p text:style-name="P1"><text:s text:c="2"/>#spool:</text:p>
      <text:p text:style-name="P1"><text:s text:c="4"/># The file namespace configures the file path and the file creation settings.</text:p>
      <text:p text:style-name="P1"><text:s text:c="4"/># Once the file exists, the `size`, `page_size` and `prealloc` settings</text:p>
      <text:p text:style-name="P1"><text:s text:c="4"/># will have no more effect.</text:p>
      <text:p text:style-name="P1"><text:soft-page-break/><text:s text:c="4"/>#file:</text:p>
      <text:p text:style-name="P1"><text:s text:c="6"/># Location of spool file. The default value is ${path.data}/spool.dat.</text:p>
      <text:p text:style-name="P1"><text:s text:c="6"/>#path: "${path.data}/spool.dat"</text:p>
      <text:p text:style-name="P1"/>
      <text:p text:style-name="P1"><text:s text:c="6"/># Configure file permissions if file is created. The default value is 0600.</text:p>
      <text:p text:style-name="P1"><text:s text:c="6"/>#permissions: 0600</text:p>
      <text:p text:style-name="P1"/>
      <text:p text:style-name="P1"><text:s text:c="6"/># File size hint. The spool blocks, once this limit is reached. The default value is 100 MiB.</text:p>
      <text:p text:style-name="P1"><text:s text:c="6"/>#size: 100MiB</text:p>
      <text:p text:style-name="P1"/>
      <text:p text:style-name="P1"><text:s text:c="6"/># The files page size. A file is split into multiple pages of the same size. The default value is 4KiB.</text:p>
      <text:p text:style-name="P1"><text:s text:c="6"/>#page_size: 4KiB</text:p>
      <text:p text:style-name="P1"/>
      <text:p text:style-name="P1"><text:s text:c="6"/># If prealloc is set, the required space for the file is reserved using</text:p>
      <text:p text:style-name="P1"><text:s text:c="6"/># truncate. The default value is true.</text:p>
      <text:p text:style-name="P1"><text:s text:c="6"/>#prealloc: true</text:p>
      <text:p text:style-name="P1"/>
      <text:p text:style-name="P1"><text:s text:c="4"/># Spool writer settings</text:p>
      <text:p text:style-name="P1"><text:s text:c="4"/># Events are serialized into a write buffer. The write buffer is flushed if:</text:p>
      <text:p text:style-name="P1"><text:s text:c="4"/># - The buffer limit has been reached.</text:p>
      <text:p text:style-name="P1"><text:s text:c="4"/># - The configured limit of buffered events is reached.</text:p>
      <text:p text:style-name="P1"><text:s text:c="4"/># - The flush timeout is triggered.</text:p>
      <text:p text:style-name="P1"><text:s text:c="4"/>#write:</text:p>
      <text:p text:style-name="P1"><text:s text:c="6"/># Sets the write buffer size.</text:p>
      <text:p text:style-name="P1"><text:s text:c="6"/>#buffer_size: 1MiB</text:p>
      <text:p text:style-name="P1"/>
      <text:p text:style-name="P1"><text:s text:c="6"/># Maximum duration after which events are flushed if the write buffer</text:p>
      <text:p text:style-name="P1"><text:s text:c="6"/># is not full yet. The default value is 1s.</text:p>
      <text:p text:style-name="P1"><text:s text:c="6"/>#flush.timeout: 1s</text:p>
      <text:p text:style-name="P1"/>
      <text:p text:style-name="P1"><text:s text:c="6"/># Number of maximum buffered events. The write buffer is flushed once the</text:p>
      <text:p text:style-name="P1"><text:s text:c="6"/># limit is reached.</text:p>
      <text:p text:style-name="P1"><text:s text:c="6"/>#flush.events: 16384</text:p>
      <text:p text:style-name="P1"/>
      <text:p text:style-name="P1"><text:s text:c="6"/># Configure the on-disk event encoding. The encoding can be changed</text:p>
      <text:p text:style-name="P1"><text:s text:c="6"/># between restarts.</text:p>
      <text:p text:style-name="P1"><text:s text:c="6"/># Valid encodings are: json, ubjson, and cbor.</text:p>
      <text:p text:style-name="P1"><text:s text:c="6"/>#codec: cbor</text:p>
      <text:p text:style-name="P1"><text:s text:c="4"/>#read:</text:p>
      <text:p text:style-name="P1"><text:s text:c="6"/># Reader flush timeout, waiting for more events to become available, so</text:p>
      <text:p text:style-name="P1"><text:s text:c="6"/># to fill a complete batch as required by the outputs.</text:p>
      <text:p text:style-name="P1"><text:s text:c="6"/># If flush_timeout is 0, all available events are forwarded to the</text:p>
      <text:p text:style-name="P1"><text:s text:c="6"/># outputs immediately.</text:p>
      <text:p text:style-name="P1"><text:s text:c="6"/># The default value is 0s.</text:p>
      <text:p text:style-name="P1"><text:s text:c="6"/>#flush.timeout: 0s</text:p>
      <text:p text:style-name="P1"/>
      <text:p text:style-name="P1"># Sets the maximum number of CPUs that can be executing simultaneously. The</text:p>
      <text:p text:style-name="P1"># default is the number of logical CPUs available in the system.</text:p>
      <text:p text:style-name="P1">#max_procs:</text:p>
      <text:p text:style-name="P1"><text:soft-page-break/></text:p>
      <text:p text:style-name="P1">#================================ Processors ===================================</text:p>
      <text:p text:style-name="P1"/>
      <text:p text:style-name="P1"># Processors are used to reduce the number of fields in the exported event or to</text:p>
      <text:p text:style-name="P1"># enhance the event with external metadata. This section defines a list of</text:p>
      <text:p text:style-name="P1"># processors that are applied one by one and the first one receives the initial</text:p>
      <text:p text:style-name="P1"># event:</text:p>
      <text:p text:style-name="P1">#</text:p>
      <text:p text:style-name="P1"># <text:s text:c="2"/>event -&gt; filter1 -&gt; event1 -&gt; filter2 -&gt;event2 ...</text:p>
      <text:p text:style-name="P1">#</text:p>
      <text:p text:style-name="P1"># The supported processors are drop_fields, drop_event, include_fields,</text:p>
      <text:p text:style-name="P1"># decode_json_fields, and add_cloud_metadata.</text:p>
      <text:p text:style-name="P1">#</text:p>
      <text:p text:style-name="P1"># For example, you can use the following processors to keep the fields that</text:p>
      <text:p text:style-name="P1"># contain CPU load percentages, but remove the fields that contain CPU ticks</text:p>
      <text:p text:style-name="P1"># values:</text:p>
      <text:p text:style-name="P1">#</text:p>
      <text:p text:style-name="P1">#processors:</text:p>
      <text:p text:style-name="P1">#- include_fields:</text:p>
      <text:p text:style-name="P1"># <text:s text:c="3"/>fields: ["cpu"]</text:p>
      <text:p text:style-name="P1">#- drop_fields:</text:p>
      <text:p text:style-name="P1"># <text:s text:c="3"/>fields: ["cpu.user", "cpu.system"]</text:p>
      <text:p text:style-name="P1">#</text:p>
      <text:p text:style-name="P1"># The following example drops the events that have the HTTP response code 200:</text:p>
      <text:p text:style-name="P1">#</text:p>
      <text:p text:style-name="P1">#processors:</text:p>
      <text:p text:style-name="P1">#- drop_event:</text:p>
      <text:p text:style-name="P1"># <text:s text:c="3"/>when:</text:p>
      <text:p text:style-name="P1"># <text:s text:c="6"/>equals:</text:p>
      <text:p text:style-name="P1"># <text:s text:c="10"/>http.code: 200</text:p>
      <text:p text:style-name="P1">#</text:p>
      <text:p text:style-name="P1"># The following example renames the field a to b:</text:p>
      <text:p text:style-name="P1">#</text:p>
      <text:p text:style-name="P1">#processors:</text:p>
      <text:p text:style-name="P1">#- rename:</text:p>
      <text:p text:style-name="P1"># <text:s text:c="3"/>fields:</text:p>
      <text:p text:style-name="P1"># <text:s text:c="6"/>- from: "a"</text:p>
      <text:p text:style-name="P1"># <text:s text:c="8"/>to: "b"</text:p>
      <text:p text:style-name="P1">#</text:p>
      <text:p text:style-name="P1"># The following example tokenizes the string into fields:</text:p>
      <text:p text:style-name="P1">#</text:p>
      <text:p text:style-name="P1">#processors:</text:p>
      <text:p text:style-name="P1">#- dissect:</text:p>
      <text:p text:style-name="P1"># <text:s text:c="3"/>tokenizer: "%{key1} - %{key2}"</text:p>
      <text:p text:style-name="P1"># <text:s text:c="3"/>field: "message"</text:p>
      <text:p text:style-name="P1"># <text:s text:c="3"/>target_prefix: "dissect"</text:p>
      <text:p text:style-name="P1">#</text:p>
      <text:p text:style-name="P1"># The following example enriches each event with metadata from the cloud</text:p>
      <text:p text:style-name="P1"><text:soft-page-break/># provider about the host machine. It works on EC2, GCE, DigitalOcean,</text:p>
      <text:p text:style-name="P1"># Tencent Cloud, and Alibaba Cloud.</text:p>
      <text:p text:style-name="P1">#</text:p>
      <text:p text:style-name="P1">#processors:</text:p>
      <text:p text:style-name="P1">#- add_cloud_metadata: ~</text:p>
      <text:p text:style-name="P1">#</text:p>
      <text:p text:style-name="P1"># The following example enriches each event with the machine's local time zone</text:p>
      <text:p text:style-name="P1"># offset from UTC.</text:p>
      <text:p text:style-name="P1">#</text:p>
      <text:p text:style-name="P1">#processors:</text:p>
      <text:p text:style-name="P1">#- add_locale:</text:p>
      <text:p text:style-name="P1"># <text:s text:c="3"/>format: offset</text:p>
      <text:p text:style-name="P1">#</text:p>
      <text:p text:style-name="P1"># The following example enriches each event with docker metadata, it matches</text:p>
      <text:p text:style-name="P1"># given fields to an existing container id and adds info from that container:</text:p>
      <text:p text:style-name="P1">#</text:p>
      <text:p text:style-name="P1">#processors:</text:p>
      <text:p text:style-name="P1">#- add_docker_metadata:</text:p>
      <text:p text:style-name="P1"># <text:s text:c="3"/>host: "unix:///var/run/docker.sock"</text:p>
      <text:p text:style-name="P1"># <text:s text:c="3"/>match_fields: ["system.process.cgroup.id"]</text:p>
      <text:p text:style-name="P1"># <text:s text:c="3"/>match_pids: ["process.pid", "process.ppid"]</text:p>
      <text:p text:style-name="P1"># <text:s text:c="3"/>match_source: true</text:p>
      <text:p text:style-name="P1"># <text:s text:c="3"/>match_source_index: 4</text:p>
      <text:p text:style-name="P1"># <text:s text:c="3"/>match_short_id: false</text:p>
      <text:p text:style-name="P1"># <text:s text:c="3"/>cleanup_timeout: 60</text:p>
      <text:p text:style-name="P1"># <text:s text:c="3"/>labels.dedot: false</text:p>
      <text:p text:style-name="P1"># <text:s text:c="3"/># To connect to Docker over TLS you must specify a client and CA certificate.</text:p>
      <text:p text:style-name="P1"># <text:s text:c="3"/>#ssl:</text:p>
      <text:p text:style-name="P1"># <text:s text:c="3"/># <text:s/>certificate_authority: "/etc/pki/root/ca.pem"</text:p>
      <text:p text:style-name="P1"># <text:s text:c="3"/># <text:s/>certificate: <text:s text:c="10"/>"/etc/pki/client/cert.pem"</text:p>
      <text:p text:style-name="P1"># <text:s text:c="3"/># <text:s/>key: <text:s text:c="18"/>"/etc/pki/client/cert.key"</text:p>
      <text:p text:style-name="P1">#</text:p>
      <text:p text:style-name="P1"># The following example enriches each event with docker metadata, it matches</text:p>
      <text:p text:style-name="P1"># container id from log path available in `source` field (by default it expects</text:p>
      <text:p text:style-name="P1"># it to be /var/lib/docker/containers/*/*.log).</text:p>
      <text:p text:style-name="P1">#</text:p>
      <text:p text:style-name="P1">#processors:</text:p>
      <text:p text:style-name="P1">#- add_docker_metadata: ~</text:p>
      <text:p text:style-name="P1">#</text:p>
      <text:p text:style-name="P1"># The following example enriches each event with host metadata.</text:p>
      <text:p text:style-name="P1">#</text:p>
      <text:p text:style-name="P1">#processors:</text:p>
      <text:p text:style-name="P1">#- add_host_metadata:</text:p>
      <text:p text:style-name="P1"># <text:s text:c="2"/>netinfo.enabled: false</text:p>
      <text:p text:style-name="P1">#</text:p>
      <text:p text:style-name="P1"># The following example enriches each event with process metadata using</text:p>
      <text:p text:style-name="P1"># process IDs included in the event.</text:p>
      <text:p text:style-name="P1">#</text:p>
      <text:p text:style-name="P1">#processors:</text:p>
      <text:p text:style-name="P1"><text:soft-page-break/>#- add_process_metadata:</text:p>
      <text:p text:style-name="P1"># <text:s text:c="3"/>match_pids: ["system.process.ppid"]</text:p>
      <text:p text:style-name="P1"># <text:s text:c="3"/>target: system.process.parent</text:p>
      <text:p text:style-name="P1">#</text:p>
      <text:p text:style-name="P1"># The following example decodes fields containing JSON strings</text:p>
      <text:p text:style-name="P1"># and replaces the strings with valid JSON objects.</text:p>
      <text:p text:style-name="P1">#</text:p>
      <text:p text:style-name="P1">#processors:</text:p>
      <text:p text:style-name="P1">#- decode_json_fields:</text:p>
      <text:p text:style-name="P1"># <text:s text:c="3"/>fields: ["field1", "field2", ...]</text:p>
      <text:p text:style-name="P1"># <text:s text:c="3"/>process_array: false</text:p>
      <text:p text:style-name="P1"># <text:s text:c="3"/>max_depth: 1</text:p>
      <text:p text:style-name="P1"># <text:s text:c="3"/>target: ""</text:p>
      <text:p text:style-name="P1"># <text:s text:c="3"/>overwrite_keys: false</text:p>
      <text:p text:style-name="P1">#</text:p>
      <text:p text:style-name="P1">#processors:</text:p>
      <text:p text:style-name="P1">#- decompress_gzip_field:</text:p>
      <text:p text:style-name="P1"># <text:s text:c="3"/>from: "field1"</text:p>
      <text:p text:style-name="P1"># <text:s text:c="3"/>to: "field2"</text:p>
      <text:p text:style-name="P1"># <text:s text:c="3"/>ignore_missing: false</text:p>
      <text:p text:style-name="P1"># <text:s text:c="3"/>fail_on_error: true</text:p>
      <text:p text:style-name="P1">#</text:p>
      <text:p text:style-name="P1"># The following example copies the value of message to message_copied</text:p>
      <text:p text:style-name="P1">#</text:p>
      <text:p text:style-name="P1">#processors:</text:p>
      <text:p text:style-name="P1">#- copy_fields:</text:p>
      <text:p text:style-name="P1"># <text:s text:c="3"/>fields:</text:p>
      <text:p text:style-name="P1"># <text:s text:c="7"/>- from: message</text:p>
      <text:p text:style-name="P1"># <text:s text:c="9"/>to: message_copied</text:p>
      <text:p text:style-name="P1"># <text:s text:c="3"/>fail_on_error: true</text:p>
      <text:p text:style-name="P1"># <text:s text:c="3"/>ignore_missing: false</text:p>
      <text:p text:style-name="P1">#</text:p>
      <text:p text:style-name="P1"># The following example truncates the value of message to 1024 bytes</text:p>
      <text:p text:style-name="P1">#</text:p>
      <text:p text:style-name="P1">#processors:</text:p>
      <text:p text:style-name="P1">#- truncate_fields:</text:p>
      <text:p text:style-name="P1"># <text:s text:c="3"/>fields:</text:p>
      <text:p text:style-name="P1"># <text:s text:c="5"/>- message</text:p>
      <text:p text:style-name="P1"># <text:s text:c="3"/>max_bytes: 1024</text:p>
      <text:p text:style-name="P1"># <text:s text:c="3"/>fail_on_error: false</text:p>
      <text:p text:style-name="P1"># <text:s text:c="3"/>ignore_missing: true</text:p>
      <text:p text:style-name="P1">#</text:p>
      <text:p text:style-name="P1"># The following example preserves the raw message under event.original</text:p>
      <text:p text:style-name="P1">#</text:p>
      <text:p text:style-name="P1">#processors:</text:p>
      <text:p text:style-name="P1">#- copy_fields:</text:p>
      <text:p text:style-name="P1"># <text:s text:c="3"/>fields:</text:p>
      <text:p text:style-name="P1"># <text:s text:c="7"/>- from: message</text:p>
      <text:p text:style-name="P1"># <text:s text:c="9"/>to: event.original</text:p>
      <text:p text:style-name="P1"><text:soft-page-break/># <text:s text:c="3"/>fail_on_error: false</text:p>
      <text:p text:style-name="P1"># <text:s text:c="3"/>ignore_missing: true</text:p>
      <text:p text:style-name="P1">#- truncate_fields:</text:p>
      <text:p text:style-name="P1"># <text:s text:c="3"/>fields:</text:p>
      <text:p text:style-name="P1"># <text:s text:c="5"/>- event.original</text:p>
      <text:p text:style-name="P1"># <text:s text:c="3"/>max_bytes: 1024</text:p>
      <text:p text:style-name="P1"># <text:s text:c="3"/>fail_on_error: false</text:p>
      <text:p text:style-name="P1"># <text:s text:c="3"/>ignore_missing: true</text:p>
      <text:p text:style-name="P1"/>
      <text:p text:style-name="P1">#============================= Elastic Cloud ==================================</text:p>
      <text:p text:style-name="P1"/>
      <text:p text:style-name="P1"># These settings simplify using Filebeat with the Elastic Cloud (https://cloud.elastic.co/).</text:p>
      <text:p text:style-name="P1"/>
      <text:p text:style-name="P1"># The cloud.id setting overwrites the `output.elasticsearch.hosts` and</text:p>
      <text:p text:style-name="P1"># `setup.kibana.host` options.</text:p>
      <text:p text:style-name="P1"># You can find the `cloud.id` in the Elastic Cloud web UI.</text:p>
      <text:p text:style-name="P1">#cloud.id:</text:p>
      <text:p text:style-name="P1"/>
      <text:p text:style-name="P1"># The cloud.auth setting overwrites the `output.elasticsearch.username` and</text:p>
      <text:p text:style-name="P1"># `output.elasticsearch.password` settings. The format is `&lt;user&gt;:&lt;pass&gt;`.</text:p>
      <text:p text:style-name="P1">#cloud.auth:</text:p>
      <text:p text:style-name="P1"/>
      <text:p text:style-name="P1">#================================ Outputs ======================================</text:p>
      <text:p text:style-name="P1"/>
      <text:p text:style-name="P1"># Configure what output to use when sending the data collected by the beat.</text:p>
      <text:p text:style-name="P1"/>
      <text:p text:style-name="P1">#-------------------------- Elasticsearch output -------------------------------</text:p>
      <text:p text:style-name="P1">output.elasticsearch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Array of hosts to connect to.</text:p>
      <text:p text:style-name="P1"><text:s text:c="2"/># Scheme and port can be left out and will be set to the default (http and 9200)</text:p>
      <text:p text:style-name="P1"><text:s text:c="2"/># In case you specify and additional path, the scheme is required: http://localhost:9200/path</text:p>
      <text:p text:style-name="P1"><text:s text:c="2"/># IPv6 addresses should always be defined as: https://[2001:db8::1]:9200</text:p>
      <text:p text:style-name="P1"><text:s text:c="2"/>hosts: ["10.1.0.4:9200"]</text:p>
      <text:p text:style-name="P1"><text:s text:c="2"/>username: "elastic"</text:p>
      <text:p text:style-name="P1"><text:s text:c="2"/>password: "changeme"</text:p>
      <text:p text:style-name="P1"/>
      <text:p text:style-name="P1"><text:s text:c="2"/># Set gzip compression level.</text:p>
      <text:p text:style-name="P1"><text:s text:c="2"/>#compression_level: 0</text:p>
      <text:p text:style-name="P1"/>
      <text:p text:style-name="P1"><text:s text:c="2"/># Configure escaping HTML symbols in strings.</text:p>
      <text:p text:style-name="P1"><text:s text:c="2"/>#escape_html: false</text:p>
      <text:p text:style-name="P1"/>
      <text:p text:style-name="P1"><text:s text:c="2"/># Optional protocol and basic auth credentials.</text:p>
      <text:p text:style-name="P1"><text:s text:c="2"/>#protocol: "https"</text:p>
      <text:p text:style-name="P1"><text:soft-page-break/><text:s text:c="2"/>#username: "elastic"</text:p>
      <text:p text:style-name="P1"><text:s text:c="2"/>#password: "changeme"</text:p>
      <text:p text:style-name="P1"/>
      <text:p text:style-name="P1"><text:s text:c="2"/># Dictionary of HTTP parameters to pass within the URL with index operations.</text:p>
      <text:p text:style-name="P1"><text:s text:c="2"/>#parameters:</text:p>
      <text:p text:style-name="P1"><text:s text:c="4"/>#param1: value1</text:p>
      <text:p text:style-name="P1"><text:s text:c="4"/>#param2: value2</text:p>
      <text:p text:style-name="P1"/>
      <text:p text:style-name="P1"><text:s text:c="2"/># Number of workers per Elasticsearch host.</text:p>
      <text:p text:style-name="P1"><text:s text:c="2"/>#worker: 1</text:p>
      <text:p text:style-name="P1"/>
      <text:p text:style-name="P1"><text:s text:c="2"/># Optional index name. The default is "filebeat" plus date</text:p>
      <text:p text:style-name="P1"><text:s text:c="2"/># and generates [filebeat-]YYYY.MM.DD keys.</text:p>
      <text:p text:style-name="P1"><text:s text:c="2"/># In case you modify this pattern you must update setup.template.name and setup.template.pattern accordingly.</text:p>
      <text:p text:style-name="P1"><text:s text:c="2"/>#index: "filebeat-%{[agent.version]}-%{+yyyy.MM.dd}"</text:p>
      <text:p text:style-name="P1"/>
      <text:p text:style-name="P1"><text:s text:c="2"/># Optional ingest node pipeline. By default no pipeline will be used.</text:p>
      <text:p text:style-name="P1"><text:s text:c="2"/>#pipeline: ""</text:p>
      <text:p text:style-name="P1"/>
      <text:p text:style-name="P1"><text:s text:c="2"/># Optional HTTP path</text:p>
      <text:p text:style-name="P1"><text:s text:c="2"/>#path: "/elasticsearch"</text:p>
      <text:p text:style-name="P1"/>
      <text:p text:style-name="P1"><text:s text:c="2"/># Custom HTTP headers to add to each request</text:p>
      <text:p text:style-name="P1"><text:s text:c="2"/>#headers:</text:p>
      <text:p text:style-name="P1"><text:s text:c="2"/># <text:s/>X-My-Header: Contents of the header</text:p>
      <text:p text:style-name="P1"/>
      <text:p text:style-name="P1"><text:s text:c="2"/># Proxy server URL</text:p>
      <text:p text:style-name="P1"><text:s text:c="2"/>#proxy_url: http://proxy:3128</text:p>
      <text:p text:style-name="P1"/>
      <text:p text:style-name="P1"><text:s text:c="2"/># Whether to disable proxy settings for outgoing connections. If true, this</text:p>
      <text:p text:style-name="P1"><text:s text:c="2"/># takes precedence over both the proxy_url field and any environment settings</text:p>
      <text:p text:style-name="P1"><text:s text:c="2"/># (HTTP_PROXY, HTTPS_PROXY). The default is false.</text:p>
      <text:p text:style-name="P1"><text:s text:c="2"/>#proxy_disable: false</text:p>
      <text:p text:style-name="P1"/>
      <text:p text:style-name="P1"><text:s text:c="2"/># The number of times a particular Elasticsearch index operation is attempted. If</text:p>
      <text:p text:style-name="P1"><text:s text:c="2"/># the indexing operation doesn't succeed after this many retries, the events are</text:p>
      <text:p text:style-name="P1"><text:s text:c="2"/># dropped. The default is 3.</text:p>
      <text:p text:style-name="P1"><text:s text:c="2"/>#max_retries: 3</text:p>
      <text:p text:style-name="P1"/>
      <text:p text:style-name="P1"><text:s text:c="2"/># The maximum number of events to bulk in a single Elasticsearch bulk API index request.</text:p>
      <text:p text:style-name="P1"><text:s text:c="2"/># The default is 50.</text:p>
      <text:p text:style-name="P1"><text:s text:c="2"/>#bulk_max_size: 50</text:p>
      <text:p text:style-name="P1"/>
      <text:p text:style-name="P1"><text:s text:c="2"/># The number of seconds to wait before trying to reconnect to Elasticsearch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oft-page-break/><text:s text:c="2"/>#backoff.init: 1s</text:p>
      <text:p text:style-name="P1"/>
      <text:p text:style-name="P1"><text:s text:c="2"/># The maximum number of seconds to wait before attempting to connect to</text:p>
      <text:p text:style-name="P1"><text:s text:c="2"/># Elasticsearch after a network error. The default is 60s.</text:p>
      <text:p text:style-name="P1"><text:s text:c="2"/>#backoff.max: 60s</text:p>
      <text:p text:style-name="P1"/>
      <text:p text:style-name="P1"><text:s text:c="2"/># Configure HTTP request timeout before failing a request to Elasticsearch.</text:p>
      <text:p text:style-name="P1"><text:s text:c="2"/>#timeout: 90</text:p>
      <text:p text:style-name="P1"/>
      <text:p text:style-name="P1"><text:s text:c="2"/># Use SSL settings for HTTPS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-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#----------------------------- Logstash output ---------------------------------</text:p>
      <text:p text:style-name="P1">#output.logstash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oft-page-break/><text:s text:c="2"/># The Logstash hosts</text:p>
      <text:p text:style-name="P1"><text:s text:c="2"/>#hosts: ["localhost:5044"]</text:p>
      <text:p text:style-name="P1"/>
      <text:p text:style-name="P1"><text:s text:c="2"/># Number of workers per Logstash host.</text:p>
      <text:p text:style-name="P1"><text:s text:c="2"/>#worker: 1</text:p>
      <text:p text:style-name="P1"/>
      <text:p text:style-name="P1"><text:s text:c="2"/># Set gzip compression level.</text:p>
      <text:p text:style-name="P1"><text:s text:c="2"/>#compression_level: 3</text:p>
      <text:p text:style-name="P1"/>
      <text:p text:style-name="P1"><text:s text:c="2"/># Configure escaping HTML symbols in strings.</text:p>
      <text:p text:style-name="P1"><text:s text:c="2"/>#escape_html: false</text:p>
      <text:p text:style-name="P1"/>
      <text:p text:style-name="P1"><text:s text:c="2"/># Optional maximum time to live for a connection to Logstash, after which the</text:p>
      <text:p text:style-name="P1"><text:s text:c="2"/># connection will be re-established. <text:s/>A value of `0s` (the default) will</text:p>
      <text:p text:style-name="P1"><text:s text:c="2"/># disable this feature.</text:p>
      <text:p text:style-name="P1"><text:s text:c="2"/>#</text:p>
      <text:p text:style-name="P1"><text:s text:c="2"/># Not yet supported for async connections (i.e. with the "pipelining" option set)</text:p>
      <text:p text:style-name="P1"><text:s text:c="2"/>#ttl: 30s</text:p>
      <text:p text:style-name="P1"/>
      <text:p text:style-name="P1"><text:s text:c="2"/># Optionally load-balance events between Logstash hosts. Default is false.</text:p>
      <text:p text:style-name="P1"><text:s text:c="2"/>#loadbalance: false</text:p>
      <text:p text:style-name="P1"/>
      <text:p text:style-name="P1"><text:s text:c="2"/># Number of batches to be sent asynchronously to Logstash while processing</text:p>
      <text:p text:style-name="P1"><text:s text:c="2"/># new batches.</text:p>
      <text:p text:style-name="P1"><text:s text:c="2"/>#pipelining: 2</text:p>
      <text:p text:style-name="P1"/>
      <text:p text:style-name="P1"><text:s text:c="2"/># If enabled only a subset of events in a batch of events is transferred per</text:p>
      <text:p text:style-name="P1"><text:s text:c="2"/># transaction. <text:s/>The number of events to be sent increases up to `bulk_max_size`</text:p>
      <text:p text:style-name="P1"><text:s text:c="2"/># if no error is encountered.</text:p>
      <text:p text:style-name="P1"><text:s text:c="2"/>#slow_start: false</text:p>
      <text:p text:style-name="P1"/>
      <text:p text:style-name="P1"><text:s text:c="2"/># The number of seconds to wait before trying to reconnect to Logstash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Logstash after a network error. The default is 60s.</text:p>
      <text:p text:style-name="P1"><text:s text:c="2"/>#backoff.max: 60s</text:p>
      <text:p text:style-name="P1"/>
      <text:p text:style-name="P1"><text:s text:c="2"/># Optional index name. The default index name is set to filebeat</text:p>
      <text:p text:style-name="P1"><text:s text:c="2"/># in all lowercase.</text:p>
      <text:p text:style-name="P1"><text:s text:c="2"/>#index: 'filebeat'</text:p>
      <text:p text:style-name="P1"/>
      <text:p text:style-name="P1"><text:s text:c="2"/># SOCKS5 proxy server URL</text:p>
      <text:p text:style-name="P1"><text:s text:c="2"/>#proxy_url: socks5://user:password@socks5-server:2233</text:p>
      <text:p text:style-name="P1"/>
      <text:p text:style-name="P1"><text:soft-page-break/><text:s text:c="2"/># Resolve names locally when using a proxy server. Defaults to false.</text:p>
      <text:p text:style-name="P1"><text:s text:c="2"/>#proxy_use_local_resolver: false</text:p>
      <text:p text:style-name="P1"/>
      <text:p text:style-name="P1"><text:s text:c="2"/># Enable SSL support. SSL is automatically enabled if any SSL setting is set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Optional SSL configuration options. SSL is off by default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<text:s text:c="2"/># The number of times to retry publishing an event after a publishing failure.</text:p>
      <text:p text:style-name="P1"><text:s text:c="2"/># After the specified number of retries, the events are typically dropped.</text:p>
      <text:p text:style-name="P1"><text:s text:c="2"/># Some Beats, such as Filebeat and Winlogbeat, ignore the max_retries setting</text:p>
      <text:p text:style-name="P1"><text:s text:c="2"/># and retry until all events are published. <text:s/>Set max_retries to a value less</text:p>
      <text:p text:style-name="P1"><text:s text:c="2"/># than 0 to retry until all events are published. The default is 3.</text:p>
      <text:p text:style-name="P1"><text:s text:c="2"/>#max_retries: 3</text:p>
      <text:p text:style-name="P1"/>
      <text:p text:style-name="P1"><text:s text:c="2"/># The maximum number of events to bulk in a single Logstash request. The</text:p>
      <text:p text:style-name="P1"><text:s text:c="2"/># default is 2048.</text:p>
      <text:p text:style-name="P1"><text:s text:c="2"/>#bulk_max_size: 2048</text:p>
      <text:p text:style-name="P1"><text:soft-page-break/></text:p>
      <text:p text:style-name="P1"><text:s text:c="2"/># The number of seconds to wait for responses from the Logstash server before</text:p>
      <text:p text:style-name="P1"><text:s text:c="2"/># timing out. The default is 30s.</text:p>
      <text:p text:style-name="P1"><text:s text:c="2"/>#timeout: 30s</text:p>
      <text:p text:style-name="P1"/>
      <text:p text:style-name="P1">#------------------------------- Kafka output ----------------------------------</text:p>
      <text:p text:style-name="P1">#output.kafka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The list of Kafka broker addresses from which to fetch the cluster metadata.</text:p>
      <text:p text:style-name="P1"><text:s text:c="2"/># The cluster metadata contain the actual Kafka brokers events are published</text:p>
      <text:p text:style-name="P1"><text:s text:c="2"/># to.</text:p>
      <text:p text:style-name="P1"><text:s text:c="2"/>#hosts: ["localhost:9092"]</text:p>
      <text:p text:style-name="P1"/>
      <text:p text:style-name="P1"><text:s text:c="2"/># The Kafka topic used for produced events. The setting can be a format string</text:p>
      <text:p text:style-name="P1"><text:s text:c="2"/># using any event field. To set the topic from document type use `%{[type]}`.</text:p>
      <text:p text:style-name="P1"><text:s text:c="2"/>#topic: beats</text:p>
      <text:p text:style-name="P1"/>
      <text:p text:style-name="P1"><text:s text:c="2"/># The Kafka event key setting. Use format string to create a unique event key.</text:p>
      <text:p text:style-name="P1"><text:s text:c="2"/># By default no event key will be generated.</text:p>
      <text:p text:style-name="P1"><text:s text:c="2"/>#key: ''</text:p>
      <text:p text:style-name="P1"/>
      <text:p text:style-name="P1"><text:s text:c="2"/># The Kafka event partitioning strategy. Default hashing strategy is `hash`</text:p>
      <text:p text:style-name="P1"><text:s text:c="2"/># using the `output.kafka.key` setting or randomly distributes events if</text:p>
      <text:p text:style-name="P1"><text:s text:c="2"/># `output.kafka.key` is not configured.</text:p>
      <text:p text:style-name="P1"><text:s text:c="2"/>#partition.hash:</text:p>
      <text:p text:style-name="P1"><text:s text:c="4"/># If enabled, events will only be published to partitions with reachable</text:p>
      <text:p text:style-name="P1"><text:s text:c="4"/># leaders. Default is false.</text:p>
      <text:p text:style-name="P1"><text:s text:c="4"/>#reachable_only: false</text:p>
      <text:p text:style-name="P1"/>
      <text:p text:style-name="P1"><text:s text:c="4"/># Configure alternative event field names used to compute the hash value.</text:p>
      <text:p text:style-name="P1"><text:s text:c="4"/># If empty `output.kafka.key` setting will be used.</text:p>
      <text:p text:style-name="P1"><text:s text:c="4"/># Default value is empty list.</text:p>
      <text:p text:style-name="P1"><text:s text:c="4"/>#hash: []</text:p>
      <text:p text:style-name="P1"/>
      <text:p text:style-name="P1"><text:s text:c="2"/># Authentication details. Password is required if username is set.</text:p>
      <text:p text:style-name="P1"><text:s text:c="2"/>#username: ''</text:p>
      <text:p text:style-name="P1"><text:s text:c="2"/>#password: ''</text:p>
      <text:p text:style-name="P1"/>
      <text:p text:style-name="P1"><text:s text:c="2"/># Kafka version Filebeat is assumed to run against. Defaults to the "1.0.0".</text:p>
      <text:p text:style-name="P1"><text:s text:c="2"/>#version: '1.0.0'</text:p>
      <text:p text:style-name="P1"/>
      <text:p text:style-name="P1"><text:s text:c="2"/># Configure JSON encoding</text:p>
      <text:p text:style-name="P1"><text:s text:c="2"/>#codec.json:</text:p>
      <text:p text:style-name="P1"><text:s text:c="4"/># Pretty-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oft-page-break/><text:s text:c="4"/>#escape_html: false</text:p>
      <text:p text:style-name="P1"/>
      <text:p text:style-name="P1"><text:s text:c="2"/># Metadata update configuration. Metadata contains leader information</text:p>
      <text:p text:style-name="P1"><text:s text:c="2"/># used to decide which broker to use when publishing.</text:p>
      <text:p text:style-name="P1"><text:s text:c="2"/>#metadata:</text:p>
      <text:p text:style-name="P1"><text:s text:c="4"/># Max metadata request retry attempts when cluster is in middle of leader</text:p>
      <text:p text:style-name="P1"><text:s text:c="4"/># election. Defaults to 3 retries.</text:p>
      <text:p text:style-name="P1"><text:s text:c="4"/>#retry.max: 3</text:p>
      <text:p text:style-name="P1"/>
      <text:p text:style-name="P1"><text:s text:c="4"/># Wait time between retries during leader elections. Default is 250ms.</text:p>
      <text:p text:style-name="P1"><text:s text:c="4"/>#retry.backoff: 250ms</text:p>
      <text:p text:style-name="P1"/>
      <text:p text:style-name="P1"><text:s text:c="4"/># Refresh metadata interval. Defaults to every 10 minutes.</text:p>
      <text:p text:style-name="P1"><text:s text:c="4"/>#refresh_frequency: 10m</text:p>
      <text:p text:style-name="P1"/>
      <text:p text:style-name="P1"><text:s text:c="4"/># Strategy for fetching the topics metadata from the broker. Default is false.</text:p>
      <text:p text:style-name="P1"><text:s text:c="4"/>#full: false</text:p>
      <text:p text:style-name="P1"/>
      <text:p text:style-name="P1"><text:s text:c="2"/># The number of concurrent load-balanced Kafka output workers.</text:p>
      <text:p text:style-name="P1"><text:s text:c="2"/>#worker: 1</text:p>
      <text:p text:style-name="P1"/>
      <text:p text:style-name="P1"><text:s text:c="2"/># The number of times to retry publishing an event after a publishing failure.</text:p>
      <text:p text:style-name="P1"><text:s text:c="2"/># After the specified number of retries, events are typically dropped.</text:p>
      <text:p text:style-name="P1"><text:s text:c="2"/># Some Beats, such as Filebeat, ignore the max_retries setting and retry until</text:p>
      <text:p text:style-name="P1"><text:s text:c="2"/># all events are published. <text:s/>Set max_retries to a value less than 0 to retry</text:p>
      <text:p text:style-name="P1"><text:s text:c="2"/># until all events are published. The default is 3.</text:p>
      <text:p text:style-name="P1"><text:s text:c="2"/>#max_retries: 3</text:p>
      <text:p text:style-name="P1"/>
      <text:p text:style-name="P1"><text:s text:c="2"/># The maximum number of events to bulk in a single Kafka request. The default</text:p>
      <text:p text:style-name="P1"><text:s text:c="2"/># is 2048.</text:p>
      <text:p text:style-name="P1"><text:s text:c="2"/>#bulk_max_size: 2048</text:p>
      <text:p text:style-name="P1"/>
      <text:p text:style-name="P1"><text:s text:c="2"/># Duration to wait before sending bulk Kafka request. 0 is no delay. The default</text:p>
      <text:p text:style-name="P1"><text:s text:c="2"/># is 0.</text:p>
      <text:p text:style-name="P1"><text:s text:c="2"/>#bulk_flush_frequency: 0s</text:p>
      <text:p text:style-name="P1"/>
      <text:p text:style-name="P1"><text:s text:c="2"/># The number of seconds to wait for responses from the Kafka brokers before</text:p>
      <text:p text:style-name="P1"><text:s text:c="2"/># timing out. The default is 30s.</text:p>
      <text:p text:style-name="P1"><text:s text:c="2"/>#timeout: 30s</text:p>
      <text:p text:style-name="P1"/>
      <text:p text:style-name="P1"><text:s text:c="2"/># The maximum duration a broker will wait for number of required ACKs. The</text:p>
      <text:p text:style-name="P1"><text:s text:c="2"/># default is 10s.</text:p>
      <text:p text:style-name="P1"><text:s text:c="2"/>#broker_timeout: 10s</text:p>
      <text:p text:style-name="P1"/>
      <text:p text:style-name="P1"><text:s text:c="2"/># The number of messages buffered for each Kafka broker. The default is 256.</text:p>
      <text:p text:style-name="P1"><text:s text:c="2"/>#channel_buffer_size: 256</text:p>
      <text:p text:style-name="P1"/>
      <text:p text:style-name="P1"><text:s text:c="2"/># The keep-alive period for an active network connection. If 0s, keep-alives</text:p>
      <text:p text:style-name="P1"><text:s text:c="2"/># are disabled. The default is 0 seconds.</text:p>
      <text:p text:style-name="P1"><text:soft-page-break/><text:s text:c="2"/>#keep_alive: 0</text:p>
      <text:p text:style-name="P1"/>
      <text:p text:style-name="P1"><text:s text:c="2"/># Sets the output compression codec. Must be one of none, snappy and gzip. The</text:p>
      <text:p text:style-name="P1"><text:s text:c="2"/># default is gzip.</text:p>
      <text:p text:style-name="P1"><text:s text:c="2"/>#compression: gzip</text:p>
      <text:p text:style-name="P1"/>
      <text:p text:style-name="P1"><text:s text:c="2"/># Set the compression level. Currently only gzip provides a compression level</text:p>
      <text:p text:style-name="P1"><text:s text:c="2"/># between 0 and 9. The default value is chosen by the compression algorithm.</text:p>
      <text:p text:style-name="P1"><text:s text:c="2"/>#compression_level: 4</text:p>
      <text:p text:style-name="P1"/>
      <text:p text:style-name="P1"><text:s text:c="2"/># The maximum permitted size of JSON-encoded messages. Bigger messages will be</text:p>
      <text:p text:style-name="P1"><text:s text:c="2"/># dropped. The default value is 1000000 (bytes). This value should be equal to</text:p>
      <text:p text:style-name="P1"><text:s text:c="2"/># or less than the broker's message.max.bytes.</text:p>
      <text:p text:style-name="P1"><text:s text:c="2"/>#max_message_bytes: 1000000</text:p>
      <text:p text:style-name="P1"/>
      <text:p text:style-name="P1"><text:s text:c="2"/># The ACK reliability level required from broker. 0=no response, 1=wait for</text:p>
      <text:p text:style-name="P1"><text:s text:c="2"/># local commit, -1=wait for all replicas to commit. The default is 1. <text:s/>Note:</text:p>
      <text:p text:style-name="P1"><text:s text:c="2"/># If set to 0, no ACKs are returned by Kafka. Messages might be lost silently</text:p>
      <text:p text:style-name="P1"><text:s text:c="2"/># on error.</text:p>
      <text:p text:style-name="P1"><text:s text:c="2"/>#required_acks: 1</text:p>
      <text:p text:style-name="P1"/>
      <text:p text:style-name="P1"><text:s text:c="2"/># The configurable ClientID used for logging, debugging, and auditing</text:p>
      <text:p text:style-name="P1"><text:s text:c="2"/># purposes. <text:s/>The default is "beats".</text:p>
      <text:p text:style-name="P1"><text:s text:c="2"/>#client_id: beats</text:p>
      <text:p text:style-name="P1"/>
      <text:p text:style-name="P1"><text:s text:c="2"/># Enable SSL support. SSL is automatically enabled if any SSL setting is set.</text:p>
      <text:p text:style-name="P1"><text:s text:c="2"/>#ssl.enabled: true</text:p>
      <text:p text:style-name="P1"/>
      <text:p text:style-name="P1"><text:s text:c="2"/># Optional SSL configuration options. SSL is off by default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oft-page-break/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#------------------------------- Redis output ----------------------------------</text:p>
      <text:p text:style-name="P1">#output.redis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Configure JSON encoding</text:p>
      <text:p text:style-name="P1"><text:s text:c="2"/>#codec.json:</text:p>
      <text:p text:style-name="P1"><text:s text:c="4"/># Pretty 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<text:s text:c="2"/># The list of Redis servers to connect to. If load-balancing is enabled, the</text:p>
      <text:p text:style-name="P1"><text:s text:c="2"/># events are distributed to the servers in the list. If one server becomes</text:p>
      <text:p text:style-name="P1"><text:s text:c="2"/># unreachable, the events are distributed to the reachable servers only.</text:p>
      <text:p text:style-name="P1"><text:s text:c="2"/>#hosts: ["localhost:6379"]</text:p>
      <text:p text:style-name="P1"/>
      <text:p text:style-name="P1"><text:s text:c="2"/># The name of the Redis list or channel the events are published to. The</text:p>
      <text:p text:style-name="P1"><text:s text:c="2"/># default is filebeat.</text:p>
      <text:p text:style-name="P1"><text:s text:c="2"/>#key: filebeat</text:p>
      <text:p text:style-name="P1"/>
      <text:p text:style-name="P1"><text:s text:c="2"/># The password to authenticate to Redis with. The default is no authentication.</text:p>
      <text:p text:style-name="P1"><text:s text:c="2"/>#password:</text:p>
      <text:p text:style-name="P1"/>
      <text:p text:style-name="P1"><text:s text:c="2"/># The Redis database number where the events are published. The default is 0.</text:p>
      <text:p text:style-name="P1"><text:s text:c="2"/>#db: 0</text:p>
      <text:p text:style-name="P1"/>
      <text:p text:style-name="P1"><text:s text:c="2"/># The Redis data type to use for publishing events. If the data type is list,</text:p>
      <text:p text:style-name="P1"><text:s text:c="2"/># the Redis RPUSH command is used. If the data type is channel, the Redis</text:p>
      <text:p text:style-name="P1"><text:s text:c="2"/># PUBLISH command is used. The default value is list.</text:p>
      <text:p text:style-name="P1"><text:s text:c="2"/>#datatype: list</text:p>
      <text:p text:style-name="P1"/>
      <text:p text:style-name="P1"><text:s text:c="2"/># The number of workers to use for each host configured to publish events to</text:p>
      <text:p text:style-name="P1"><text:s text:c="2"/># Redis. Use this setting along with the loadbalance option. For example, if</text:p>
      <text:p text:style-name="P1"><text:s text:c="2"/># you have 2 hosts and 3 workers, in total 6 workers are started (3 for each</text:p>
      <text:p text:style-name="P1"><text:s text:c="2"/># host).</text:p>
      <text:p text:style-name="P1"><text:soft-page-break/><text:s text:c="2"/>#worker: 1</text:p>
      <text:p text:style-name="P1"/>
      <text:p text:style-name="P1"><text:s text:c="2"/># If set to true and multiple hosts or workers are configured, the output</text:p>
      <text:p text:style-name="P1"><text:s text:c="2"/># plugin load balances published events onto all Redis hosts. If set to false,</text:p>
      <text:p text:style-name="P1"><text:s text:c="2"/># the output plugin sends all events to only one host (determined at random)</text:p>
      <text:p text:style-name="P1"><text:s text:c="2"/># and will switch to another host if the currently selected one becomes</text:p>
      <text:p text:style-name="P1"><text:s text:c="2"/># unreachable. The default value is true.</text:p>
      <text:p text:style-name="P1"><text:s text:c="2"/>#loadbalance: true</text:p>
      <text:p text:style-name="P1"/>
      <text:p text:style-name="P1"><text:s text:c="2"/># The Redis connection timeout in seconds. The default is 5 seconds.</text:p>
      <text:p text:style-name="P1"><text:s text:c="2"/>#timeout: 5s</text:p>
      <text:p text:style-name="P1"/>
      <text:p text:style-name="P1"><text:s text:c="2"/># The number of times to retry publishing an event after a publishing failure.</text:p>
      <text:p text:style-name="P1"><text:s text:c="2"/># After the specified number of retries, the events are typically dropped.</text:p>
      <text:p text:style-name="P1"><text:s text:c="2"/># Some Beats, such as Filebeat, ignore the max_retries setting and retry until</text:p>
      <text:p text:style-name="P1"><text:s text:c="2"/># all events are published. Set max_retries to a value less than 0 to retry</text:p>
      <text:p text:style-name="P1"><text:s text:c="2"/># until all events are published. The default is 3.</text:p>
      <text:p text:style-name="P1"><text:s text:c="2"/>#max_retries: 3</text:p>
      <text:p text:style-name="P1"/>
      <text:p text:style-name="P1"><text:s text:c="2"/># The number of seconds to wait before trying to reconnect to Redis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Redis after a network error. The default is 60s.</text:p>
      <text:p text:style-name="P1"><text:s text:c="2"/>#backoff.max: 60s</text:p>
      <text:p text:style-name="P1"/>
      <text:p text:style-name="P1"><text:s text:c="2"/># The maximum number of events to bulk in a single Redis request or pipeline.</text:p>
      <text:p text:style-name="P1"><text:s text:c="2"/># The default is 2048.</text:p>
      <text:p text:style-name="P1"><text:s text:c="2"/>#bulk_max_size: 2048</text:p>
      <text:p text:style-name="P1"/>
      <text:p text:style-name="P1"><text:s text:c="2"/># The URL of the SOCKS5 proxy to use when connecting to the Redis servers. The</text:p>
      <text:p text:style-name="P1"><text:s text:c="2"/># value must be a URL with a scheme of socks5://.</text:p>
      <text:p text:style-name="P1"><text:s text:c="2"/>#proxy_url:</text:p>
      <text:p text:style-name="P1"/>
      <text:p text:style-name="P1"><text:s text:c="2"/># This option determines whether Redis hostnames are resolved locally when</text:p>
      <text:p text:style-name="P1"><text:s text:c="2"/># using a proxy. The default value is false, which means that name resolution</text:p>
      <text:p text:style-name="P1"><text:s text:c="2"/># occurs on the proxy server.</text:p>
      <text:p text:style-name="P1"><text:s text:c="2"/>#proxy_use_local_resolver: false</text:p>
      <text:p text:style-name="P1"/>
      <text:p text:style-name="P1"><text:s text:c="2"/># Enable SSL support. SSL is automatically enabled, if any SSL setting is set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oft-page-break/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Optional SSL configuration options. SSL is off by default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 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#------------------------------- File output -----------------------------------</text:p>
      <text:p text:style-name="P1">#output.file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Configure JSON encoding</text:p>
      <text:p text:style-name="P1"><text:s text:c="2"/>#codec.json:</text:p>
      <text:p text:style-name="P1"><text:s text:c="4"/># Pretty-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<text:s text:c="2"/># Path to the directory where to save the generated files. The option is</text:p>
      <text:p text:style-name="P1"><text:s text:c="2"/># mandatory.</text:p>
      <text:p text:style-name="P1"><text:s text:c="2"/>#path: "/tmp/filebeat"</text:p>
      <text:p text:style-name="P1"/>
      <text:p text:style-name="P1"><text:s text:c="2"/># Name of the generated files. The default is `filebeat` and it generates</text:p>
      <text:p text:style-name="P1"><text:s text:c="2"/># files: `filebeat`, `filebeat.1`, `filebeat.2`, etc.</text:p>
      <text:p text:style-name="P1"><text:soft-page-break/><text:s text:c="2"/>#filename: filebeat</text:p>
      <text:p text:style-name="P1"/>
      <text:p text:style-name="P1"><text:s text:c="2"/># Maximum size in kilobytes of each file. When this size is reached, and on</text:p>
      <text:p text:style-name="P1"><text:s text:c="2"/># every Filebeat restart, the files are rotated. The default value is 10240</text:p>
      <text:p text:style-name="P1"><text:s text:c="2"/># kB.</text:p>
      <text:p text:style-name="P1"><text:s text:c="2"/>#rotate_every_kb: 10000</text:p>
      <text:p text:style-name="P1"/>
      <text:p text:style-name="P1"><text:s text:c="2"/># Maximum number of files under path. When this number of files is reached,</text:p>
      <text:p text:style-name="P1"><text:s text:c="2"/># the oldest file is deleted and the rest are shifted from last to first. The</text:p>
      <text:p text:style-name="P1"><text:s text:c="2"/># default is 7 files.</text:p>
      <text:p text:style-name="P1"><text:s text:c="2"/>#number_of_files: 7</text:p>
      <text:p text:style-name="P1"/>
      <text:p text:style-name="P1"><text:s text:c="2"/># Permissions to use for file creation. The default is 0600.</text:p>
      <text:p text:style-name="P1"><text:s text:c="2"/>#permissions: 0600</text:p>
      <text:p text:style-name="P1"/>
      <text:p text:style-name="P1">#----------------------------- Console output ---------------------------------</text:p>
      <text:p text:style-name="P1">#output.console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Configure JSON encoding</text:p>
      <text:p text:style-name="P1"><text:s text:c="2"/>#codec.json:</text:p>
      <text:p text:style-name="P1"><text:s text:c="4"/># Pretty-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#================================= Paths ======================================</text:p>
      <text:p text:style-name="P1"/>
      <text:p text:style-name="P1"># The home path for the Filebeat installation. This is the default base path</text:p>
      <text:p text:style-name="P1"># for all other path settings and for miscellaneous files that come with the</text:p>
      <text:p text:style-name="P1"># distribution (for example, the sample dashboards).</text:p>
      <text:p text:style-name="P1"># If not set by a CLI flag or in the configuration file, the default for the</text:p>
      <text:p text:style-name="P1"># home path is the location of the binary.</text:p>
      <text:p text:style-name="P1">#path.home:</text:p>
      <text:p text:style-name="P1"/>
      <text:p text:style-name="P1"># The configuration path for the Filebeat installation. This is the default</text:p>
      <text:p text:style-name="P1"># base path for configuration files, including the main YAML configuration file</text:p>
      <text:p text:style-name="P1"># and the Elasticsearch template file. If not set by a CLI flag or in the</text:p>
      <text:p text:style-name="P1"># configuration file, the default for the configuration path is the home path.</text:p>
      <text:p text:style-name="P1">#path.config: ${path.home}</text:p>
      <text:p text:style-name="P1"/>
      <text:p text:style-name="P1"># The data path for the Filebeat installation. This is the default base path</text:p>
      <text:p text:style-name="P1"># for all the files in which Filebeat needs to store its data. If not set by a</text:p>
      <text:p text:style-name="P1"># CLI flag or in the configuration file, the default for the data path is a data</text:p>
      <text:p text:style-name="P1"># subdirectory inside the home path.</text:p>
      <text:p text:style-name="P1">#path.data: ${path.home}/data</text:p>
      <text:p text:style-name="P1"><text:soft-page-break/></text:p>
      <text:p text:style-name="P1"># The logs path for a Filebeat installation. This is the default location for</text:p>
      <text:p text:style-name="P1"># the Beat's log files. If not set by a CLI flag or in the configuration file,</text:p>
      <text:p text:style-name="P1"># the default for the logs path is a logs subdirectory inside the home path.</text:p>
      <text:p text:style-name="P1">#path.logs: ${path.home}/logs</text:p>
      <text:p text:style-name="P1"/>
      <text:p text:style-name="P1">#================================ Keystore ==========================================</text:p>
      <text:p text:style-name="P1"># Location of the Keystore containing the keys and their sensitive values.</text:p>
      <text:p text:style-name="P1">#keystore.path: "${path.config}/beats.keystore"</text:p>
      <text:p text:style-name="P1"/>
      <text:p text:style-name="P1">#============================== Dashboards =====================================</text:p>
      <text:p text:style-name="P1"># These settings control loading the sample dashboards to the Kibana index. Loading</text:p>
      <text:p text:style-name="P1"># the dashboards are disabled by default and can be enabled either by setting the</text:p>
      <text:p text:style-name="P1"># options here, or by using the `-setup` CLI flag or the `setup` command.</text:p>
      <text:p text:style-name="P1">#setup.dashboards.enabled: false</text:p>
      <text:p text:style-name="P1"/>
      <text:p text:style-name="P1"># The directory from where to read the dashboards. The default is the `kibana`</text:p>
      <text:p text:style-name="P1"># folder in the home path.</text:p>
      <text:p text:style-name="P1">#setup.dashboards.directory: ${path.home}/kibana</text:p>
      <text:p text:style-name="P1"/>
      <text:p text:style-name="P1"># The URL from where to download the dashboards archive. It is used instead of</text:p>
      <text:p text:style-name="P1"># the directory if it has a value.</text:p>
      <text:p text:style-name="P1">#setup.dashboards.url:</text:p>
      <text:p text:style-name="P1"/>
      <text:p text:style-name="P1"># The file archive (zip file) from where to read the dashboards. It is used instead</text:p>
      <text:p text:style-name="P1"># of the directory when it has a value.</text:p>
      <text:p text:style-name="P1">#setup.dashboards.file:</text:p>
      <text:p text:style-name="P1"/>
      <text:p text:style-name="P1"># In case the archive contains the dashboards from multiple Beats, this lets you</text:p>
      <text:p text:style-name="P1"># select which one to load. You can load all the dashboards in the archive by</text:p>
      <text:p text:style-name="P1"># setting this to the empty string.</text:p>
      <text:p text:style-name="P1">#setup.dashboards.beat: filebeat</text:p>
      <text:p text:style-name="P1"/>
      <text:p text:style-name="P1"># The name of the Kibana index to use for setting the configuration. Default is ".kibana"</text:p>
      <text:p text:style-name="P1">#setup.dashboards.kibana_index: .kibana</text:p>
      <text:p text:style-name="P1"/>
      <text:p text:style-name="P1"># The Elasticsearch index name. This overwrites the index name defined in the</text:p>
      <text:p text:style-name="P1"># dashboards and index pattern. Example: testbeat-*</text:p>
      <text:p text:style-name="P1">#setup.dashboards.index:</text:p>
      <text:p text:style-name="P1"/>
      <text:p text:style-name="P1"># Always use the Kibana API for loading the dashboards instead of autodetecting</text:p>
      <text:p text:style-name="P1"># how to install the dashboards by first querying Elasticsearch.</text:p>
      <text:p text:style-name="P1">#setup.dashboards.always_kibana: false</text:p>
      <text:p text:style-name="P1"/>
      <text:p text:style-name="P1"># If true and Kibana is not reachable at the time when dashboards are loaded,</text:p>
      <text:p text:style-name="P1"># it will retry to reconnect to Kibana instead of exiting with an error.</text:p>
      <text:p text:style-name="P1">#setup.dashboards.retry.enabled: false</text:p>
      <text:p text:style-name="P1"><text:soft-page-break/></text:p>
      <text:p text:style-name="P1"># Duration interval between Kibana connection retries.</text:p>
      <text:p text:style-name="P1">#setup.dashboards.retry.interval: 1s</text:p>
      <text:p text:style-name="P1"/>
      <text:p text:style-name="P1"># Maximum number of retries before exiting with an error, 0 for unlimited retrying.</text:p>
      <text:p text:style-name="P1">#setup.dashboards.retry.maximum: 0</text:p>
      <text:p text:style-name="P1"/>
      <text:p text:style-name="P1"/>
      <text:p text:style-name="P1">#============================== Template =====================================</text:p>
      <text:p text:style-name="P1"/>
      <text:p text:style-name="P1"># A template is used to set the mapping in Elasticsearch</text:p>
      <text:p text:style-name="P1"># By default template loading is enabled and the template is loaded.</text:p>
      <text:p text:style-name="P1"># These settings can be adjusted to load your own template or overwrite existing ones.</text:p>
      <text:p text:style-name="P1"/>
      <text:p text:style-name="P1"># Set to false to disable template loading.</text:p>
      <text:p text:style-name="P1">#setup.template.enabled: true</text:p>
      <text:p text:style-name="P1"/>
      <text:p text:style-name="P1"># Template name. By default the template name is "filebeat-%{[agent.version]}"</text:p>
      <text:p text:style-name="P1"># The template name and pattern has to be set in case the Elasticsearch index pattern is modified.</text:p>
      <text:p text:style-name="P1">#setup.template.name: "filebeat-%{[agent.version]}"</text:p>
      <text:p text:style-name="P1"/>
      <text:p text:style-name="P1"># Template pattern. By default the template pattern is "-%{[agent.version]}-*" to apply to the default index settings.</text:p>
      <text:p text:style-name="P1"># The first part is the version of the beat and then -* is used to match all daily indices.</text:p>
      <text:p text:style-name="P1"># The template name and pattern has to be set in case the Elasticsearch index pattern is modified.</text:p>
      <text:p text:style-name="P1">#setup.template.pattern: "filebeat-%{[agent.version]}-*"</text:p>
      <text:p text:style-name="P1"/>
      <text:p text:style-name="P1"># Path to fields.yml file to generate the template</text:p>
      <text:p text:style-name="P1">#setup.template.fields: "${path.config}/fields.yml"</text:p>
      <text:p text:style-name="P1"/>
      <text:p text:style-name="P1"># A list of fields to be added to the template and Kibana index pattern. Also</text:p>
      <text:p text:style-name="P1"># specify setup.template.overwrite: true to overwrite the existing template.</text:p>
      <text:p text:style-name="P1"># This setting is experimental.</text:p>
      <text:p text:style-name="P1">#setup.template.append_fields:</text:p>
      <text:p text:style-name="P1">#- name: field_name</text:p>
      <text:p text:style-name="P1"># <text:s/>type: field_type</text:p>
      <text:p text:style-name="P1"/>
      <text:p text:style-name="P1"># Enable JSON template loading. If this is enabled, the fields.yml is ignored.</text:p>
      <text:p text:style-name="P1">#setup.template.json.enabled: false</text:p>
      <text:p text:style-name="P1"/>
      <text:p text:style-name="P1"># Path to the JSON template file</text:p>
      <text:p text:style-name="P1">#setup.template.json.path: "${path.config}/template.json"</text:p>
      <text:p text:style-name="P1"/>
      <text:p text:style-name="P1"># Name under which the template is stored in Elasticsearch</text:p>
      <text:p text:style-name="P1">#setup.template.json.name: ""</text:p>
      <text:p text:style-name="P1"/>
      <text:p text:style-name="P1"># Overwrite existing template</text:p>
      <text:p text:style-name="P1">#setup.template.overwrite: false</text:p>
      <text:p text:style-name="P1"><text:soft-page-break/></text:p>
      <text:p text:style-name="P1"># Elasticsearch template settings</text:p>
      <text:p text:style-name="P1">setup.template.settings:</text:p>
      <text:p text:style-name="P1"/>
      <text:p text:style-name="P1"><text:s text:c="2"/># A dictionary of settings to place into the settings.index dictionary</text:p>
      <text:p text:style-name="P1"><text:s text:c="2"/># of the Elasticsearch template. For more details, please check</text:p>
      <text:p text:style-name="P1"><text:s text:c="2"/># https://www.elastic.co/guide/en/elasticsearch/reference/current/mapping.html</text:p>
      <text:p text:style-name="P1"><text:s text:c="2"/>#index:</text:p>
      <text:p text:style-name="P1"><text:s text:c="4"/>#number_of_shards: 1</text:p>
      <text:p text:style-name="P1"><text:s text:c="4"/>#codec: best_compression</text:p>
      <text:p text:style-name="P1"><text:s text:c="4"/>#number_of_routing_shards: 30</text:p>
      <text:p text:style-name="P1"/>
      <text:p text:style-name="P1"><text:s text:c="2"/># A dictionary of settings for the _source field. For more details, please check</text:p>
      <text:p text:style-name="P1"><text:s text:c="2"/># https://www.elastic.co/guide/en/elasticsearch/reference/current/mapping-source-field.html</text:p>
      <text:p text:style-name="P1"><text:s text:c="2"/>#_source:</text:p>
      <text:p text:style-name="P1"><text:s text:c="4"/>#enabled: false</text:p>
      <text:p text:style-name="P1"/>
      <text:p text:style-name="P1">#============================== Setup ILM =====================================</text:p>
      <text:p text:style-name="P1"/>
      <text:p text:style-name="P1"># Configure index lifecycle management (ILM). These settings create a write</text:p>
      <text:p text:style-name="P1"># alias and add additional settings to the index template. When ILM is enabled,</text:p>
      <text:p text:style-name="P1"># output.elasticsearch.index is ignored, and the write alias is used to set the</text:p>
      <text:p text:style-name="P1"># index name.</text:p>
      <text:p text:style-name="P1"/>
      <text:p text:style-name="P1"># Enable ILM support. Valid values are true, false, and auto. When set to auto</text:p>
      <text:p text:style-name="P1"># (the default), the Beat uses index lifecycle management when it connects to a</text:p>
      <text:p text:style-name="P1"># cluster that supports ILM; otherwise, it creates daily indices.</text:p>
      <text:p text:style-name="P1">#setup.ilm.enabled: auto</text:p>
      <text:p text:style-name="P1"/>
      <text:p text:style-name="P1"># Set the prefix used in the index lifecycle write alias name. The default alias</text:p>
      <text:p text:style-name="P1"># name is 'filebeat-%{[agent.version]}'.</text:p>
      <text:p text:style-name="P1">#setup.ilm.rollover_alias: "filebeat"</text:p>
      <text:p text:style-name="P1"/>
      <text:p text:style-name="P1"># Set the rollover index pattern. The default is "%{now/d}-000001".</text:p>
      <text:p text:style-name="P1">#setup.ilm.pattern: "{now/d}-000001"</text:p>
      <text:p text:style-name="P1"/>
      <text:p text:style-name="P1"># Set the lifecycle policy name. The default policy name is</text:p>
      <text:p text:style-name="P1"># 'filebeat-%{[agent.version]}'.</text:p>
      <text:p text:style-name="P1">#setup.ilm.policy_name: "mypolicy"</text:p>
      <text:p text:style-name="P1"/>
      <text:p text:style-name="P1"># The path to a JSON file that contains a lifecycle policy configuration. Used</text:p>
      <text:p text:style-name="P1"># to load your own lifecycle policy.</text:p>
      <text:p text:style-name="P1">#setup.ilm.policy_file:</text:p>
      <text:p text:style-name="P1"/>
      <text:p text:style-name="P1"># Disable the check for an existing lifecycle policy. The default is false. If</text:p>
      <text:p text:style-name="P1"># you disable this check, set setup.ilm.overwrite: true so the lifecycle policy</text:p>
      <text:p text:style-name="P1"># can be installed.</text:p>
      <text:p text:style-name="P1">#setup.ilm.check_exists: false</text:p>
      <text:p text:style-name="P1"><text:soft-page-break/></text:p>
      <text:p text:style-name="P1"># Overwrite the lifecycle policy at startup. The default is false.</text:p>
      <text:p text:style-name="P1">#setup.ilm.overwrite: false</text:p>
      <text:p text:style-name="P1"/>
      <text:p text:style-name="P1">#============================== Kibana =====================================</text:p>
      <text:p text:style-name="P1"/>
      <text:p text:style-name="P1"># Starting with Beats version 6.0.0, the dashboards are loaded via the Kibana API.</text:p>
      <text:p text:style-name="P1"># This requires a Kibana endpoint configuration.</text:p>
      <text:p text:style-name="P1">setup.kibana:</text:p>
      <text:p text:style-name="P1"><text:s/>host: "10.1.0.4:5601"</text:p>
      <text:p text:style-name="P1"><text:s text:c="2"/># Kibana Host</text:p>
      <text:p text:style-name="P1"><text:s text:c="2"/># Scheme and port can be left out and will be set to the default (http and 5601)</text:p>
      <text:p text:style-name="P1"><text:s text:c="2"/># In case you specify and additional path, the scheme is required: http://localhost:5601/path</text:p>
      <text:p text:style-name="P1"><text:s text:c="2"/># IPv6 addresses should always be defined as: https://[2001:db8::1]:5601</text:p>
      <text:p text:style-name="P1"><text:s text:c="2"/>#host: "localhost:5601"</text:p>
      <text:p text:style-name="P1"/>
      <text:p text:style-name="P1"><text:s text:c="2"/># Optional protocol and basic auth credentials.</text:p>
      <text:p text:style-name="P1"><text:s text:c="2"/>#protocol: "https"</text:p>
      <text:p text:style-name="P1"><text:s text:c="2"/>#username: "elastic"</text:p>
      <text:p text:style-name="P1"><text:s text:c="2"/>#password: "changeme"</text:p>
      <text:p text:style-name="P1"/>
      <text:p text:style-name="P1"><text:s text:c="2"/># Optional HTTP path</text:p>
      <text:p text:style-name="P1"><text:s text:c="2"/>#path: ""</text:p>
      <text:p text:style-name="P1"/>
      <text:p text:style-name="P1"><text:s text:c="2"/># Use SSL settings for HTTPS. Default is true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SSL configuration. The default is off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oft-page-break/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/>
      <text:p text:style-name="P1"/>
      <text:p text:style-name="P1">#================================ Logging ======================================</text:p>
      <text:p text:style-name="P1"># There are four options for the log output: file, stderr, syslog, eventlog</text:p>
      <text:p text:style-name="P1"># The file output is the default.</text:p>
      <text:p text:style-name="P1"/>
      <text:p text:style-name="P1"># Sets log level. The default log level is info.</text:p>
      <text:p text:style-name="P1"># Available log levels are: error, warning, info, debug</text:p>
      <text:p text:style-name="P1">#logging.level: info</text:p>
      <text:p text:style-name="P1"/>
      <text:p text:style-name="P1"># Enable debug output for selected components. To enable all selectors use ["*"]</text:p>
      <text:p text:style-name="P1"># Other available selectors are "beat", "publish", "service"</text:p>
      <text:p text:style-name="P1"># Multiple selectors can be chained.</text:p>
      <text:p text:style-name="P1">#logging.selectors: [ ]</text:p>
      <text:p text:style-name="P1"/>
      <text:p text:style-name="P1"># Send all logging output to stderr. The default is false.</text:p>
      <text:p text:style-name="P1">#logging.to_stderr: false</text:p>
      <text:p text:style-name="P1"/>
      <text:p text:style-name="P1"># Send all logging output to syslog. The default is false.</text:p>
      <text:p text:style-name="P1">#logging.to_syslog: false</text:p>
      <text:p text:style-name="P1"/>
      <text:p text:style-name="P1"># Send all logging output to Windows Event Logs. The default is false.</text:p>
      <text:p text:style-name="P1">#logging.to_eventlog: false</text:p>
      <text:p text:style-name="P1"/>
      <text:p text:style-name="P1"># If enabled, Filebeat periodically logs its internal metrics that have changed</text:p>
      <text:p text:style-name="P1"># in the last period. For each metric that changed, the delta from the value at</text:p>
      <text:p text:style-name="P1"># the beginning of the period is logged. Also, the total values for</text:p>
      <text:p text:style-name="P1"># all non-zero internal metrics are logged on shutdown. The default is true.</text:p>
      <text:p text:style-name="P1">#logging.metrics.enabled: true</text:p>
      <text:p text:style-name="P1"/>
      <text:p text:style-name="P1"># The period after which to log the internal metrics. The default is 30s.</text:p>
      <text:p text:style-name="P1">#logging.metrics.period: 30s</text:p>
      <text:p text:style-name="P1"/>
      <text:p text:style-name="P1"># Logging to rotating files. Set logging.to_files to false to disable logging to</text:p>
      <text:p text:style-name="P1"># files.</text:p>
      <text:p text:style-name="P1">logging.to_files: true</text:p>
      <text:p text:style-name="P1">logging.files:</text:p>
      <text:p text:style-name="P1"><text:s text:c="2"/># Configure the path where the logs are written. The default is the logs directory</text:p>
      <text:p text:style-name="P1"><text:s text:c="2"/># under the home path (the binary location).</text:p>
      <text:p text:style-name="P1"><text:s text:c="2"/>#path: /var/log/filebeat</text:p>
      <text:p text:style-name="P1"><text:soft-page-break/></text:p>
      <text:p text:style-name="P1"><text:s text:c="2"/># The name of the files where the logs are written to.</text:p>
      <text:p text:style-name="P1"><text:s text:c="2"/>#name: filebeat</text:p>
      <text:p text:style-name="P1"/>
      <text:p text:style-name="P1"><text:s text:c="2"/># Configure log file size limit. If limit is reached, log file will be</text:p>
      <text:p text:style-name="P1"><text:s text:c="2"/># automatically rotated</text:p>
      <text:p text:style-name="P1"><text:s text:c="2"/>#rotateeverybytes: 10485760 # = 10MB</text:p>
      <text:p text:style-name="P1"/>
      <text:p text:style-name="P1"><text:s text:c="2"/># Number of rotated log files to keep. Oldest files will be deleted first.</text:p>
      <text:p text:style-name="P1"><text:s text:c="2"/>#keepfiles: 7</text:p>
      <text:p text:style-name="P1"/>
      <text:p text:style-name="P1"><text:s text:c="2"/># The permissions mask to apply when rotating log files. The default value is 0600.</text:p>
      <text:p text:style-name="P1"><text:s text:c="2"/># Must be a valid Unix-style file permissions mask expressed in octal notation.</text:p>
      <text:p text:style-name="P1"><text:s text:c="2"/>#permissions: 0600</text:p>
      <text:p text:style-name="P1"/>
      <text:p text:style-name="P1"><text:s text:c="2"/># Enable log file rotation on time intervals in addition to size-based rotation.</text:p>
      <text:p text:style-name="P1"><text:s text:c="2"/># Intervals must be at least 1s. Values of 1m, 1h, 24h, 7*24h, 30*24h, and 365*24h</text:p>
      <text:p text:style-name="P1"><text:s text:c="2"/># are boundary-aligned with minutes, hours, days, weeks, months, and years as</text:p>
      <text:p text:style-name="P1"><text:s text:c="2"/># reported by the local system clock. All other intervals are calculated from the</text:p>
      <text:p text:style-name="P1"><text:s text:c="2"/># Unix epoch. Defaults to disabled.</text:p>
      <text:p text:style-name="P1"><text:s text:c="2"/>#interval: 0</text:p>
      <text:p text:style-name="P1"/>
      <text:p text:style-name="P1"><text:s text:c="2"/># Rotate existing logs on startup rather than appending to the existing</text:p>
      <text:p text:style-name="P1"><text:s text:c="2"/># file. Defaults to true.</text:p>
      <text:p text:style-name="P1"><text:s text:c="2"/># rotateonstartup: true</text:p>
      <text:p text:style-name="P1"/>
      <text:p text:style-name="P1"># Set to true to log messages in JSON format.</text:p>
      <text:p text:style-name="P1">#logging.json: false</text:p>
      <text:p text:style-name="P1"/>
      <text:p text:style-name="P1"/>
      <text:p text:style-name="P1">#============================== X-Pack Monitoring ===============================</text:p>
      <text:p text:style-name="P1"># Filebeat can export internal metrics to a central Elasticsearch monitoring</text:p>
      <text:p text:style-name="P1"># cluster. <text:s/>This requires xpack monitoring to be enabled in Elasticsearch. <text:s/>The</text:p>
      <text:p text:style-name="P1"># reporting is disabled by default.</text:p>
      <text:p text:style-name="P1"/>
      <text:p text:style-name="P1"># Set to true to enable the monitoring reporter.</text:p>
      <text:p text:style-name="P1">#monitoring.enabled: false</text:p>
      <text:p text:style-name="P1"/>
      <text:p text:style-name="P1"># Sets the UUID of the Elasticsearch cluster under which monitoring data for this</text:p>
      <text:p text:style-name="P1"># Filebeat instance will appear in the Stack Monitoring UI. If output.elasticsearch</text:p>
      <text:p text:style-name="P1"># is enabled, the UUID is derived from the Elasticsearch cluster referenced by output.elasticsearch.</text:p>
      <text:p text:style-name="P1">#monitoring.cluster_uuid:</text:p>
      <text:p text:style-name="P1"/>
      <text:p text:style-name="P1"># Uncomment to send the metrics to Elasticsearch. Most settings from the</text:p>
      <text:p text:style-name="P1"># Elasticsearch output are accepted here as well.</text:p>
      <text:p text:style-name="P1"># Note that the settings should point to your Elasticsearch *monitoring* cluster.</text:p>
      <text:p text:style-name="P1"># Any setting that is not set is automatically inherited from the Elasticsearch</text:p>
      <text:p text:style-name="P1"># output configuration, so if you have the Elasticsearch output configured such</text:p>
      <text:p text:style-name="P1"><text:soft-page-break/># that it is pointing to your Elasticsearch monitoring cluster, you can simply</text:p>
      <text:p text:style-name="P1"># uncomment the following line.</text:p>
      <text:p text:style-name="P1">#monitoring.elasticsearch:</text:p>
      <text:p text:style-name="P1"/>
      <text:p text:style-name="P1"><text:s text:c="2"/># Array of hosts to connect to.</text:p>
      <text:p text:style-name="P1"><text:s text:c="2"/># Scheme and port can be left out and will be set to the default (http and 9200)</text:p>
      <text:p text:style-name="P1"><text:s text:c="2"/># In case you specify and additional path, the scheme is required: http://localhost:9200/path</text:p>
      <text:p text:style-name="P1"><text:s text:c="2"/># IPv6 addresses should always be defined as: https://[2001:db8::1]:9200</text:p>
      <text:p text:style-name="P1"><text:s text:c="2"/>#hosts: ["localhost:9200"]</text:p>
      <text:p text:style-name="P1"/>
      <text:p text:style-name="P1"><text:s text:c="2"/># Set gzip compression level.</text:p>
      <text:p text:style-name="P1"><text:s text:c="2"/>#compression_level: 0</text:p>
      <text:p text:style-name="P1"/>
      <text:p text:style-name="P1"><text:s text:c="2"/># Optional protocol and basic auth credentials.</text:p>
      <text:p text:style-name="P1"><text:s text:c="2"/>#protocol: "https"</text:p>
      <text:p text:style-name="P1"><text:s text:c="2"/>#username: "beats_system"</text:p>
      <text:p text:style-name="P1"><text:s text:c="2"/>#password: "changeme"</text:p>
      <text:p text:style-name="P1"/>
      <text:p text:style-name="P1"><text:s text:c="2"/># Dictionary of HTTP parameters to pass within the URL with index operations.</text:p>
      <text:p text:style-name="P1"><text:s text:c="2"/>#parameters:</text:p>
      <text:p text:style-name="P1"><text:s text:c="4"/>#param1: value1</text:p>
      <text:p text:style-name="P1"><text:s text:c="4"/>#param2: value2</text:p>
      <text:p text:style-name="P1"/>
      <text:p text:style-name="P1"><text:s text:c="2"/># Custom HTTP headers to add to each request</text:p>
      <text:p text:style-name="P1"><text:s text:c="2"/>#headers:</text:p>
      <text:p text:style-name="P1"><text:s text:c="2"/># <text:s/>X-My-Header: Contents of the header</text:p>
      <text:p text:style-name="P1"/>
      <text:p text:style-name="P1"><text:s text:c="2"/># Proxy server url</text:p>
      <text:p text:style-name="P1"><text:s text:c="2"/>#proxy_url: http://proxy:3128</text:p>
      <text:p text:style-name="P1"/>
      <text:p text:style-name="P1"><text:s text:c="2"/># The number of times a particular Elasticsearch index operation is attempted. If</text:p>
      <text:p text:style-name="P1"><text:s text:c="2"/># the indexing operation doesn't succeed after this many retries, the events are</text:p>
      <text:p text:style-name="P1"><text:s text:c="2"/># dropped. The default is 3.</text:p>
      <text:p text:style-name="P1"><text:s text:c="2"/>#max_retries: 3</text:p>
      <text:p text:style-name="P1"/>
      <text:p text:style-name="P1"><text:s text:c="2"/># The maximum number of events to bulk in a single Elasticsearch bulk API index request.</text:p>
      <text:p text:style-name="P1"><text:s text:c="2"/># The default is 50.</text:p>
      <text:p text:style-name="P1"><text:s text:c="2"/>#bulk_max_size: 50</text:p>
      <text:p text:style-name="P1"/>
      <text:p text:style-name="P1"><text:s text:c="2"/># The number of seconds to wait before trying to reconnect to Elasticsearch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Elasticsearch after a network error. The default is 60s.</text:p>
      <text:p text:style-name="P1"><text:s text:c="2"/>#backoff.max: 60s</text:p>
      <text:p text:style-name="P1"><text:soft-page-break/></text:p>
      <text:p text:style-name="P1"><text:s text:c="2"/># Configure HTTP request timeout before failing an request to Elasticsearch.</text:p>
      <text:p text:style-name="P1"><text:s text:c="2"/>#timeout: 90</text:p>
      <text:p text:style-name="P1"/>
      <text:p text:style-name="P1"><text:s text:c="2"/># Use SSL settings for HTTPS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SSL configuration. The default is off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<text:s text:c="2"/>#metrics.period: 10s</text:p>
      <text:p text:style-name="P1"><text:s text:c="2"/>#state.period: 1m</text:p>
      <text:p text:style-name="P1"/>
      <text:p text:style-name="P1">#=============================== HTTP Endpoint ======================================</text:p>
      <text:p text:style-name="P1"># Each beat can expose internal metrics through a HTTP endpoint. For security</text:p>
      <text:p text:style-name="P1"># reasons the endpoint is disabled by default. This feature is currently experimental.</text:p>
      <text:p text:style-name="P1"># Stats can be access through http://localhost:5066/stats . For pretty JSON output</text:p>
      <text:p text:style-name="P1"># append ?pretty to the URL.</text:p>
      <text:p text:style-name="P1"><text:soft-page-break/></text:p>
      <text:p text:style-name="P1"># Defines if the HTTP endpoint is enabled.</text:p>
      <text:p text:style-name="P1">#http.enabled: false</text:p>
      <text:p text:style-name="P1"/>
      <text:p text:style-name="P1"># The HTTP endpoint will bind to this hostname, IP address, unix socket or named pipe.</text:p>
      <text:p text:style-name="P1"># When using IP addresses, it is recommended to only use localhost.</text:p>
      <text:p text:style-name="P1">#http.host: localhost</text:p>
      <text:p text:style-name="P1"/>
      <text:p text:style-name="P1"># Port on which the HTTP endpoint will bind. Default is 5066.</text:p>
      <text:p text:style-name="P1">#http.port: 5066</text:p>
      <text:p text:style-name="P1"/>
      <text:p text:style-name="P1"># Define which user should be owning the named pipe.</text:p>
      <text:p text:style-name="P1">#http.named_pipe.user:</text:p>
      <text:p text:style-name="P1"/>
      <text:p text:style-name="P1"># Define which the permissions that should be applied to the named pipe, use the Security</text:p>
      <text:p text:style-name="P1"># Descriptor Definition Language (SDDL) to define the permission. This option cannot be used with</text:p>
      <text:p text:style-name="P1"># `http.user`.</text:p>
      <text:p text:style-name="P1">#http.named_pipe.security_descriptor:</text:p>
      <text:p text:style-name="P1"/>
      <text:p text:style-name="P1">#============================= Process Security ================================</text:p>
      <text:p text:style-name="P1"/>
      <text:p text:style-name="P1"># Enable or disable seccomp system call filtering on Linux. Default is enabled.</text:p>
      <text:p text:style-name="P1">#seccomp.enabled: true</text:p>
      <text:p text:style-name="P1"/>
      <text:p text:style-name="P1">#================================= Migration ==================================</text:p>
      <text:p text:style-name="P1"/>
      <text:p text:style-name="P1"># This allows to enable 6.7 migration aliases</text:p>
      <text:p text:style-name="P1">#migration.6_to_7.enabled: false</text:p>
      <text:p text:style-name="P1"/>
      <text:p text:style-name="P1">root@cb2bc617cf5c:/etc/ansible# nano filebeat-config.yml</text:p>
      <text:p text:style-name="P1">root@cb2bc617cf5c:/etc/ansible#</text:p>
      <text:p text:style-name="P1">root@cb2bc617cf5c:/etc/ansible# <text:s/>car filebeat-config.yml</text:p>
      <text:p text:style-name="P1">bash: car: command not found</text:p>
      <text:p text:style-name="P1">root@cb2bc617cf5c:/etc/ansible# cat filebeat-config.yml</text:p>
      <text:p text:style-name="P1">######################## Filebeat Configuration ############################</text:p>
      <text:p text:style-name="P1"># This file is a full configuration example documenting all non-deprecated</text:p>
      <text:p text:style-name="P1"># options in comments. For a shorter configuration example, that contains only</text:p>
      <text:p text:style-name="P1"># the most common options, please see filebeat.yml in the same directory.</text:p>
      <text:p text:style-name="P1">#</text:p>
      <text:p text:style-name="P1"># You can find the full configuration reference here:</text:p>
      <text:p text:style-name="P1"># https://www.elastic.co/guide/en/beats/filebeat/index.html</text:p>
      <text:p text:style-name="P1">filebeat.config.modules:</text:p>
      <text:p text:style-name="P1"><text:s text:c="2"/>path: ${path.config}/modules.d/*.yml</text:p>
      <text:p text:style-name="P1"/>
      <text:p text:style-name="P1">#========================== <text:s/>Modules configuration =============================</text:p>
      <text:p text:style-name="P1">filebeat.modules:</text:p>
      <text:p text:style-name="P1"/>
      <text:p text:style-name="P1"><text:soft-page-break/>#-------------------------------- System Module --------------------------------</text:p>
      <text:p text:style-name="P1">#- module: system</text:p>
      <text:p text:style-name="P1"><text:s text:c="2"/># Syslog</text:p>
      <text:p text:style-name="P1"><text:s text:c="2"/>#sys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Authorization logs</text:p>
      <text:p text:style-name="P1"><text:s text:c="2"/>#auth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Apache Module --------------------------------</text:p>
      <text:p text:style-name="P1">#- module: apache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oft-page-break/><text:s text:c="4"/># can be added under this section.</text:p>
      <text:p text:style-name="P1"><text:s text:c="4"/>#input:</text:p>
      <text:p text:style-name="P1">#-------------------------------- Auditd Module --------------------------------</text:p>
      <text:p text:style-name="P1">#- module: auditd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 Elasticsearch Module ----------------------------</text:p>
      <text:p text:style-name="P1">- module: elasticsearch</text:p>
      <text:p text:style-name="P1"><text:s text:c="2"/># Server log</text:p>
      <text:p text:style-name="P1"><text:s text:c="2"/>server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gc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audit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slowlog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2"/>deprecation:</text:p>
      <text:p text:style-name="P1"><text:s text:c="4"/>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oft-page-break/>#------------------------------- Haproxy Module -------------------------------</text:p>
      <text:p text:style-name="P1">- module: haproxy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which input to use between syslog (default) or file.</text:p>
      <text:p text:style-name="P1"><text:s text:c="4"/>#var.input: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- Icinga Module --------------------------------</text:p>
      <text:p text:style-name="P1">#- module: icinga</text:p>
      <text:p text:style-name="P1"><text:s text:c="2"/># Main logs</text:p>
      <text:p text:style-name="P1"><text:s text:c="2"/>#main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Debug logs</text:p>
      <text:p text:style-name="P1"><text:s text:c="2"/>#debu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Startup logs</text:p>
      <text:p text:style-name="P1"><text:s text:c="2"/>#startup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oft-page-break/><text:s text:c="4"/>#input:</text:p>
      <text:p text:style-name="P1"/>
      <text:p text:style-name="P1">#--------------------------------- IIS Module ---------------------------------</text:p>
      <text:p text:style-name="P1">#- module: iis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Kafka Module --------------------------------</text:p>
      <text:p text:style-name="P1">- module: kafka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custom paths for Kafka. If left empty,</text:p>
      <text:p text:style-name="P1"><text:s text:c="4"/># Filebeat will look under /opt.</text:p>
      <text:p text:style-name="P1"><text:s text:c="4"/>#var.kafka_home: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- Kibana Module --------------------------------</text:p>
      <text:p text:style-name="P1">- module: kibana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oft-page-break/><text:s text:c="4"/># Filebeat will choose the paths depending on your OS.</text:p>
      <text:p text:style-name="P1"><text:s text:c="4"/>#var.paths:</text:p>
      <text:p text:style-name="P1"/>
      <text:p text:style-name="P1">#------------------------------- Logstash Module -------------------------------</text:p>
      <text:p text:style-name="P1">#- module: logstash</text:p>
      <text:p text:style-name="P1"><text:s text:c="2"/>#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 var.paths:</text:p>
      <text:p text:style-name="P1"/>
      <text:p text:style-name="P1"><text:s text:c="2"/># Slow logs</text:p>
      <text:p text:style-name="P1"><text:s text:c="2"/>#slowlog:</text:p>
      <text:p text:style-name="P1"><text:s text:c="4"/>#enabled: true</text:p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 Mongodb Module -------------------------------</text:p>
      <text:p text:style-name="P1">#- module: mongodb</text:p>
      <text:p text:style-name="P1"><text:s text:c="2"/>#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MySQL Module --------------------------------</text:p>
      <text:p text:style-name="P1">#- module: mysql</text:p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Slow logs</text:p>
      <text:p text:style-name="P1"><text:soft-page-break/><text:s text:c="2"/>#slow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- Nats Module ---------------------------------</text:p>
      <text:p text:style-name="P1">- module: nats</text:p>
      <text:p text:style-name="P1"><text:s text:c="2"/># All logs</text:p>
      <text:p text:style-name="P1"><text:s text:c="2"/>log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#-------------------------------- Nginx Module --------------------------------</text:p>
      <text:p text:style-name="P1">#- module: nginx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<text:s text:c="2"/># Error logs</text:p>
      <text:p text:style-name="P1"><text:s text:c="2"/>#error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 Osquery Module -------------------------------</text:p>
      <text:p text:style-name="P1">- module: osquery</text:p>
      <text:p text:style-name="P1"><text:soft-page-break/><text:s text:c="2"/>result:</text:p>
      <text:p text:style-name="P1"><text:s text:c="4"/>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f true, all fields created by this module are prefixed with</text:p>
      <text:p text:style-name="P1"><text:s text:c="4"/># `osquery.result`. Set to false to copy the fields in the root</text:p>
      <text:p text:style-name="P1"><text:s text:c="4"/># of the document. The default is true.</text:p>
      <text:p text:style-name="P1"><text:s text:c="4"/>#var.use_namespace: true</text:p>
      <text:p text:style-name="P1"/>
      <text:p text:style-name="P1">#------------------------------ PostgreSQL Module ------------------------------</text:p>
      <text:p text:style-name="P1">#- module: postgresql</text:p>
      <text:p text:style-name="P1"><text:s text:c="2"/>#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>#-------------------------------- Redis Module --------------------------------</text:p>
      <text:p text:style-name="P1">#- module: redis</text:p>
      <text:p text:style-name="P1"><text:s text:c="2"/># Main logs</text:p>
      <text:p text:style-name="P1"><text:s text:c="2"/>#log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 ["/var/log/redis/redis-server.log*"]</text:p>
      <text:p text:style-name="P1"/>
      <text:p text:style-name="P1"><text:s text:c="2"/># Slow logs, retrieved via the Redis API (SLOWLOG)</text:p>
      <text:p text:style-name="P1"><text:s text:c="2"/>#slowlog:</text:p>
      <text:p text:style-name="P1"><text:s text:c="4"/>#enabled: true</text:p>
      <text:p text:style-name="P1"/>
      <text:p text:style-name="P1"><text:s text:c="4"/># The Redis hosts to connect to.</text:p>
      <text:p text:style-name="P1"><text:s text:c="4"/>#var.hosts: ["localhost:6379"]</text:p>
      <text:p text:style-name="P1"/>
      <text:p text:style-name="P1"><text:s text:c="4"/># Optional, the password to use when connecting to Redis.</text:p>
      <text:p text:style-name="P1"><text:s text:c="4"/>#var.password:</text:p>
      <text:p text:style-name="P1"/>
      <text:p text:style-name="P1">#----------------------------- Google Santa Module -----------------------------</text:p>
      <text:p text:style-name="P1">- module: santa</text:p>
      <text:p text:style-name="P1"><text:s text:c="2"/>log:</text:p>
      <text:p text:style-name="P1"><text:soft-page-break/><text:s text:c="4"/>enabled: true</text:p>
      <text:p text:style-name="P1"><text:s text:c="4"/># Set custom paths for the log files. If left empty,</text:p>
      <text:p text:style-name="P1"><text:s text:c="4"/># Filebeat will choose the the default path.</text:p>
      <text:p text:style-name="P1"><text:s text:c="4"/>#var.paths:</text:p>
      <text:p text:style-name="P1"/>
      <text:p text:style-name="P1">#------------------------------- Traefik Module -------------------------------</text:p>
      <text:p text:style-name="P1">#- module: traefik</text:p>
      <text:p text:style-name="P1"><text:s text:c="2"/># Access logs</text:p>
      <text:p text:style-name="P1"><text:s text:c="2"/>#access:</text:p>
      <text:p text:style-name="P1"><text:s text:c="4"/>#enabled: true</text:p>
      <text:p text:style-name="P1"/>
      <text:p text:style-name="P1"><text:s text:c="4"/># Set custom paths for the log files. If left empty,</text:p>
      <text:p text:style-name="P1"><text:s text:c="4"/># Filebeat will choose the paths depending on your OS.</text:p>
      <text:p text:style-name="P1"><text:s text:c="4"/>#var.paths:</text:p>
      <text:p text:style-name="P1"/>
      <text:p text:style-name="P1"><text:s text:c="4"/># Input configuration (advanced). Any input configuration option</text:p>
      <text:p text:style-name="P1"><text:s text:c="4"/># can be added under this section.</text:p>
      <text:p text:style-name="P1"><text:s text:c="4"/>#input:</text:p>
      <text:p text:style-name="P1"/>
      <text:p text:style-name="P1"/>
      <text:p text:style-name="P1">#=========================== Filebeat inputs =============================</text:p>
      <text:p text:style-name="P1"/>
      <text:p text:style-name="P1"># List of inputs to fetch data.</text:p>
      <text:p text:style-name="P1">filebeat.inputs:</text:p>
      <text:p text:style-name="P1"># Each - is an input. Most options can be set at the input level, so</text:p>
      <text:p text:style-name="P1"># you can use different inputs for various configurations.</text:p>
      <text:p text:style-name="P1"># Below are the input specific configurations.</text:p>
      <text:p text:style-name="P1"/>
      <text:p text:style-name="P1"># Type of the files. Based on this the way the file is read is decided.</text:p>
      <text:p text:style-name="P1"># The different types cannot be mixed in one input</text:p>
      <text:p text:style-name="P1">#</text:p>
      <text:p text:style-name="P1"># Possible options are:</text:p>
      <text:p text:style-name="P1"># * log: Reads every line of the log file (default)</text:p>
      <text:p text:style-name="P1"># * stdin: Reads the standard in</text:p>
      <text:p text:style-name="P1"/>
      <text:p text:style-name="P1">#------------------------------ Log input --------------------------------</text:p>
      <text:p text:style-name="P1">- type: log</text:p>
      <text:p text:style-name="P1"/>
      <text:p text:style-name="P1"><text:s text:c="2"/># Change to true to enable this input configuration.</text:p>
      <text:p text:style-name="P1"><text:s text:c="2"/>enabled: false</text:p>
      <text:p text:style-name="P1"/>
      <text:p text:style-name="P1"><text:s text:c="2"/># Paths that should be crawled and fetched. Glob based paths.</text:p>
      <text:p text:style-name="P1"><text:s text:c="2"/># To fetch all ".log" files from a specific level of subdirectories</text:p>
      <text:p text:style-name="P1"><text:s text:c="2"/># /var/log/*/*.log can be used.</text:p>
      <text:p text:style-name="P1"><text:s text:c="2"/># For each file found under this path, a harvester is started.</text:p>
      <text:p text:style-name="P1"><text:s text:c="2"/># Make sure not file is defined twice as this can lead to unexpected behaviour.</text:p>
      <text:p text:style-name="P1"><text:s text:c="2"/>paths:</text:p>
      <text:p text:style-name="P1"><text:s text:c="4"/>- /var/log/*.log</text:p>
      <text:p text:style-name="P1"><text:s text:c="4"/>#- c:\programdata\elasticsearch\logs\*</text:p>
      <text:p text:style-name="P1"><text:soft-page-break/></text:p>
      <text:p text:style-name="P1"><text:s text:c="2"/># Configure the file encoding for reading files with international characters</text:p>
      <text:p text:style-name="P1"><text:s text:c="2"/># following the W3C recommendation for HTML5 (http://www.w3.org/TR/encoding).</text:p>
      <text:p text:style-name="P1"><text:s text:c="2"/># Some sample encodings:</text:p>
      <text:p text:style-name="P1"><text:s text:c="2"/># <text:s text:c="2"/>plain, utf-8, utf-16be-bom, utf-16be, utf-16le, big5, gb18030, gbk,</text:p>
      <text:p text:style-name="P1"><text:s text:c="2"/># <text:s text:c="3"/>hz-gb-2312, euc-kr, euc-jp, iso-2022-jp, shift-jis, ...</text:p>
      <text:p text:style-name="P1"><text:s text:c="2"/>#encoding: plain</text:p>
      <text:p text:style-name="P1"/>
      <text:p text:style-name="P1"/>
      <text:p text:style-name="P1"><text:s text:c="2"/># Exclude lines. A list of regular expressions to match. It drops the lines that are</text:p>
      <text:p text:style-name="P1"><text:s text:c="2"/># matching any regular expression from the list. The include_lines is called before</text:p>
      <text:p text:style-name="P1"><text:s text:c="2"/># exclude_lines. By default, no lines are dropped.</text:p>
      <text:p text:style-name="P1"><text:s text:c="2"/>#exclude_lines: ['^DBG']</text:p>
      <text:p text:style-name="P1"/>
      <text:p text:style-name="P1"><text:s text:c="2"/># Include lines. A list of regular expressions to match. It exports the lines that are</text:p>
      <text:p text:style-name="P1"><text:s text:c="2"/># matching any regular expression from the list. The include_lines is called before</text:p>
      <text:p text:style-name="P1"><text:s text:c="2"/># exclude_lines. By default, all the lines are exported.</text:p>
      <text:p text:style-name="P1"><text:s text:c="2"/>#include_lines: ['^ERR', '^WARN']</text:p>
      <text:p text:style-name="P1"/>
      <text:p text:style-name="P1"><text:s text:c="2"/># Exclude files. A list of regular expressions to match. Filebeat drops the files that</text:p>
      <text:p text:style-name="P1"><text:s text:c="2"/># are matching any regular expression from the list. By default, no files are dropped.</text:p>
      <text:p text:style-name="P1"><text:s text:c="2"/>#exclude_files: ['.gz$']</text:p>
      <text:p text:style-name="P1"/>
      <text:p text:style-name="P1"><text:s text:c="2"/># Optional additional fields. These fields can be freely picked</text:p>
      <text:p text:style-name="P1"><text:s text:c="2"/># to add additional information to the crawled log files for filtering</text:p>
      <text:p text:style-name="P1"><text:s text:c="2"/>#fields:</text:p>
      <text:p text:style-name="P1"><text:s text:c="2"/># <text:s/>level: debug</text:p>
      <text:p text:style-name="P1"><text:s text:c="2"/># <text:s/>review: 1</text:p>
      <text:p text:style-name="P1"/>
      <text:p text:style-name="P1"><text:s text:c="2"/># Set to true to store the additional fields as top level fields instead</text:p>
      <text:p text:style-name="P1"><text:s text:c="2"/># of under the "fields" sub-dictionary. In case of name conflicts with the</text:p>
      <text:p text:style-name="P1"><text:s text:c="2"/># fields added by Filebeat itself, the custom fields overwrite the default</text:p>
      <text:p text:style-name="P1"><text:s text:c="2"/># fields.</text:p>
      <text:p text:style-name="P1"><text:s text:c="2"/>#fields_under_root: false</text:p>
      <text:p text:style-name="P1"/>
      <text:p text:style-name="P1"><text:s text:c="2"/># Set to true to publish fields with null values in events.</text:p>
      <text:p text:style-name="P1"><text:s text:c="2"/>#keep_null: false</text:p>
      <text:p text:style-name="P1"/>
      <text:p text:style-name="P1"><text:s text:c="2"/># Ignore files which were modified more then the defined timespan in the past.</text:p>
      <text:p text:style-name="P1"><text:s text:c="2"/># ignore_older is disabled by default, so no files are ignored by setting it to 0.</text:p>
      <text:p text:style-name="P1"><text:s text:c="2"/># Time strings like 2h (2 hours), 5m (5 minutes) can be used.</text:p>
      <text:p text:style-name="P1"><text:s text:c="2"/>#ignore_older: 0</text:p>
      <text:p text:style-name="P1"/>
      <text:p text:style-name="P1"><text:s text:c="2"/># How often the input checks for new files in the paths that are specified</text:p>
      <text:p text:style-name="P1"><text:s text:c="2"/># for harvesting. Specify 1s to scan the directory as frequently as possible</text:p>
      <text:p text:style-name="P1"><text:s text:c="2"/># without causing Filebeat to scan too frequently. Default: 10s.</text:p>
      <text:p text:style-name="P1"><text:s text:c="2"/>#scan_frequency: 10s</text:p>
      <text:p text:style-name="P1"/>
      <text:p text:style-name="P1"><text:s text:c="2"/># Defines the buffer size every harvester uses when fetching the file</text:p>
      <text:p text:style-name="P1"><text:soft-page-break/><text:s text:c="2"/>#harvester_buffer_size: 16384</text:p>
      <text:p text:style-name="P1"/>
      <text:p text:style-name="P1"><text:s text:c="2"/># Maximum number of bytes a single log event can have</text:p>
      <text:p text:style-name="P1"><text:s text:c="2"/># All bytes after max_bytes are discarded and not sent. The default is 10MB.</text:p>
      <text:p text:style-name="P1"><text:s text:c="2"/># This is especially useful for multiline log messages which can get large.</text:p>
      <text:p text:style-name="P1"><text:s text:c="2"/>#max_bytes: 10485760</text:p>
      <text:p text:style-name="P1"/>
      <text:p text:style-name="P1"><text:s text:c="2"/># Characters which separate the lines. Valid values: auto, line_feed, vertical_tab, form_feed,</text:p>
      <text:p text:style-name="P1"><text:s text:c="2"/># carriage_return, carriage_return_line_feed, next_line, line_separator, paragraph_separator.</text:p>
      <text:p text:style-name="P1"><text:s text:c="2"/>#line_terminator: auto</text:p>
      <text:p text:style-name="P1"/>
      <text:p text:style-name="P1"><text:s text:c="2"/>### Recursive glob configuration</text:p>
      <text:p text:style-name="P1"/>
      <text:p text:style-name="P1"><text:s text:c="2"/># Expand "**" patterns into regular glob patterns.</text:p>
      <text:p text:style-name="P1"><text:s text:c="2"/>#recursive_glob.enabled: true</text:p>
      <text:p text:style-name="P1"/>
      <text:p text:style-name="P1"><text:s text:c="2"/>### JSON configuration</text:p>
      <text:p text:style-name="P1"/>
      <text:p text:style-name="P1"><text:s text:c="2"/># Decode JSON options. Enable this if your logs are structured in JSON.</text:p>
      <text:p text:style-name="P1"><text:s text:c="2"/># JSON key on which to apply the line filtering and multiline settings. This key</text:p>
      <text:p text:style-name="P1"><text:s text:c="2"/># must be top level and its value must be string, otherwise it is ignored. If</text:p>
      <text:p text:style-name="P1"><text:s text:c="2"/># no text key is defined, the line filtering and multiline features cannot be used.</text:p>
      <text:p text:style-name="P1"><text:s text:c="2"/>#json.message_key:</text:p>
      <text:p text:style-name="P1"/>
      <text:p text:style-name="P1"><text:s text:c="2"/># By default, the decoded JSON is placed under a "json" key in the output document.</text:p>
      <text:p text:style-name="P1"><text:s text:c="2"/># If you enable this setting, the keys are copied top level in the output document.</text:p>
      <text:p text:style-name="P1"><text:s text:c="2"/>#json.keys_under_root: false</text:p>
      <text:p text:style-name="P1"/>
      <text:p text:style-name="P1"><text:s text:c="2"/># If keys_under_root and this setting are enabled, then the values from the decoded</text:p>
      <text:p text:style-name="P1"><text:s text:c="2"/># JSON object overwrite the fields that Filebeat normally adds (type, source, offset, etc.)</text:p>
      <text:p text:style-name="P1"><text:s text:c="2"/># in case of conflicts.</text:p>
      <text:p text:style-name="P1"><text:s text:c="2"/>#json.overwrite_keys: false</text:p>
      <text:p text:style-name="P1"/>
      <text:p text:style-name="P1"><text:s text:c="2"/># If this setting is enabled, Filebeat adds a "error.message" and "error.key: json" key in case of JSON</text:p>
      <text:p text:style-name="P1"><text:s text:c="2"/># unmarshaling errors or when a text key is defined in the configuration but cannot</text:p>
      <text:p text:style-name="P1"><text:s text:c="2"/># be used.</text:p>
      <text:p text:style-name="P1"><text:s text:c="2"/>#json.add_error_key: false</text:p>
      <text:p text:style-name="P1"/>
      <text:p text:style-name="P1"><text:s text:c="2"/>### Multiline options</text:p>
      <text:p text:style-name="P1"/>
      <text:p text:style-name="P1"><text:s text:c="2"/># Multiline can be used for log messages spanning multiple lines. This is common</text:p>
      <text:p text:style-name="P1"><text:s text:c="2"/># for Java Stack Traces or C-Line Continuation</text:p>
      <text:p text:style-name="P1"/>
      <text:p text:style-name="P1"><text:s text:c="2"/># The regexp Pattern that has to be matched. The example pattern matches all lines starting with [</text:p>
      <text:p text:style-name="P1"><text:s text:c="2"/>#multiline.pattern: ^\[</text:p>
      <text:p text:style-name="P1"/>
      <text:p text:style-name="P1"><text:s text:c="2"/># Defines if the pattern set under pattern should be negated or not. Default is false.</text:p>
      <text:p text:style-name="P1"><text:s text:c="2"/>#multiline.negate: false</text:p>
      <text:p text:style-name="P1"/>
      <text:p text:style-name="P1"><text:soft-page-break/><text:s text:c="2"/># Match can be set to "after" or "before". It is used to define if lines should be append to a pattern</text:p>
      <text:p text:style-name="P1"><text:s text:c="2"/># that was (not) matched before or after or as long as a pattern is not matched based on negate.</text:p>
      <text:p text:style-name="P1"><text:s text:c="2"/># Note: After is the equivalent to previous and before is the equivalent to to next in Logstash</text:p>
      <text:p text:style-name="P1"><text:s text:c="2"/>#multiline.match: after</text:p>
      <text:p text:style-name="P1"/>
      <text:p text:style-name="P1"><text:s text:c="2"/># The maximum number of lines that are combined to one event.</text:p>
      <text:p text:style-name="P1"><text:s text:c="2"/># In case there are more the max_lines the additional lines are discarded.</text:p>
      <text:p text:style-name="P1"><text:s text:c="2"/># Default is 500</text:p>
      <text:p text:style-name="P1"><text:s text:c="2"/>#multiline.max_lines: 500</text:p>
      <text:p text:style-name="P1"/>
      <text:p text:style-name="P1"><text:s text:c="2"/># After the defined timeout, an multiline event is sent even if no new pattern was found to start a new event</text:p>
      <text:p text:style-name="P1"><text:s text:c="2"/># Default is 5s.</text:p>
      <text:p text:style-name="P1"><text:s text:c="2"/>#multiline.timeout: 5s</text:p>
      <text:p text:style-name="P1"/>
      <text:p text:style-name="P1"><text:s text:c="2"/># Setting tail_files to true means filebeat starts reading new files at the end</text:p>
      <text:p text:style-name="P1"><text:s text:c="2"/># instead of the beginning. If this is used in combination with log rotation</text:p>
      <text:p text:style-name="P1"><text:s text:c="2"/># this can mean that the first entries of a new file are skipped.</text:p>
      <text:p text:style-name="P1"><text:s text:c="2"/>#tail_files: false</text:p>
      <text:p text:style-name="P1"/>
      <text:p text:style-name="P1"><text:s text:c="2"/># The Ingest Node pipeline ID associated with this input. If this is set, it</text:p>
      <text:p text:style-name="P1"><text:s text:c="2"/># overwrites the pipeline option from the Elasticsearch output.</text:p>
      <text:p text:style-name="P1"><text:s text:c="2"/>#pipeline:</text:p>
      <text:p text:style-name="P1"/>
      <text:p text:style-name="P1"><text:s text:c="2"/># If symlinks is enabled, symlinks are opened and harvested. The harvester is opening the</text:p>
      <text:p text:style-name="P1"><text:s text:c="2"/># original for harvesting but will report the symlink name as source.</text:p>
      <text:p text:style-name="P1"><text:s text:c="2"/>#symlinks: false</text:p>
      <text:p text:style-name="P1"/>
      <text:p text:style-name="P1"><text:s text:c="2"/># Backoff values define how aggressively filebeat crawls new files for updates</text:p>
      <text:p text:style-name="P1"><text:s text:c="2"/># The default values can be used in most cases. Backoff defines how long it is waited</text:p>
      <text:p text:style-name="P1"><text:s text:c="2"/># to check a file again after EOF is reached. Default is 1s which means the file</text:p>
      <text:p text:style-name="P1"><text:s text:c="2"/># is checked every second if new lines were added. This leads to a near real time crawling.</text:p>
      <text:p text:style-name="P1"><text:s text:c="2"/># Every time a new line appears, backoff is reset to the initial value.</text:p>
      <text:p text:style-name="P1"><text:s text:c="2"/>#backoff: 1s</text:p>
      <text:p text:style-name="P1"/>
      <text:p text:style-name="P1"><text:s text:c="2"/># Max backoff defines what the maximum backoff time is. After having backed off multiple times</text:p>
      <text:p text:style-name="P1"><text:s text:c="2"/># from checking the files, the waiting time will never exceed max_backoff independent of the</text:p>
      <text:p text:style-name="P1"><text:s text:c="2"/># backoff factor. Having it set to 10s means in the worst case a new line can be added to a log</text:p>
      <text:p text:style-name="P1"><text:s text:c="2"/># file after having backed off multiple times, it takes a maximum of 10s to read the new line</text:p>
      <text:p text:style-name="P1"><text:s text:c="2"/>#max_backoff: 10s</text:p>
      <text:p text:style-name="P1"/>
      <text:p text:style-name="P1"><text:s text:c="2"/># The backoff factor defines how fast the algorithm backs off. The bigger the backoff factor,</text:p>
      <text:p text:style-name="P1"><text:s text:c="2"/># the faster the max_backoff value is reached. If this value is set to 1, no backoff will happen.</text:p>
      <text:p text:style-name="P1"><text:s text:c="2"/># The backoff value will be multiplied each time with the backoff_factor until max_backoff is reached</text:p>
      <text:p text:style-name="P1"><text:s text:c="2"/>#backoff_factor: 2</text:p>
      <text:p text:style-name="P1"/>
      <text:p text:style-name="P1"><text:s text:c="2"/># Max number of harvesters that are started in parallel.</text:p>
      <text:p text:style-name="P1"><text:s text:c="2"/># Default is 0 which means unlimited</text:p>
      <text:p text:style-name="P1"><text:s text:c="2"/>#harvester_limit: 0</text:p>
      <text:p text:style-name="P1"><text:soft-page-break/></text:p>
      <text:p text:style-name="P1"><text:s text:c="2"/>### Harvester closing options</text:p>
      <text:p text:style-name="P1"/>
      <text:p text:style-name="P1"><text:s text:c="2"/># Close inactive closes the file handler after the predefined period.</text:p>
      <text:p text:style-name="P1"><text:s text:c="2"/># The period starts when the last line of the file was, not the file ModTime.</text:p>
      <text:p text:style-name="P1"><text:s text:c="2"/># Time strings like 2h (2 hours), 5m (5 minutes) can be used.</text:p>
      <text:p text:style-name="P1"><text:s text:c="2"/>#close_inactive: 5m</text:p>
      <text:p text:style-name="P1"/>
      <text:p text:style-name="P1"><text:s text:c="2"/># Close renamed closes a file handler when the file is renamed or rotated.</text:p>
      <text:p text:style-name="P1"><text:s text:c="2"/># Note: Potential data loss. Make sure to read and understand the docs for this option.</text:p>
      <text:p text:style-name="P1"><text:s text:c="2"/>#close_renamed: false</text:p>
      <text:p text:style-name="P1"/>
      <text:p text:style-name="P1"><text:s text:c="2"/># When enabling this option, a file handler is closed immediately in case a file can't be found</text:p>
      <text:p text:style-name="P1"><text:s text:c="2"/># any more. In case the file shows up again later, harvesting will continue at the last known position</text:p>
      <text:p text:style-name="P1"><text:s text:c="2"/># after scan_frequency.</text:p>
      <text:p text:style-name="P1"><text:s text:c="2"/>#close_removed: true</text:p>
      <text:p text:style-name="P1"/>
      <text:p text:style-name="P1"><text:s text:c="2"/># Closes the file handler as soon as the harvesters reaches the end of the file.</text:p>
      <text:p text:style-name="P1"><text:s text:c="2"/># By default this option is disabled.</text:p>
      <text:p text:style-name="P1"><text:s text:c="2"/># Note: Potential data loss. Make sure to read and understand the docs for this option.</text:p>
      <text:p text:style-name="P1"><text:s text:c="2"/>#close_eof: false</text:p>
      <text:p text:style-name="P1"/>
      <text:p text:style-name="P1"><text:s text:c="2"/>### State options</text:p>
      <text:p text:style-name="P1"/>
      <text:p text:style-name="P1"><text:s text:c="2"/># Files for the modification data is older then clean_inactive the state from the registry is removed</text:p>
      <text:p text:style-name="P1"><text:s text:c="2"/># By default this is disabled.</text:p>
      <text:p text:style-name="P1"><text:s text:c="2"/>#clean_inactive: 0</text:p>
      <text:p text:style-name="P1"/>
      <text:p text:style-name="P1"><text:s text:c="2"/># Removes the state for file which cannot be found on disk anymore immediately</text:p>
      <text:p text:style-name="P1"><text:s text:c="2"/>#clean_removed: true</text:p>
      <text:p text:style-name="P1"/>
      <text:p text:style-name="P1"><text:s text:c="2"/># Close timeout closes the harvester after the predefined time.</text:p>
      <text:p text:style-name="P1"><text:s text:c="2"/># This is independent if the harvester did finish reading the file or not.</text:p>
      <text:p text:style-name="P1"><text:s text:c="2"/># By default this option is disabled.</text:p>
      <text:p text:style-name="P1"><text:s text:c="2"/># Note: Potential data loss. Make sure to read and understand the docs for this option.</text:p>
      <text:p text:style-name="P1"><text:s text:c="2"/>#close_timeout: 0</text:p>
      <text:p text:style-name="P1"/>
      <text:p text:style-name="P1"><text:s text:c="2"/># Defines if inputs is enabled</text:p>
      <text:p text:style-name="P1"><text:s text:c="2"/>#enabled: true</text:p>
      <text:p text:style-name="P1"/>
      <text:p text:style-name="P1">#----------------------------- Stdin input -------------------------------</text:p>
      <text:p text:style-name="P1"># Configuration to use stdin input</text:p>
      <text:p text:style-name="P1">#- type: stdin</text:p>
      <text:p text:style-name="P1"/>
      <text:p text:style-name="P1">#------------------------- Redis slowlog input ---------------------------</text:p>
      <text:p text:style-name="P1"># Experimental: Config options for the redis slow log input</text:p>
      <text:p text:style-name="P1">#- type: redis</text:p>
      <text:p text:style-name="P1"><text:s text:c="2"/>#enabled: false</text:p>
      <text:p text:style-name="P1"/>
      <text:p text:style-name="P1"><text:soft-page-break/><text:s text:c="2"/># List of hosts to pool to retrieve the slow log information.</text:p>
      <text:p text:style-name="P1"><text:s text:c="2"/>#hosts: ["localhost:6379"]</text:p>
      <text:p text:style-name="P1"/>
      <text:p text:style-name="P1"><text:s text:c="2"/># How often the input checks for redis slow log.</text:p>
      <text:p text:style-name="P1"><text:s text:c="2"/>#scan_frequency: 10s</text:p>
      <text:p text:style-name="P1"/>
      <text:p text:style-name="P1"><text:s text:c="2"/># Timeout after which time the input should return an error</text:p>
      <text:p text:style-name="P1"><text:s text:c="2"/>#timeout: 1s</text:p>
      <text:p text:style-name="P1"/>
      <text:p text:style-name="P1"><text:s text:c="2"/># Network type to be used for redis connection. Default: tcp</text:p>
      <text:p text:style-name="P1"><text:s text:c="2"/>#network: tcp</text:p>
      <text:p text:style-name="P1"/>
      <text:p text:style-name="P1"><text:s text:c="2"/># Max number of concurrent connections. Default: 10</text:p>
      <text:p text:style-name="P1"><text:s text:c="2"/>#maxconn: 10</text:p>
      <text:p text:style-name="P1"/>
      <text:p text:style-name="P1"><text:s text:c="2"/># Redis AUTH password. Empty by default.</text:p>
      <text:p text:style-name="P1"><text:s text:c="2"/>#password: foobared</text:p>
      <text:p text:style-name="P1"/>
      <text:p text:style-name="P1">#------------------------------ Udp input --------------------------------</text:p>
      <text:p text:style-name="P1"># Experimental: Config options for the udp input</text:p>
      <text:p text:style-name="P1">#- type: udp</text:p>
      <text:p text:style-name="P1"><text:s text:c="2"/>#enabled: false</text:p>
      <text:p text:style-name="P1"/>
      <text:p text:style-name="P1"><text:s text:c="2"/># Maximum size of the message received over UDP</text:p>
      <text:p text:style-name="P1"><text:s text:c="2"/>#max_message_size: 10KiB</text:p>
      <text:p text:style-name="P1"/>
      <text:p text:style-name="P1"><text:s text:c="2"/># Size of the UDP read buffer in bytes</text:p>
      <text:p text:style-name="P1"><text:s text:c="2"/>#read_buffer: 0</text:p>
      <text:p text:style-name="P1"/>
      <text:p text:style-name="P1"/>
      <text:p text:style-name="P1">#------------------------------ TCP input --------------------------------</text:p>
      <text:p text:style-name="P1"># Experimental: Config options for the TCP input</text:p>
      <text:p text:style-name="P1">#- type: tcp</text:p>
      <text:p text:style-name="P1"><text:s text:c="2"/>#enabled: false</text:p>
      <text:p text:style-name="P1"/>
      <text:p text:style-name="P1"><text:s text:c="2"/># The host and port to receive the new event</text:p>
      <text:p text:style-name="P1"><text:s text:c="2"/>#host: "localhost:9000"</text:p>
      <text:p text:style-name="P1"/>
      <text:p text:style-name="P1"><text:s text:c="2"/># Character used to split new message</text:p>
      <text:p text:style-name="P1"><text:s text:c="2"/>#line_delimiter: "\n"</text:p>
      <text:p text:style-name="P1"/>
      <text:p text:style-name="P1"><text:s text:c="2"/># Maximum size in bytes of the message received over TCP</text:p>
      <text:p text:style-name="P1"><text:s text:c="2"/>#max_message_size: 20MiB</text:p>
      <text:p text:style-name="P1"/>
      <text:p text:style-name="P1"><text:s text:c="2"/># Max number of concurrent connections, or 0 for no limit. Default: 0</text:p>
      <text:p text:style-name="P1"><text:s text:c="2"/>#max_connections: 0</text:p>
      <text:p text:style-name="P1"/>
      <text:p text:style-name="P1"><text:s text:c="2"/># The number of seconds of inactivity before a remote connection is closed.</text:p>
      <text:p text:style-name="P1"><text:s text:c="2"/>#timeout: 300s</text:p>
      <text:p text:style-name="P1"><text:soft-page-break/></text:p>
      <text:p text:style-name="P1"><text:s text:c="2"/># Use SSL settings for TCP.</text:p>
      <text:p text:style-name="P1"><text:s text:c="2"/>#ssl.enabled: true</text:p>
      <text:p text:style-name="P1"/>
      <text:p text:style-name="P1"><text:s text:c="2"/># List of supported/valid TLS versions. By default all TLS versions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SSL configuration. By default is off.</text:p>
      <text:p text:style-name="P1"><text:s text:c="2"/># List of root certificates for client verifications</text:p>
      <text:p text:style-name="P1"><text:s text:c="2"/>#ssl.certificate_authorities: ["/etc/pki/root/ca.pem"]</text:p>
      <text:p text:style-name="P1"/>
      <text:p text:style-name="P1"><text:s text:c="2"/># Certificate for SSL server authentication.</text:p>
      <text:p text:style-name="P1"><text:s text:c="2"/>#ssl.certificate: "/etc/pki/client/cert.pem"</text:p>
      <text:p text:style-name="P1"/>
      <text:p text:style-name="P1"><text:s text:c="2"/># Server Certificate Key,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.</text:p>
      <text:p text:style-name="P1"><text:s text:c="2"/>#ssl.cipher_suites: []</text:p>
      <text:p text:style-name="P1"/>
      <text:p text:style-name="P1"><text:s text:c="2"/># Configure curve types for ECDHE based cipher suites.</text:p>
      <text:p text:style-name="P1"><text:s text:c="2"/>#ssl.curve_types: []</text:p>
      <text:p text:style-name="P1"/>
      <text:p text:style-name="P1"><text:s text:c="2"/># Configure what types of client authentication are supported. Valid options</text:p>
      <text:p text:style-name="P1"><text:s text:c="2"/># are `none`, `optional`, and `required`. When `certificate_authorities` is set it will</text:p>
      <text:p text:style-name="P1"><text:s text:c="2"/># default to `required` otherwise it will be set to `none`.</text:p>
      <text:p text:style-name="P1"><text:s text:c="2"/>#ssl.client_authentication: "required"</text:p>
      <text:p text:style-name="P1"/>
      <text:p text:style-name="P1">#------------------------------ Syslog input --------------------------------</text:p>
      <text:p text:style-name="P1"># Experimental: Config options for the Syslog input</text:p>
      <text:p text:style-name="P1"># Accept RFC3164 formatted syslog event via UDP.</text:p>
      <text:p text:style-name="P1">#- type: syslog</text:p>
      <text:p text:style-name="P1"><text:s text:c="2"/>#enabled: false</text:p>
      <text:p text:style-name="P1"><text:s text:c="2"/>#protocol.udp:</text:p>
      <text:p text:style-name="P1"><text:s text:c="4"/># The host and port to receive the new event</text:p>
      <text:p text:style-name="P1"><text:s text:c="4"/>#host: "localhost:9000"</text:p>
      <text:p text:style-name="P1"/>
      <text:p text:style-name="P1"><text:s text:c="4"/># Maximum size of the message received over UDP</text:p>
      <text:p text:style-name="P1"><text:s text:c="4"/>#max_message_size: 10KiB</text:p>
      <text:p text:style-name="P1"/>
      <text:p text:style-name="P1"># Accept RFC3164 formatted syslog event via TCP.</text:p>
      <text:p text:style-name="P1">#- type: syslog</text:p>
      <text:p text:style-name="P1"><text:s text:c="2"/>#enabled: false</text:p>
      <text:p text:style-name="P1"/>
      <text:p text:style-name="P1"><text:s text:c="2"/>#protocol.tcp:</text:p>
      <text:p text:style-name="P1"><text:soft-page-break/><text:s text:c="4"/># The host and port to receive the new event</text:p>
      <text:p text:style-name="P1"><text:s text:c="4"/>#host: "localhost:9000"</text:p>
      <text:p text:style-name="P1"/>
      <text:p text:style-name="P1"><text:s text:c="4"/># Character used to split new message</text:p>
      <text:p text:style-name="P1"><text:s text:c="4"/>#line_delimiter: "\n"</text:p>
      <text:p text:style-name="P1"/>
      <text:p text:style-name="P1"><text:s text:c="4"/># Maximum size in bytes of the message received over TCP</text:p>
      <text:p text:style-name="P1"><text:s text:c="4"/>#max_message_size: 20MiB</text:p>
      <text:p text:style-name="P1"/>
      <text:p text:style-name="P1"><text:s text:c="4"/># The number of seconds of inactivity before a remote connection is closed.</text:p>
      <text:p text:style-name="P1"><text:s text:c="4"/>#timeout: 300s</text:p>
      <text:p text:style-name="P1"/>
      <text:p text:style-name="P1"><text:s text:c="4"/># Use SSL settings for TCP.</text:p>
      <text:p text:style-name="P1"><text:s text:c="4"/>#ssl.enabled: true</text:p>
      <text:p text:style-name="P1"/>
      <text:p text:style-name="P1"><text:s text:c="4"/># List of supported/valid TLS versions. By default all TLS versions 1.0 up to</text:p>
      <text:p text:style-name="P1"><text:s text:c="4"/># 1.2 are enabled.</text:p>
      <text:p text:style-name="P1"><text:s text:c="4"/>#ssl.supported_protocols: [TLSv1.0, TLSv1.1, TLSv1.2]</text:p>
      <text:p text:style-name="P1"/>
      <text:p text:style-name="P1"><text:s text:c="4"/># SSL configuration. By default is off.</text:p>
      <text:p text:style-name="P1"><text:s text:c="4"/># List of root certificates for client verifications</text:p>
      <text:p text:style-name="P1"><text:s text:c="4"/>#ssl.certificate_authorities: ["/etc/pki/root/ca.pem"]</text:p>
      <text:p text:style-name="P1"/>
      <text:p text:style-name="P1"><text:s text:c="4"/># Certificate for SSL server authentication.</text:p>
      <text:p text:style-name="P1"><text:s text:c="4"/>#ssl.certificate: "/etc/pki/client/cert.pem"</text:p>
      <text:p text:style-name="P1"/>
      <text:p text:style-name="P1"><text:s text:c="4"/># Server Certificate Key,</text:p>
      <text:p text:style-name="P1"><text:s text:c="4"/>#ssl.key: "/etc/pki/client/cert.key"</text:p>
      <text:p text:style-name="P1"/>
      <text:p text:style-name="P1"><text:s text:c="4"/># Optional passphrase for decrypting the Certificate Key.</text:p>
      <text:p text:style-name="P1"><text:s text:c="4"/>#ssl.key_passphrase: ''</text:p>
      <text:p text:style-name="P1"/>
      <text:p text:style-name="P1"><text:s text:c="4"/># Configure cipher suites to be used for SSL connections.</text:p>
      <text:p text:style-name="P1"><text:s text:c="4"/>#ssl.cipher_suites: []</text:p>
      <text:p text:style-name="P1"/>
      <text:p text:style-name="P1"><text:s text:c="4"/># Configure curve types for ECDHE based cipher suites.</text:p>
      <text:p text:style-name="P1"><text:s text:c="4"/>#ssl.curve_types: []</text:p>
      <text:p text:style-name="P1"/>
      <text:p text:style-name="P1"><text:s text:c="4"/># Configure what types of client authentication are supported. Valid options</text:p>
      <text:p text:style-name="P1"><text:s text:c="4"/># are `none`, `optional`, and `required`. When `certificate_authorities` is set it will</text:p>
      <text:p text:style-name="P1"><text:s text:c="4"/># default to `required` otherwise it will be set to `none`.</text:p>
      <text:p text:style-name="P1"><text:s text:c="4"/>#ssl.client_authentication: "required"</text:p>
      <text:p text:style-name="P1"/>
      <text:p text:style-name="P1">#------------------------------ Container input --------------------------------</text:p>
      <text:p text:style-name="P1">#- type: container</text:p>
      <text:p text:style-name="P1"><text:s text:c="2"/>#enabled: false</text:p>
      <text:p text:style-name="P1"/>
      <text:p text:style-name="P1"><text:s text:c="2"/># Paths for container logs that should be crawled and fetched.</text:p>
      <text:p text:style-name="P1"><text:s text:c="2"/>#paths:</text:p>
      <text:p text:style-name="P1"><text:soft-page-break/><text:s text:c="2"/># <text:s/>-/var/lib/docker/containers/*/*.log</text:p>
      <text:p text:style-name="P1"/>
      <text:p text:style-name="P1"><text:s text:c="2"/># Configure stream to filter to a specific stream: stdout, stderr or all (default)</text:p>
      <text:p text:style-name="P1"><text:s text:c="2"/>#stream: all</text:p>
      <text:p text:style-name="P1"/>
      <text:p text:style-name="P1">#========================== Filebeat autodiscover ==============================</text:p>
      <text:p text:style-name="P1"/>
      <text:p text:style-name="P1"># Autodiscover allows you to detect changes in the system and spawn new modules</text:p>
      <text:p text:style-name="P1"># or inputs as they happen.</text:p>
      <text:p text:style-name="P1"/>
      <text:p text:style-name="P1">#filebeat.autodiscover:</text:p>
      <text:p text:style-name="P1"><text:s text:c="2"/># List of enabled autodiscover providers</text:p>
      <text:p text:style-name="P1"># <text:s/>providers:</text:p>
      <text:p text:style-name="P1"># <text:s text:c="3"/>- type: docker</text:p>
      <text:p text:style-name="P1"># <text:s text:c="5"/>templates:</text:p>
      <text:p text:style-name="P1"># <text:s text:c="7"/>- condition:</text:p>
      <text:p text:style-name="P1"># <text:s text:c="11"/>equals.docker.container.image: busybox</text:p>
      <text:p text:style-name="P1"># <text:s text:c="9"/>config:</text:p>
      <text:p text:style-name="P1"># <text:s text:c="11"/>- type: container</text:p>
      <text:p text:style-name="P1"># <text:s text:c="13"/>paths:</text:p>
      <text:p text:style-name="P1"># <text:s text:c="15"/>- /var/lib/docker/containers/${data.docker.container.id}/*.log</text:p>
      <text:p text:style-name="P1"/>
      <text:p text:style-name="P1">#========================= Filebeat global options ============================</text:p>
      <text:p text:style-name="P1"/>
      <text:p text:style-name="P1"># Registry data path. If a relative path is used, it is considered relative to the</text:p>
      <text:p text:style-name="P1"># data path.</text:p>
      <text:p text:style-name="P1">#filebeat.registry.path: ${path.data}/registry</text:p>
      <text:p text:style-name="P1"/>
      <text:p text:style-name="P1"># The permissions mask to apply on registry data, and meta files. The default</text:p>
      <text:p text:style-name="P1"># value is 0600. <text:s/>Must be a valid Unix-style file permissions mask expressed in</text:p>
      <text:p text:style-name="P1"># octal notation. <text:s/>This option is not supported on Windows.</text:p>
      <text:p text:style-name="P1">#filebeat.registry.file_permissions: 0600</text:p>
      <text:p text:style-name="P1"/>
      <text:p text:style-name="P1"># The timeout value that controls when registry entries are written to disk</text:p>
      <text:p text:style-name="P1"># (flushed). When an unwritten update exceeds this value, it triggers a write</text:p>
      <text:p text:style-name="P1"># to disk. When flush is set to 0s, the registry is written to disk after each</text:p>
      <text:p text:style-name="P1"># batch of events has been published successfully. The default value is 0s.</text:p>
      <text:p text:style-name="P1">#filebeat.registry.flush: 0s</text:p>
      <text:p text:style-name="P1"/>
      <text:p text:style-name="P1"/>
      <text:p text:style-name="P1"># Starting with Filebeat 7.0, the registry uses a new directory format to store</text:p>
      <text:p text:style-name="P1"># Filebeat state. After you upgrade, Filebeat will automatically migrate a 6.x</text:p>
      <text:p text:style-name="P1"># registry file to use the new directory format. If you changed</text:p>
      <text:p text:style-name="P1"># filebeat.registry.path while upgrading, set filebeat.registry.migrate_file to</text:p>
      <text:p text:style-name="P1"># point to the old registry file.</text:p>
      <text:p text:style-name="P1">#filebeat.registry.migrate_file: ${path.data}/registry</text:p>
      <text:p text:style-name="P1"/>
      <text:p text:style-name="P1"># By default Ingest pipelines are not updated if a pipeline with the same ID</text:p>
      <text:p text:style-name="P1"># already exists. If this option is enabled Filebeat overwrites pipelines</text:p>
      <text:p text:style-name="P1"><text:soft-page-break/># everytime a new Elasticsearch connection is established.</text:p>
      <text:p text:style-name="P1">#filebeat.overwrite_pipelines: false</text:p>
      <text:p text:style-name="P1"/>
      <text:p text:style-name="P1"># How long filebeat waits on shutdown for the publisher to finish.</text:p>
      <text:p text:style-name="P1"># Default is 0, not waiting.</text:p>
      <text:p text:style-name="P1">#filebeat.shutdown_timeout: 0</text:p>
      <text:p text:style-name="P1"/>
      <text:p text:style-name="P1"># Enable filebeat config reloading</text:p>
      <text:p text:style-name="P1">#filebeat.config:</text:p>
      <text:p text:style-name="P1"><text:s text:c="2"/>#inputs:</text:p>
      <text:p text:style-name="P1"><text:s text:c="4"/>#enabled: false</text:p>
      <text:p text:style-name="P1"><text:s text:c="4"/>#path: inputs.d/*.yml</text:p>
      <text:p text:style-name="P1"><text:s text:c="4"/>#reload.enabled: true</text:p>
      <text:p text:style-name="P1"><text:s text:c="4"/>#reload.period: 10s</text:p>
      <text:p text:style-name="P1"><text:s text:c="2"/>#modules:</text:p>
      <text:p text:style-name="P1"><text:s text:c="4"/>#enabled: false</text:p>
      <text:p text:style-name="P1"><text:s text:c="4"/>#path: modules.d/*.yml</text:p>
      <text:p text:style-name="P1"><text:s text:c="4"/>#reload.enabled: true</text:p>
      <text:p text:style-name="P1"><text:s text:c="4"/>#reload.period: 10s</text:p>
      <text:p text:style-name="P1"/>
      <text:p text:style-name="P1">#================================ General ======================================</text:p>
      <text:p text:style-name="P1"/>
      <text:p text:style-name="P1"># The name of the shipper that publishes the network data. It can be used to group</text:p>
      <text:p text:style-name="P1"># all the transactions sent by a single shipper in the web interface.</text:p>
      <text:p text:style-name="P1"># If this options is not defined, the hostname is used.</text:p>
      <text:p text:style-name="P1">#name:</text:p>
      <text:p text:style-name="P1"/>
      <text:p text:style-name="P1"># The tags of the shipper are included in their own field with each</text:p>
      <text:p text:style-name="P1"># transaction published. Tags make it easy to group servers by different</text:p>
      <text:p text:style-name="P1"># logical properties.</text:p>
      <text:p text:style-name="P1">#tags: ["service-X", "web-tier"]</text:p>
      <text:p text:style-name="P1"/>
      <text:p text:style-name="P1"># Optional fields that you can specify to add additional information to the</text:p>
      <text:p text:style-name="P1"># output. Fields can be scalar values, arrays, dictionaries, or any nested</text:p>
      <text:p text:style-name="P1"># combination of these.</text:p>
      <text:p text:style-name="P1">#fields:</text:p>
      <text:p text:style-name="P1"># <text:s/>env: staging</text:p>
      <text:p text:style-name="P1"/>
      <text:p text:style-name="P1"># If this option is set to true, the custom fields are stored as top-level</text:p>
      <text:p text:style-name="P1"># fields in the output document instead of being grouped under a fields</text:p>
      <text:p text:style-name="P1"># sub-dictionary. Default is false.</text:p>
      <text:p text:style-name="P1">#fields_under_root: false</text:p>
      <text:p text:style-name="P1"/>
      <text:p text:style-name="P1"># Internal queue configuration for buffering events to be published.</text:p>
      <text:p text:style-name="P1">#queue:</text:p>
      <text:p text:style-name="P1"><text:s text:c="2"/># Queue type by name (default 'mem')</text:p>
      <text:p text:style-name="P1"><text:s text:c="2"/># The memory queue will present all available events (up to the outputs</text:p>
      <text:p text:style-name="P1"><text:s text:c="2"/># bulk_max_size) to the output, the moment the output is ready to server</text:p>
      <text:p text:style-name="P1"><text:soft-page-break/><text:s text:c="2"/># another batch of events.</text:p>
      <text:p text:style-name="P1"><text:s text:c="2"/>#mem:</text:p>
      <text:p text:style-name="P1"><text:s text:c="4"/># Max number of events the queue can buffer.</text:p>
      <text:p text:style-name="P1"><text:s text:c="4"/>#events: 4096</text:p>
      <text:p text:style-name="P1"/>
      <text:p text:style-name="P1"><text:s text:c="4"/># Hints the minimum number of events stored in the queue,</text:p>
      <text:p text:style-name="P1"><text:s text:c="4"/># before providing a batch of events to the outputs.</text:p>
      <text:p text:style-name="P1"><text:s text:c="4"/># The default value is set to 2048.</text:p>
      <text:p text:style-name="P1"><text:s text:c="4"/># A value of 0 ensures events are immediately available</text:p>
      <text:p text:style-name="P1"><text:s text:c="4"/># to be sent to the outputs.</text:p>
      <text:p text:style-name="P1"><text:s text:c="4"/>#flush.min_events: 2048</text:p>
      <text:p text:style-name="P1"/>
      <text:p text:style-name="P1"><text:s text:c="4"/># Maximum duration after which events are available to the outputs,</text:p>
      <text:p text:style-name="P1"><text:s text:c="4"/># if the number of events stored in the queue is &lt; `flush.min_events`.</text:p>
      <text:p text:style-name="P1"><text:s text:c="4"/>#flush.timeout: 1s</text:p>
      <text:p text:style-name="P1"/>
      <text:p text:style-name="P1"><text:s text:c="2"/># The spool queue will store events in a local spool file, before</text:p>
      <text:p text:style-name="P1"><text:s text:c="2"/># forwarding the events to the outputs.</text:p>
      <text:p text:style-name="P1"><text:s text:c="2"/>#</text:p>
      <text:p text:style-name="P1"><text:s text:c="2"/># Beta: spooling to disk is currently a beta feature. Use with care.</text:p>
      <text:p text:style-name="P1"><text:s text:c="2"/>#</text:p>
      <text:p text:style-name="P1"><text:s text:c="2"/># The spool file is a circular buffer, which blocks once the file/buffer is full.</text:p>
      <text:p text:style-name="P1"><text:s text:c="2"/># Events are put into a write buffer and flushed once the write buffer</text:p>
      <text:p text:style-name="P1"><text:s text:c="2"/># is full or the flush_timeout is triggered.</text:p>
      <text:p text:style-name="P1"><text:s text:c="2"/># Once ACKed by the output, events are removed immediately from the queue,</text:p>
      <text:p text:style-name="P1"><text:s text:c="2"/># making space for new events to be persisted.</text:p>
      <text:p text:style-name="P1"><text:s text:c="2"/>#spool:</text:p>
      <text:p text:style-name="P1"><text:s text:c="4"/># The file namespace configures the file path and the file creation settings.</text:p>
      <text:p text:style-name="P1"><text:s text:c="4"/># Once the file exists, the `size`, `page_size` and `prealloc` settings</text:p>
      <text:p text:style-name="P1"><text:s text:c="4"/># will have no more effect.</text:p>
      <text:p text:style-name="P1"><text:s text:c="4"/>#file:</text:p>
      <text:p text:style-name="P1"><text:s text:c="6"/># Location of spool file. The default value is ${path.data}/spool.dat.</text:p>
      <text:p text:style-name="P1"><text:s text:c="6"/>#path: "${path.data}/spool.dat"</text:p>
      <text:p text:style-name="P1"/>
      <text:p text:style-name="P1"><text:s text:c="6"/># Configure file permissions if file is created. The default value is 0600.</text:p>
      <text:p text:style-name="P1"><text:s text:c="6"/>#permissions: 0600</text:p>
      <text:p text:style-name="P1"/>
      <text:p text:style-name="P1"><text:s text:c="6"/># File size hint. The spool blocks, once this limit is reached. The default value is 100 MiB.</text:p>
      <text:p text:style-name="P1"><text:s text:c="6"/>#size: 100MiB</text:p>
      <text:p text:style-name="P1"/>
      <text:p text:style-name="P1"><text:s text:c="6"/># The files page size. A file is split into multiple pages of the same size. The default value is 4KiB.</text:p>
      <text:p text:style-name="P1"><text:s text:c="6"/>#page_size: 4KiB</text:p>
      <text:p text:style-name="P1"/>
      <text:p text:style-name="P1"><text:s text:c="6"/># If prealloc is set, the required space for the file is reserved using</text:p>
      <text:p text:style-name="P1"><text:s text:c="6"/># truncate. The default value is true.</text:p>
      <text:p text:style-name="P1"><text:s text:c="6"/>#prealloc: true</text:p>
      <text:p text:style-name="P1"/>
      <text:p text:style-name="P1"><text:s text:c="4"/># Spool writer settings</text:p>
      <text:p text:style-name="P1"><text:s text:c="4"/># Events are serialized into a write buffer. The write buffer is flushed if:</text:p>
      <text:p text:style-name="P1"><text:soft-page-break/><text:s text:c="4"/># - The buffer limit has been reached.</text:p>
      <text:p text:style-name="P1"><text:s text:c="4"/># - The configured limit of buffered events is reached.</text:p>
      <text:p text:style-name="P1"><text:s text:c="4"/># - The flush timeout is triggered.</text:p>
      <text:p text:style-name="P1"><text:s text:c="4"/>#write:</text:p>
      <text:p text:style-name="P1"><text:s text:c="6"/># Sets the write buffer size.</text:p>
      <text:p text:style-name="P1"><text:s text:c="6"/>#buffer_size: 1MiB</text:p>
      <text:p text:style-name="P1"/>
      <text:p text:style-name="P1"><text:s text:c="6"/># Maximum duration after which events are flushed if the write buffer</text:p>
      <text:p text:style-name="P1"><text:s text:c="6"/># is not full yet. The default value is 1s.</text:p>
      <text:p text:style-name="P1"><text:s text:c="6"/>#flush.timeout: 1s</text:p>
      <text:p text:style-name="P1"/>
      <text:p text:style-name="P1"><text:s text:c="6"/># Number of maximum buffered events. The write buffer is flushed once the</text:p>
      <text:p text:style-name="P1"><text:s text:c="6"/># limit is reached.</text:p>
      <text:p text:style-name="P1"><text:s text:c="6"/>#flush.events: 16384</text:p>
      <text:p text:style-name="P1"/>
      <text:p text:style-name="P1"><text:s text:c="6"/># Configure the on-disk event encoding. The encoding can be changed</text:p>
      <text:p text:style-name="P1"><text:s text:c="6"/># between restarts.</text:p>
      <text:p text:style-name="P1"><text:s text:c="6"/># Valid encodings are: json, ubjson, and cbor.</text:p>
      <text:p text:style-name="P1"><text:s text:c="6"/>#codec: cbor</text:p>
      <text:p text:style-name="P1"><text:s text:c="4"/>#read:</text:p>
      <text:p text:style-name="P1"><text:s text:c="6"/># Reader flush timeout, waiting for more events to become available, so</text:p>
      <text:p text:style-name="P1"><text:s text:c="6"/># to fill a complete batch as required by the outputs.</text:p>
      <text:p text:style-name="P1"><text:s text:c="6"/># If flush_timeout is 0, all available events are forwarded to the</text:p>
      <text:p text:style-name="P1"><text:s text:c="6"/># outputs immediately.</text:p>
      <text:p text:style-name="P1"><text:s text:c="6"/># The default value is 0s.</text:p>
      <text:p text:style-name="P1"><text:s text:c="6"/>#flush.timeout: 0s</text:p>
      <text:p text:style-name="P1"/>
      <text:p text:style-name="P1"># Sets the maximum number of CPUs that can be executing simultaneously. The</text:p>
      <text:p text:style-name="P1"># default is the number of logical CPUs available in the system.</text:p>
      <text:p text:style-name="P1">#max_procs:</text:p>
      <text:p text:style-name="P1"/>
      <text:p text:style-name="P1">#================================ Processors ===================================</text:p>
      <text:p text:style-name="P1"/>
      <text:p text:style-name="P1"># Processors are used to reduce the number of fields in the exported event or to</text:p>
      <text:p text:style-name="P1"># enhance the event with external metadata. This section defines a list of</text:p>
      <text:p text:style-name="P1"># processors that are applied one by one and the first one receives the initial</text:p>
      <text:p text:style-name="P1"># event:</text:p>
      <text:p text:style-name="P1">#</text:p>
      <text:p text:style-name="P1"># <text:s text:c="2"/>event -&gt; filter1 -&gt; event1 -&gt; filter2 -&gt;event2 ...</text:p>
      <text:p text:style-name="P1">#</text:p>
      <text:p text:style-name="P1"># The supported processors are drop_fields, drop_event, include_fields,</text:p>
      <text:p text:style-name="P1"># decode_json_fields, and add_cloud_metadata.</text:p>
      <text:p text:style-name="P1">#</text:p>
      <text:p text:style-name="P1"># For example, you can use the following processors to keep the fields that</text:p>
      <text:p text:style-name="P1"># contain CPU load percentages, but remove the fields that contain CPU ticks</text:p>
      <text:p text:style-name="P1"># values:</text:p>
      <text:p text:style-name="P1">#</text:p>
      <text:p text:style-name="P1">#processors:</text:p>
      <text:p text:style-name="P1"><text:soft-page-break/>#- include_fields:</text:p>
      <text:p text:style-name="P1"># <text:s text:c="3"/>fields: ["cpu"]</text:p>
      <text:p text:style-name="P1">#- drop_fields:</text:p>
      <text:p text:style-name="P1"># <text:s text:c="3"/>fields: ["cpu.user", "cpu.system"]</text:p>
      <text:p text:style-name="P1">#</text:p>
      <text:p text:style-name="P1"># The following example drops the events that have the HTTP response code 200:</text:p>
      <text:p text:style-name="P1">#</text:p>
      <text:p text:style-name="P1">#processors:</text:p>
      <text:p text:style-name="P1">#- drop_event:</text:p>
      <text:p text:style-name="P1"># <text:s text:c="3"/>when:</text:p>
      <text:p text:style-name="P1"># <text:s text:c="6"/>equals:</text:p>
      <text:p text:style-name="P1"># <text:s text:c="10"/>http.code: 200</text:p>
      <text:p text:style-name="P1">#</text:p>
      <text:p text:style-name="P1"># The following example renames the field a to b:</text:p>
      <text:p text:style-name="P1">#</text:p>
      <text:p text:style-name="P1">#processors:</text:p>
      <text:p text:style-name="P1">#- rename:</text:p>
      <text:p text:style-name="P1"># <text:s text:c="3"/>fields:</text:p>
      <text:p text:style-name="P1"># <text:s text:c="6"/>- from: "a"</text:p>
      <text:p text:style-name="P1"># <text:s text:c="8"/>to: "b"</text:p>
      <text:p text:style-name="P1">#</text:p>
      <text:p text:style-name="P1"># The following example tokenizes the string into fields:</text:p>
      <text:p text:style-name="P1">#</text:p>
      <text:p text:style-name="P1">#processors:</text:p>
      <text:p text:style-name="P1">#- dissect:</text:p>
      <text:p text:style-name="P1"># <text:s text:c="3"/>tokenizer: "%{key1} - %{key2}"</text:p>
      <text:p text:style-name="P1"># <text:s text:c="3"/>field: "message"</text:p>
      <text:p text:style-name="P1"># <text:s text:c="3"/>target_prefix: "dissect"</text:p>
      <text:p text:style-name="P1">#</text:p>
      <text:p text:style-name="P1"># The following example enriches each event with metadata from the cloud</text:p>
      <text:p text:style-name="P1"># provider about the host machine. It works on EC2, GCE, DigitalOcean,</text:p>
      <text:p text:style-name="P1"># Tencent Cloud, and Alibaba Cloud.</text:p>
      <text:p text:style-name="P1">#</text:p>
      <text:p text:style-name="P1">#processors:</text:p>
      <text:p text:style-name="P1">#- add_cloud_metadata: ~</text:p>
      <text:p text:style-name="P1">#</text:p>
      <text:p text:style-name="P1"># The following example enriches each event with the machine's local time zone</text:p>
      <text:p text:style-name="P1"># offset from UTC.</text:p>
      <text:p text:style-name="P1">#</text:p>
      <text:p text:style-name="P1">#processors:</text:p>
      <text:p text:style-name="P1">#- add_locale:</text:p>
      <text:p text:style-name="P1"># <text:s text:c="3"/>format: offset</text:p>
      <text:p text:style-name="P1">#</text:p>
      <text:p text:style-name="P1"># The following example enriches each event with docker metadata, it matches</text:p>
      <text:p text:style-name="P1"># given fields to an existing container id and adds info from that container:</text:p>
      <text:p text:style-name="P1">#</text:p>
      <text:p text:style-name="P1">#processors:</text:p>
      <text:p text:style-name="P1">#- add_docker_metadata:</text:p>
      <text:p text:style-name="P1"># <text:s text:c="3"/>host: "unix:///var/run/docker.sock"</text:p>
      <text:p text:style-name="P1"><text:soft-page-break/># <text:s text:c="3"/>match_fields: ["system.process.cgroup.id"]</text:p>
      <text:p text:style-name="P1"># <text:s text:c="3"/>match_pids: ["process.pid", "process.ppid"]</text:p>
      <text:p text:style-name="P1"># <text:s text:c="3"/>match_source: true</text:p>
      <text:p text:style-name="P1"># <text:s text:c="3"/>match_source_index: 4</text:p>
      <text:p text:style-name="P1"># <text:s text:c="3"/>match_short_id: false</text:p>
      <text:p text:style-name="P1"># <text:s text:c="3"/>cleanup_timeout: 60</text:p>
      <text:p text:style-name="P1"># <text:s text:c="3"/>labels.dedot: false</text:p>
      <text:p text:style-name="P1"># <text:s text:c="3"/># To connect to Docker over TLS you must specify a client and CA certificate.</text:p>
      <text:p text:style-name="P1"># <text:s text:c="3"/>#ssl:</text:p>
      <text:p text:style-name="P1"># <text:s text:c="3"/># <text:s/>certificate_authority: "/etc/pki/root/ca.pem"</text:p>
      <text:p text:style-name="P1"># <text:s text:c="3"/># <text:s/>certificate: <text:s text:c="10"/>"/etc/pki/client/cert.pem"</text:p>
      <text:p text:style-name="P1"># <text:s text:c="3"/># <text:s/>key: <text:s text:c="18"/>"/etc/pki/client/cert.key"</text:p>
      <text:p text:style-name="P1">#</text:p>
      <text:p text:style-name="P1"># The following example enriches each event with docker metadata, it matches</text:p>
      <text:p text:style-name="P1"># container id from log path available in `source` field (by default it expects</text:p>
      <text:p text:style-name="P1"># it to be /var/lib/docker/containers/*/*.log).</text:p>
      <text:p text:style-name="P1">#</text:p>
      <text:p text:style-name="P1">#processors:</text:p>
      <text:p text:style-name="P1">#- add_docker_metadata: ~</text:p>
      <text:p text:style-name="P1">#</text:p>
      <text:p text:style-name="P1"># The following example enriches each event with host metadata.</text:p>
      <text:p text:style-name="P1">#</text:p>
      <text:p text:style-name="P1">#processors:</text:p>
      <text:p text:style-name="P1">#- add_host_metadata:</text:p>
      <text:p text:style-name="P1"># <text:s text:c="2"/>netinfo.enabled: false</text:p>
      <text:p text:style-name="P1">#</text:p>
      <text:p text:style-name="P1"># The following example enriches each event with process metadata using</text:p>
      <text:p text:style-name="P1"># process IDs included in the event.</text:p>
      <text:p text:style-name="P1">#</text:p>
      <text:p text:style-name="P1">#processors:</text:p>
      <text:p text:style-name="P1">#- add_process_metadata:</text:p>
      <text:p text:style-name="P1"># <text:s text:c="3"/>match_pids: ["system.process.ppid"]</text:p>
      <text:p text:style-name="P1"># <text:s text:c="3"/>target: system.process.parent</text:p>
      <text:p text:style-name="P1">#</text:p>
      <text:p text:style-name="P1"># The following example decodes fields containing JSON strings</text:p>
      <text:p text:style-name="P1"># and replaces the strings with valid JSON objects.</text:p>
      <text:p text:style-name="P1">#</text:p>
      <text:p text:style-name="P1">#processors:</text:p>
      <text:p text:style-name="P1">#- decode_json_fields:</text:p>
      <text:p text:style-name="P1"># <text:s text:c="3"/>fields: ["field1", "field2", ...]</text:p>
      <text:p text:style-name="P1"># <text:s text:c="3"/>process_array: false</text:p>
      <text:p text:style-name="P1"># <text:s text:c="3"/>max_depth: 1</text:p>
      <text:p text:style-name="P1"># <text:s text:c="3"/>target: ""</text:p>
      <text:p text:style-name="P1"># <text:s text:c="3"/>overwrite_keys: false</text:p>
      <text:p text:style-name="P1">#</text:p>
      <text:p text:style-name="P1">#processors:</text:p>
      <text:p text:style-name="P1">#- decompress_gzip_field:</text:p>
      <text:p text:style-name="P1"># <text:s text:c="3"/>from: "field1"</text:p>
      <text:p text:style-name="P1"># <text:s text:c="3"/>to: "field2"</text:p>
      <text:p text:style-name="P1"><text:soft-page-break/># <text:s text:c="3"/>ignore_missing: false</text:p>
      <text:p text:style-name="P1"># <text:s text:c="3"/>fail_on_error: true</text:p>
      <text:p text:style-name="P1">#</text:p>
      <text:p text:style-name="P1"># The following example copies the value of message to message_copied</text:p>
      <text:p text:style-name="P1">#</text:p>
      <text:p text:style-name="P1">#processors:</text:p>
      <text:p text:style-name="P1">#- copy_fields:</text:p>
      <text:p text:style-name="P1"># <text:s text:c="3"/>fields:</text:p>
      <text:p text:style-name="P1"># <text:s text:c="7"/>- from: message</text:p>
      <text:p text:style-name="P1"># <text:s text:c="9"/>to: message_copied</text:p>
      <text:p text:style-name="P1"># <text:s text:c="3"/>fail_on_error: true</text:p>
      <text:p text:style-name="P1"># <text:s text:c="3"/>ignore_missing: false</text:p>
      <text:p text:style-name="P1">#</text:p>
      <text:p text:style-name="P1"># The following example truncates the value of message to 1024 bytes</text:p>
      <text:p text:style-name="P1">#</text:p>
      <text:p text:style-name="P1">#processors:</text:p>
      <text:p text:style-name="P1">#- truncate_fields:</text:p>
      <text:p text:style-name="P1"># <text:s text:c="3"/>fields:</text:p>
      <text:p text:style-name="P1"># <text:s text:c="5"/>- message</text:p>
      <text:p text:style-name="P1"># <text:s text:c="3"/>max_bytes: 1024</text:p>
      <text:p text:style-name="P1"># <text:s text:c="3"/>fail_on_error: false</text:p>
      <text:p text:style-name="P1"># <text:s text:c="3"/>ignore_missing: true</text:p>
      <text:p text:style-name="P1">#</text:p>
      <text:p text:style-name="P1"># The following example preserves the raw message under event.original</text:p>
      <text:p text:style-name="P1">#</text:p>
      <text:p text:style-name="P1">#processors:</text:p>
      <text:p text:style-name="P1">#- copy_fields:</text:p>
      <text:p text:style-name="P1"># <text:s text:c="3"/>fields:</text:p>
      <text:p text:style-name="P1"># <text:s text:c="7"/>- from: message</text:p>
      <text:p text:style-name="P1"># <text:s text:c="9"/>to: event.original</text:p>
      <text:p text:style-name="P1"># <text:s text:c="3"/>fail_on_error: false</text:p>
      <text:p text:style-name="P1"># <text:s text:c="3"/>ignore_missing: true</text:p>
      <text:p text:style-name="P1">#- truncate_fields:</text:p>
      <text:p text:style-name="P1"># <text:s text:c="3"/>fields:</text:p>
      <text:p text:style-name="P1"># <text:s text:c="5"/>- event.original</text:p>
      <text:p text:style-name="P1"># <text:s text:c="3"/>max_bytes: 1024</text:p>
      <text:p text:style-name="P1"># <text:s text:c="3"/>fail_on_error: false</text:p>
      <text:p text:style-name="P1"># <text:s text:c="3"/>ignore_missing: true</text:p>
      <text:p text:style-name="P1"/>
      <text:p text:style-name="P1">#============================= Elastic Cloud ==================================</text:p>
      <text:p text:style-name="P1"/>
      <text:p text:style-name="P1"># These settings simplify using Filebeat with the Elastic Cloud (https://cloud.elastic.co/).</text:p>
      <text:p text:style-name="P1"/>
      <text:p text:style-name="P1"># The cloud.id setting overwrites the `output.elasticsearch.hosts` and</text:p>
      <text:p text:style-name="P1"># `setup.kibana.host` options.</text:p>
      <text:p text:style-name="P1"># You can find the `cloud.id` in the Elastic Cloud web UI.</text:p>
      <text:p text:style-name="P1">#cloud.id:</text:p>
      <text:p text:style-name="P1"/>
      <text:p text:style-name="P1"><text:soft-page-break/># The cloud.auth setting overwrites the `output.elasticsearch.username` and</text:p>
      <text:p text:style-name="P1"># `output.elasticsearch.password` settings. The format is `&lt;user&gt;:&lt;pass&gt;`.</text:p>
      <text:p text:style-name="P1">#cloud.auth:</text:p>
      <text:p text:style-name="P1"/>
      <text:p text:style-name="P1">#================================ Outputs ======================================</text:p>
      <text:p text:style-name="P1"/>
      <text:p text:style-name="P1"># Configure what output to use when sending the data collected by the beat.</text:p>
      <text:p text:style-name="P1"/>
      <text:p text:style-name="P1">#-------------------------- Elasticsearch output -------------------------------</text:p>
      <text:p text:style-name="P1">output.elasticsearch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Array of hosts to connect to.</text:p>
      <text:p text:style-name="P1"><text:s text:c="2"/># Scheme and port can be left out and will be set to the default (http and 9200)</text:p>
      <text:p text:style-name="P1"><text:s text:c="2"/># In case you specify and additional path, the scheme is required: http://localhost:9200/path</text:p>
      <text:p text:style-name="P1"><text:s text:c="2"/># IPv6 addresses should always be defined as: https://[2001:db8::1]:9200</text:p>
      <text:p text:style-name="P1"><text:s text:c="2"/>hosts: ["10.1.0.4:9200"]</text:p>
      <text:p text:style-name="P1"><text:s text:c="2"/>username: "elastic"</text:p>
      <text:p text:style-name="P1"><text:s text:c="2"/>password: "changeme"</text:p>
      <text:p text:style-name="P1"/>
      <text:p text:style-name="P1"><text:s text:c="2"/># Set gzip compression level.</text:p>
      <text:p text:style-name="P1"><text:s text:c="2"/>#compression_level: 0</text:p>
      <text:p text:style-name="P1"/>
      <text:p text:style-name="P1"><text:s text:c="2"/># Configure escaping HTML symbols in strings.</text:p>
      <text:p text:style-name="P1"><text:s text:c="2"/>#escape_html: false</text:p>
      <text:p text:style-name="P1"/>
      <text:p text:style-name="P1"><text:s text:c="2"/># Optional protocol and basic auth credentials.</text:p>
      <text:p text:style-name="P1"><text:s text:c="2"/>#protocol: "https"</text:p>
      <text:p text:style-name="P1"><text:s text:c="2"/>#username: "elastic"</text:p>
      <text:p text:style-name="P1"><text:s text:c="2"/>#password: "changeme"</text:p>
      <text:p text:style-name="P1"/>
      <text:p text:style-name="P1"><text:s text:c="2"/># Dictionary of HTTP parameters to pass within the URL with index operations.</text:p>
      <text:p text:style-name="P1"><text:s text:c="2"/>#parameters:</text:p>
      <text:p text:style-name="P1"><text:s text:c="4"/>#param1: value1</text:p>
      <text:p text:style-name="P1"><text:s text:c="4"/>#param2: value2</text:p>
      <text:p text:style-name="P1"/>
      <text:p text:style-name="P1"><text:s text:c="2"/># Number of workers per Elasticsearch host.</text:p>
      <text:p text:style-name="P1"><text:s text:c="2"/>#worker: 1</text:p>
      <text:p text:style-name="P1"/>
      <text:p text:style-name="P1"><text:s text:c="2"/># Optional index name. The default is "filebeat" plus date</text:p>
      <text:p text:style-name="P1"><text:s text:c="2"/># and generates [filebeat-]YYYY.MM.DD keys.</text:p>
      <text:p text:style-name="P1"><text:s text:c="2"/># In case you modify this pattern you must update setup.template.name and setup.template.pattern accordingly.</text:p>
      <text:p text:style-name="P1"><text:s text:c="2"/>#index: "filebeat-%{[agent.version]}-%{+yyyy.MM.dd}"</text:p>
      <text:p text:style-name="P1"/>
      <text:p text:style-name="P1"><text:s text:c="2"/># Optional ingest node pipeline. By default no pipeline will be used.</text:p>
      <text:p text:style-name="P1"><text:s text:c="2"/>#pipeline: ""</text:p>
      <text:p text:style-name="P1"><text:soft-page-break/></text:p>
      <text:p text:style-name="P1"><text:s text:c="2"/># Optional HTTP path</text:p>
      <text:p text:style-name="P1"><text:s text:c="2"/>#path: "/elasticsearch"</text:p>
      <text:p text:style-name="P1"/>
      <text:p text:style-name="P1"><text:s text:c="2"/># Custom HTTP headers to add to each request</text:p>
      <text:p text:style-name="P1"><text:s text:c="2"/>#headers:</text:p>
      <text:p text:style-name="P1"><text:s text:c="2"/># <text:s/>X-My-Header: Contents of the header</text:p>
      <text:p text:style-name="P1"/>
      <text:p text:style-name="P1"><text:s text:c="2"/># Proxy server URL</text:p>
      <text:p text:style-name="P1"><text:s text:c="2"/>#proxy_url: http://proxy:3128</text:p>
      <text:p text:style-name="P1"/>
      <text:p text:style-name="P1"><text:s text:c="2"/># Whether to disable proxy settings for outgoing connections. If true, this</text:p>
      <text:p text:style-name="P1"><text:s text:c="2"/># takes precedence over both the proxy_url field and any environment settings</text:p>
      <text:p text:style-name="P1"><text:s text:c="2"/># (HTTP_PROXY, HTTPS_PROXY). The default is false.</text:p>
      <text:p text:style-name="P1"><text:s text:c="2"/>#proxy_disable: false</text:p>
      <text:p text:style-name="P1"/>
      <text:p text:style-name="P1"><text:s text:c="2"/># The number of times a particular Elasticsearch index operation is attempted. If</text:p>
      <text:p text:style-name="P1"><text:s text:c="2"/># the indexing operation doesn't succeed after this many retries, the events are</text:p>
      <text:p text:style-name="P1"><text:s text:c="2"/># dropped. The default is 3.</text:p>
      <text:p text:style-name="P1"><text:s text:c="2"/>#max_retries: 3</text:p>
      <text:p text:style-name="P1"/>
      <text:p text:style-name="P1"><text:s text:c="2"/># The maximum number of events to bulk in a single Elasticsearch bulk API index request.</text:p>
      <text:p text:style-name="P1"><text:s text:c="2"/># The default is 50.</text:p>
      <text:p text:style-name="P1"><text:s text:c="2"/>#bulk_max_size: 50</text:p>
      <text:p text:style-name="P1"/>
      <text:p text:style-name="P1"><text:s text:c="2"/># The number of seconds to wait before trying to reconnect to Elasticsearch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Elasticsearch after a network error. The default is 60s.</text:p>
      <text:p text:style-name="P1"><text:s text:c="2"/>#backoff.max: 60s</text:p>
      <text:p text:style-name="P1"/>
      <text:p text:style-name="P1"><text:s text:c="2"/># Configure HTTP request timeout before failing a request to Elasticsearch.</text:p>
      <text:p text:style-name="P1"><text:s text:c="2"/>#timeout: 90</text:p>
      <text:p text:style-name="P1"/>
      <text:p text:style-name="P1"><text:s text:c="2"/># Use SSL settings for HTTPS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-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oft-page-break/><text:s text:c="2"/># 1.2 are enabled.</text:p>
      <text:p text:style-name="P1"><text:s text:c="2"/>#ssl.supported_protocols: [TLSv1.0, TLSv1.1, TLSv1.2]</text:p>
      <text:p text:style-name="P1"/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#----------------------------- Logstash output ---------------------------------</text:p>
      <text:p text:style-name="P1">#output.logstash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The Logstash hosts</text:p>
      <text:p text:style-name="P1"><text:s text:c="2"/>#hosts: ["localhost:5044"]</text:p>
      <text:p text:style-name="P1"/>
      <text:p text:style-name="P1"><text:s text:c="2"/># Number of workers per Logstash host.</text:p>
      <text:p text:style-name="P1"><text:s text:c="2"/>#worker: 1</text:p>
      <text:p text:style-name="P1"/>
      <text:p text:style-name="P1"><text:s text:c="2"/># Set gzip compression level.</text:p>
      <text:p text:style-name="P1"><text:s text:c="2"/>#compression_level: 3</text:p>
      <text:p text:style-name="P1"/>
      <text:p text:style-name="P1"><text:s text:c="2"/># Configure escaping HTML symbols in strings.</text:p>
      <text:p text:style-name="P1"><text:s text:c="2"/>#escape_html: false</text:p>
      <text:p text:style-name="P1"/>
      <text:p text:style-name="P1"><text:s text:c="2"/># Optional maximum time to live for a connection to Logstash, after which the</text:p>
      <text:p text:style-name="P1"><text:s text:c="2"/># connection will be re-established. <text:s/>A value of `0s` (the default) will</text:p>
      <text:p text:style-name="P1"><text:s text:c="2"/># disable this feature.</text:p>
      <text:p text:style-name="P1"><text:s text:c="2"/>#</text:p>
      <text:p text:style-name="P1"><text:s text:c="2"/># Not yet supported for async connections (i.e. with the "pipelining" option set)</text:p>
      <text:p text:style-name="P1"><text:s text:c="2"/>#ttl: 30s</text:p>
      <text:p text:style-name="P1"/>
      <text:p text:style-name="P1"><text:soft-page-break/><text:s text:c="2"/># Optionally load-balance events between Logstash hosts. Default is false.</text:p>
      <text:p text:style-name="P1"><text:s text:c="2"/>#loadbalance: false</text:p>
      <text:p text:style-name="P1"/>
      <text:p text:style-name="P1"><text:s text:c="2"/># Number of batches to be sent asynchronously to Logstash while processing</text:p>
      <text:p text:style-name="P1"><text:s text:c="2"/># new batches.</text:p>
      <text:p text:style-name="P1"><text:s text:c="2"/>#pipelining: 2</text:p>
      <text:p text:style-name="P1"/>
      <text:p text:style-name="P1"><text:s text:c="2"/># If enabled only a subset of events in a batch of events is transferred per</text:p>
      <text:p text:style-name="P1"><text:s text:c="2"/># transaction. <text:s/>The number of events to be sent increases up to `bulk_max_size`</text:p>
      <text:p text:style-name="P1"><text:s text:c="2"/># if no error is encountered.</text:p>
      <text:p text:style-name="P1"><text:s text:c="2"/>#slow_start: false</text:p>
      <text:p text:style-name="P1"/>
      <text:p text:style-name="P1"><text:s text:c="2"/># The number of seconds to wait before trying to reconnect to Logstash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Logstash after a network error. The default is 60s.</text:p>
      <text:p text:style-name="P1"><text:s text:c="2"/>#backoff.max: 60s</text:p>
      <text:p text:style-name="P1"/>
      <text:p text:style-name="P1"><text:s text:c="2"/># Optional index name. The default index name is set to filebeat</text:p>
      <text:p text:style-name="P1"><text:s text:c="2"/># in all lowercase.</text:p>
      <text:p text:style-name="P1"><text:s text:c="2"/>#index: 'filebeat'</text:p>
      <text:p text:style-name="P1"/>
      <text:p text:style-name="P1"><text:s text:c="2"/># SOCKS5 proxy server URL</text:p>
      <text:p text:style-name="P1"><text:s text:c="2"/>#proxy_url: socks5://user:password@socks5-server:2233</text:p>
      <text:p text:style-name="P1"/>
      <text:p text:style-name="P1"><text:s text:c="2"/># Resolve names locally when using a proxy server. Defaults to false.</text:p>
      <text:p text:style-name="P1"><text:s text:c="2"/>#proxy_use_local_resolver: false</text:p>
      <text:p text:style-name="P1"/>
      <text:p text:style-name="P1"><text:s text:c="2"/># Enable SSL support. SSL is automatically enabled if any SSL setting is set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Optional SSL configuration options. SSL is off by default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><text:soft-page-break/></text:p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<text:s text:c="2"/># The number of times to retry publishing an event after a publishing failure.</text:p>
      <text:p text:style-name="P1"><text:s text:c="2"/># After the specified number of retries, the events are typically dropped.</text:p>
      <text:p text:style-name="P1"><text:s text:c="2"/># Some Beats, such as Filebeat and Winlogbeat, ignore the max_retries setting</text:p>
      <text:p text:style-name="P1"><text:s text:c="2"/># and retry until all events are published. <text:s/>Set max_retries to a value less</text:p>
      <text:p text:style-name="P1"><text:s text:c="2"/># than 0 to retry until all events are published. The default is 3.</text:p>
      <text:p text:style-name="P1"><text:s text:c="2"/>#max_retries: 3</text:p>
      <text:p text:style-name="P1"/>
      <text:p text:style-name="P1"><text:s text:c="2"/># The maximum number of events to bulk in a single Logstash request. The</text:p>
      <text:p text:style-name="P1"><text:s text:c="2"/># default is 2048.</text:p>
      <text:p text:style-name="P1"><text:s text:c="2"/>#bulk_max_size: 2048</text:p>
      <text:p text:style-name="P1"/>
      <text:p text:style-name="P1"><text:s text:c="2"/># The number of seconds to wait for responses from the Logstash server before</text:p>
      <text:p text:style-name="P1"><text:s text:c="2"/># timing out. The default is 30s.</text:p>
      <text:p text:style-name="P1"><text:s text:c="2"/>#timeout: 30s</text:p>
      <text:p text:style-name="P1"/>
      <text:p text:style-name="P1">#------------------------------- Kafka output ----------------------------------</text:p>
      <text:p text:style-name="P1">#output.kafka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The list of Kafka broker addresses from which to fetch the cluster metadata.</text:p>
      <text:p text:style-name="P1"><text:s text:c="2"/># The cluster metadata contain the actual Kafka brokers events are published</text:p>
      <text:p text:style-name="P1"><text:s text:c="2"/># to.</text:p>
      <text:p text:style-name="P1"><text:s text:c="2"/>#hosts: ["localhost:9092"]</text:p>
      <text:p text:style-name="P1"/>
      <text:p text:style-name="P1"><text:s text:c="2"/># The Kafka topic used for produced events. The setting can be a format string</text:p>
      <text:p text:style-name="P1"><text:s text:c="2"/># using any event field. To set the topic from document type use `%{[type]}`.</text:p>
      <text:p text:style-name="P1"><text:s text:c="2"/>#topic: beats</text:p>
      <text:p text:style-name="P1"/>
      <text:p text:style-name="P1"><text:soft-page-break/><text:s text:c="2"/># The Kafka event key setting. Use format string to create a unique event key.</text:p>
      <text:p text:style-name="P1"><text:s text:c="2"/># By default no event key will be generated.</text:p>
      <text:p text:style-name="P1"><text:s text:c="2"/>#key: ''</text:p>
      <text:p text:style-name="P1"/>
      <text:p text:style-name="P1"><text:s text:c="2"/># The Kafka event partitioning strategy. Default hashing strategy is `hash`</text:p>
      <text:p text:style-name="P1"><text:s text:c="2"/># using the `output.kafka.key` setting or randomly distributes events if</text:p>
      <text:p text:style-name="P1"><text:s text:c="2"/># `output.kafka.key` is not configured.</text:p>
      <text:p text:style-name="P1"><text:s text:c="2"/>#partition.hash:</text:p>
      <text:p text:style-name="P1"><text:s text:c="4"/># If enabled, events will only be published to partitions with reachable</text:p>
      <text:p text:style-name="P1"><text:s text:c="4"/># leaders. Default is false.</text:p>
      <text:p text:style-name="P1"><text:s text:c="4"/>#reachable_only: false</text:p>
      <text:p text:style-name="P1"/>
      <text:p text:style-name="P1"><text:s text:c="4"/># Configure alternative event field names used to compute the hash value.</text:p>
      <text:p text:style-name="P1"><text:s text:c="4"/># If empty `output.kafka.key` setting will be used.</text:p>
      <text:p text:style-name="P1"><text:s text:c="4"/># Default value is empty list.</text:p>
      <text:p text:style-name="P1"><text:s text:c="4"/>#hash: []</text:p>
      <text:p text:style-name="P1"/>
      <text:p text:style-name="P1"><text:s text:c="2"/># Authentication details. Password is required if username is set.</text:p>
      <text:p text:style-name="P1"><text:s text:c="2"/>#username: ''</text:p>
      <text:p text:style-name="P1"><text:s text:c="2"/>#password: ''</text:p>
      <text:p text:style-name="P1"/>
      <text:p text:style-name="P1"><text:s text:c="2"/># Kafka version Filebeat is assumed to run against. Defaults to the "1.0.0".</text:p>
      <text:p text:style-name="P1"><text:s text:c="2"/>#version: '1.0.0'</text:p>
      <text:p text:style-name="P1"/>
      <text:p text:style-name="P1"><text:s text:c="2"/># Configure JSON encoding</text:p>
      <text:p text:style-name="P1"><text:s text:c="2"/>#codec.json:</text:p>
      <text:p text:style-name="P1"><text:s text:c="4"/># Pretty-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<text:s text:c="2"/># Metadata update configuration. Metadata contains leader information</text:p>
      <text:p text:style-name="P1"><text:s text:c="2"/># used to decide which broker to use when publishing.</text:p>
      <text:p text:style-name="P1"><text:s text:c="2"/>#metadata:</text:p>
      <text:p text:style-name="P1"><text:s text:c="4"/># Max metadata request retry attempts when cluster is in middle of leader</text:p>
      <text:p text:style-name="P1"><text:s text:c="4"/># election. Defaults to 3 retries.</text:p>
      <text:p text:style-name="P1"><text:s text:c="4"/>#retry.max: 3</text:p>
      <text:p text:style-name="P1"/>
      <text:p text:style-name="P1"><text:s text:c="4"/># Wait time between retries during leader elections. Default is 250ms.</text:p>
      <text:p text:style-name="P1"><text:s text:c="4"/>#retry.backoff: 250ms</text:p>
      <text:p text:style-name="P1"/>
      <text:p text:style-name="P1"><text:s text:c="4"/># Refresh metadata interval. Defaults to every 10 minutes.</text:p>
      <text:p text:style-name="P1"><text:s text:c="4"/>#refresh_frequency: 10m</text:p>
      <text:p text:style-name="P1"/>
      <text:p text:style-name="P1"><text:s text:c="4"/># Strategy for fetching the topics metadata from the broker. Default is false.</text:p>
      <text:p text:style-name="P1"><text:s text:c="4"/>#full: false</text:p>
      <text:p text:style-name="P1"/>
      <text:p text:style-name="P1"><text:s text:c="2"/># The number of concurrent load-balanced Kafka output workers.</text:p>
      <text:p text:style-name="P1"><text:soft-page-break/><text:s text:c="2"/>#worker: 1</text:p>
      <text:p text:style-name="P1"/>
      <text:p text:style-name="P1"><text:s text:c="2"/># The number of times to retry publishing an event after a publishing failure.</text:p>
      <text:p text:style-name="P1"><text:s text:c="2"/># After the specified number of retries, events are typically dropped.</text:p>
      <text:p text:style-name="P1"><text:s text:c="2"/># Some Beats, such as Filebeat, ignore the max_retries setting and retry until</text:p>
      <text:p text:style-name="P1"><text:s text:c="2"/># all events are published. <text:s/>Set max_retries to a value less than 0 to retry</text:p>
      <text:p text:style-name="P1"><text:s text:c="2"/># until all events are published. The default is 3.</text:p>
      <text:p text:style-name="P1"><text:s text:c="2"/>#max_retries: 3</text:p>
      <text:p text:style-name="P1"/>
      <text:p text:style-name="P1"><text:s text:c="2"/># The maximum number of events to bulk in a single Kafka request. The default</text:p>
      <text:p text:style-name="P1"><text:s text:c="2"/># is 2048.</text:p>
      <text:p text:style-name="P1"><text:s text:c="2"/>#bulk_max_size: 2048</text:p>
      <text:p text:style-name="P1"/>
      <text:p text:style-name="P1"><text:s text:c="2"/># Duration to wait before sending bulk Kafka request. 0 is no delay. The default</text:p>
      <text:p text:style-name="P1"><text:s text:c="2"/># is 0.</text:p>
      <text:p text:style-name="P1"><text:s text:c="2"/>#bulk_flush_frequency: 0s</text:p>
      <text:p text:style-name="P1"/>
      <text:p text:style-name="P1"><text:s text:c="2"/># The number of seconds to wait for responses from the Kafka brokers before</text:p>
      <text:p text:style-name="P1"><text:s text:c="2"/># timing out. The default is 30s.</text:p>
      <text:p text:style-name="P1"><text:s text:c="2"/>#timeout: 30s</text:p>
      <text:p text:style-name="P1"/>
      <text:p text:style-name="P1"><text:s text:c="2"/># The maximum duration a broker will wait for number of required ACKs. The</text:p>
      <text:p text:style-name="P1"><text:s text:c="2"/># default is 10s.</text:p>
      <text:p text:style-name="P1"><text:s text:c="2"/>#broker_timeout: 10s</text:p>
      <text:p text:style-name="P1"/>
      <text:p text:style-name="P1"><text:s text:c="2"/># The number of messages buffered for each Kafka broker. The default is 256.</text:p>
      <text:p text:style-name="P1"><text:s text:c="2"/>#channel_buffer_size: 256</text:p>
      <text:p text:style-name="P1"/>
      <text:p text:style-name="P1"><text:s text:c="2"/># The keep-alive period for an active network connection. If 0s, keep-alives</text:p>
      <text:p text:style-name="P1"><text:s text:c="2"/># are disabled. The default is 0 seconds.</text:p>
      <text:p text:style-name="P1"><text:s text:c="2"/>#keep_alive: 0</text:p>
      <text:p text:style-name="P1"/>
      <text:p text:style-name="P1"><text:s text:c="2"/># Sets the output compression codec. Must be one of none, snappy and gzip. The</text:p>
      <text:p text:style-name="P1"><text:s text:c="2"/># default is gzip.</text:p>
      <text:p text:style-name="P1"><text:s text:c="2"/>#compression: gzip</text:p>
      <text:p text:style-name="P1"/>
      <text:p text:style-name="P1"><text:s text:c="2"/># Set the compression level. Currently only gzip provides a compression level</text:p>
      <text:p text:style-name="P1"><text:s text:c="2"/># between 0 and 9. The default value is chosen by the compression algorithm.</text:p>
      <text:p text:style-name="P1"><text:s text:c="2"/>#compression_level: 4</text:p>
      <text:p text:style-name="P1"/>
      <text:p text:style-name="P1"><text:s text:c="2"/># The maximum permitted size of JSON-encoded messages. Bigger messages will be</text:p>
      <text:p text:style-name="P1"><text:s text:c="2"/># dropped. The default value is 1000000 (bytes). This value should be equal to</text:p>
      <text:p text:style-name="P1"><text:s text:c="2"/># or less than the broker's message.max.bytes.</text:p>
      <text:p text:style-name="P1"><text:s text:c="2"/>#max_message_bytes: 1000000</text:p>
      <text:p text:style-name="P1"/>
      <text:p text:style-name="P1"><text:s text:c="2"/># The ACK reliability level required from broker. 0=no response, 1=wait for</text:p>
      <text:p text:style-name="P1"><text:s text:c="2"/># local commit, -1=wait for all replicas to commit. The default is 1. <text:s/>Note:</text:p>
      <text:p text:style-name="P1"><text:s text:c="2"/># If set to 0, no ACKs are returned by Kafka. Messages might be lost silently</text:p>
      <text:p text:style-name="P1"><text:s text:c="2"/># on error.</text:p>
      <text:p text:style-name="P1"><text:soft-page-break/><text:s text:c="2"/>#required_acks: 1</text:p>
      <text:p text:style-name="P1"/>
      <text:p text:style-name="P1"><text:s text:c="2"/># The configurable ClientID used for logging, debugging, and auditing</text:p>
      <text:p text:style-name="P1"><text:s text:c="2"/># purposes. <text:s/>The default is "beats".</text:p>
      <text:p text:style-name="P1"><text:s text:c="2"/>#client_id: beats</text:p>
      <text:p text:style-name="P1"/>
      <text:p text:style-name="P1"><text:s text:c="2"/># Enable SSL support. SSL is automatically enabled if any SSL setting is set.</text:p>
      <text:p text:style-name="P1"><text:s text:c="2"/>#ssl.enabled: true</text:p>
      <text:p text:style-name="P1"/>
      <text:p text:style-name="P1"><text:s text:c="2"/># Optional SSL configuration options. SSL is off by default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#------------------------------- Redis output ----------------------------------</text:p>
      <text:p text:style-name="P1">#output.redis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Configure JSON encoding</text:p>
      <text:p text:style-name="P1"><text:s text:c="2"/>#codec.json:</text:p>
      <text:p text:style-name="P1"><text:soft-page-break/><text:s text:c="4"/># Pretty 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<text:s text:c="2"/># The list of Redis servers to connect to. If load-balancing is enabled, the</text:p>
      <text:p text:style-name="P1"><text:s text:c="2"/># events are distributed to the servers in the list. If one server becomes</text:p>
      <text:p text:style-name="P1"><text:s text:c="2"/># unreachable, the events are distributed to the reachable servers only.</text:p>
      <text:p text:style-name="P1"><text:s text:c="2"/>#hosts: ["localhost:6379"]</text:p>
      <text:p text:style-name="P1"/>
      <text:p text:style-name="P1"><text:s text:c="2"/># The name of the Redis list or channel the events are published to. The</text:p>
      <text:p text:style-name="P1"><text:s text:c="2"/># default is filebeat.</text:p>
      <text:p text:style-name="P1"><text:s text:c="2"/>#key: filebeat</text:p>
      <text:p text:style-name="P1"/>
      <text:p text:style-name="P1"><text:s text:c="2"/># The password to authenticate to Redis with. The default is no authentication.</text:p>
      <text:p text:style-name="P1"><text:s text:c="2"/>#password:</text:p>
      <text:p text:style-name="P1"/>
      <text:p text:style-name="P1"><text:s text:c="2"/># The Redis database number where the events are published. The default is 0.</text:p>
      <text:p text:style-name="P1"><text:s text:c="2"/>#db: 0</text:p>
      <text:p text:style-name="P1"/>
      <text:p text:style-name="P1"><text:s text:c="2"/># The Redis data type to use for publishing events. If the data type is list,</text:p>
      <text:p text:style-name="P1"><text:s text:c="2"/># the Redis RPUSH command is used. If the data type is channel, the Redis</text:p>
      <text:p text:style-name="P1"><text:s text:c="2"/># PUBLISH command is used. The default value is list.</text:p>
      <text:p text:style-name="P1"><text:s text:c="2"/>#datatype: list</text:p>
      <text:p text:style-name="P1"/>
      <text:p text:style-name="P1"><text:s text:c="2"/># The number of workers to use for each host configured to publish events to</text:p>
      <text:p text:style-name="P1"><text:s text:c="2"/># Redis. Use this setting along with the loadbalance option. For example, if</text:p>
      <text:p text:style-name="P1"><text:s text:c="2"/># you have 2 hosts and 3 workers, in total 6 workers are started (3 for each</text:p>
      <text:p text:style-name="P1"><text:s text:c="2"/># host).</text:p>
      <text:p text:style-name="P1"><text:s text:c="2"/>#worker: 1</text:p>
      <text:p text:style-name="P1"/>
      <text:p text:style-name="P1"><text:s text:c="2"/># If set to true and multiple hosts or workers are configured, the output</text:p>
      <text:p text:style-name="P1"><text:s text:c="2"/># plugin load balances published events onto all Redis hosts. If set to false,</text:p>
      <text:p text:style-name="P1"><text:s text:c="2"/># the output plugin sends all events to only one host (determined at random)</text:p>
      <text:p text:style-name="P1"><text:s text:c="2"/># and will switch to another host if the currently selected one becomes</text:p>
      <text:p text:style-name="P1"><text:s text:c="2"/># unreachable. The default value is true.</text:p>
      <text:p text:style-name="P1"><text:s text:c="2"/>#loadbalance: true</text:p>
      <text:p text:style-name="P1"/>
      <text:p text:style-name="P1"><text:s text:c="2"/># The Redis connection timeout in seconds. The default is 5 seconds.</text:p>
      <text:p text:style-name="P1"><text:s text:c="2"/>#timeout: 5s</text:p>
      <text:p text:style-name="P1"/>
      <text:p text:style-name="P1"><text:s text:c="2"/># The number of times to retry publishing an event after a publishing failure.</text:p>
      <text:p text:style-name="P1"><text:s text:c="2"/># After the specified number of retries, the events are typically dropped.</text:p>
      <text:p text:style-name="P1"><text:s text:c="2"/># Some Beats, such as Filebeat, ignore the max_retries setting and retry until</text:p>
      <text:p text:style-name="P1"><text:s text:c="2"/># all events are published. Set max_retries to a value less than 0 to retry</text:p>
      <text:p text:style-name="P1"><text:s text:c="2"/># until all events are published. The default is 3.</text:p>
      <text:p text:style-name="P1"><text:s text:c="2"/>#max_retries: 3</text:p>
      <text:p text:style-name="P1"/>
      <text:p text:style-name="P1"><text:soft-page-break/><text:s text:c="2"/># The number of seconds to wait before trying to reconnect to Redis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Redis after a network error. The default is 60s.</text:p>
      <text:p text:style-name="P1"><text:s text:c="2"/>#backoff.max: 60s</text:p>
      <text:p text:style-name="P1"/>
      <text:p text:style-name="P1"><text:s text:c="2"/># The maximum number of events to bulk in a single Redis request or pipeline.</text:p>
      <text:p text:style-name="P1"><text:s text:c="2"/># The default is 2048.</text:p>
      <text:p text:style-name="P1"><text:s text:c="2"/>#bulk_max_size: 2048</text:p>
      <text:p text:style-name="P1"/>
      <text:p text:style-name="P1"><text:s text:c="2"/># The URL of the SOCKS5 proxy to use when connecting to the Redis servers. The</text:p>
      <text:p text:style-name="P1"><text:s text:c="2"/># value must be a URL with a scheme of socks5://.</text:p>
      <text:p text:style-name="P1"><text:s text:c="2"/>#proxy_url:</text:p>
      <text:p text:style-name="P1"/>
      <text:p text:style-name="P1"><text:s text:c="2"/># This option determines whether Redis hostnames are resolved locally when</text:p>
      <text:p text:style-name="P1"><text:s text:c="2"/># using a proxy. The default value is false, which means that name resolution</text:p>
      <text:p text:style-name="P1"><text:s text:c="2"/># occurs on the proxy server.</text:p>
      <text:p text:style-name="P1"><text:s text:c="2"/>#proxy_use_local_resolver: false</text:p>
      <text:p text:style-name="P1"/>
      <text:p text:style-name="P1"><text:s text:c="2"/># Enable SSL support. SSL is automatically enabled, if any SSL setting is set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Optional SSL configuration options. SSL is off by default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><text:soft-page-break/></text:p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 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#------------------------------- File output -----------------------------------</text:p>
      <text:p text:style-name="P1">#output.file:</text:p>
      <text:p text:style-name="P1"><text:s text:c="2"/># Boolean flag to enable or disable the output module.</text:p>
      <text:p text:style-name="P1"><text:s text:c="2"/>#enabled: true</text:p>
      <text:p text:style-name="P1"/>
      <text:p text:style-name="P1"><text:s text:c="2"/># Configure JSON encoding</text:p>
      <text:p text:style-name="P1"><text:s text:c="2"/>#codec.json:</text:p>
      <text:p text:style-name="P1"><text:s text:c="4"/># Pretty-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<text:s text:c="2"/># Path to the directory where to save the generated files. The option is</text:p>
      <text:p text:style-name="P1"><text:s text:c="2"/># mandatory.</text:p>
      <text:p text:style-name="P1"><text:s text:c="2"/>#path: "/tmp/filebeat"</text:p>
      <text:p text:style-name="P1"/>
      <text:p text:style-name="P1"><text:s text:c="2"/># Name of the generated files. The default is `filebeat` and it generates</text:p>
      <text:p text:style-name="P1"><text:s text:c="2"/># files: `filebeat`, `filebeat.1`, `filebeat.2`, etc.</text:p>
      <text:p text:style-name="P1"><text:s text:c="2"/>#filename: filebeat</text:p>
      <text:p text:style-name="P1"/>
      <text:p text:style-name="P1"><text:s text:c="2"/># Maximum size in kilobytes of each file. When this size is reached, and on</text:p>
      <text:p text:style-name="P1"><text:s text:c="2"/># every Filebeat restart, the files are rotated. The default value is 10240</text:p>
      <text:p text:style-name="P1"><text:s text:c="2"/># kB.</text:p>
      <text:p text:style-name="P1"><text:s text:c="2"/>#rotate_every_kb: 10000</text:p>
      <text:p text:style-name="P1"/>
      <text:p text:style-name="P1"><text:s text:c="2"/># Maximum number of files under path. When this number of files is reached,</text:p>
      <text:p text:style-name="P1"><text:s text:c="2"/># the oldest file is deleted and the rest are shifted from last to first. The</text:p>
      <text:p text:style-name="P1"><text:s text:c="2"/># default is 7 files.</text:p>
      <text:p text:style-name="P1"><text:s text:c="2"/>#number_of_files: 7</text:p>
      <text:p text:style-name="P1"/>
      <text:p text:style-name="P1"><text:s text:c="2"/># Permissions to use for file creation. The default is 0600.</text:p>
      <text:p text:style-name="P1"><text:s text:c="2"/>#permissions: 0600</text:p>
      <text:p text:style-name="P1"/>
      <text:p text:style-name="P1">#----------------------------- Console output ---------------------------------</text:p>
      <text:p text:style-name="P1">#output.console:</text:p>
      <text:p text:style-name="P1"><text:s text:c="2"/># Boolean flag to enable or disable the output module.</text:p>
      <text:p text:style-name="P1"><text:s text:c="2"/>#enabled: true</text:p>
      <text:p text:style-name="P1"><text:soft-page-break/></text:p>
      <text:p text:style-name="P1"><text:s text:c="2"/># Configure JSON encoding</text:p>
      <text:p text:style-name="P1"><text:s text:c="2"/>#codec.json:</text:p>
      <text:p text:style-name="P1"><text:s text:c="4"/># Pretty-print JSON event</text:p>
      <text:p text:style-name="P1"><text:s text:c="4"/>#pretty: false</text:p>
      <text:p text:style-name="P1"/>
      <text:p text:style-name="P1"><text:s text:c="4"/># Configure escaping HTML symbols in strings.</text:p>
      <text:p text:style-name="P1"><text:s text:c="4"/>#escape_html: false</text:p>
      <text:p text:style-name="P1"/>
      <text:p text:style-name="P1">#================================= Paths ======================================</text:p>
      <text:p text:style-name="P1"/>
      <text:p text:style-name="P1"># The home path for the Filebeat installation. This is the default base path</text:p>
      <text:p text:style-name="P1"># for all other path settings and for miscellaneous files that come with the</text:p>
      <text:p text:style-name="P1"># distribution (for example, the sample dashboards).</text:p>
      <text:p text:style-name="P1"># If not set by a CLI flag or in the configuration file, the default for the</text:p>
      <text:p text:style-name="P1"># home path is the location of the binary.</text:p>
      <text:p text:style-name="P1">#path.home:</text:p>
      <text:p text:style-name="P1"/>
      <text:p text:style-name="P1"># The configuration path for the Filebeat installation. This is the default</text:p>
      <text:p text:style-name="P1"># base path for configuration files, including the main YAML configuration file</text:p>
      <text:p text:style-name="P1"># and the Elasticsearch template file. If not set by a CLI flag or in the</text:p>
      <text:p text:style-name="P1"># configuration file, the default for the configuration path is the home path.</text:p>
      <text:p text:style-name="P1">#path.config: ${path.home}</text:p>
      <text:p text:style-name="P1"/>
      <text:p text:style-name="P1"># The data path for the Filebeat installation. This is the default base path</text:p>
      <text:p text:style-name="P1"># for all the files in which Filebeat needs to store its data. If not set by a</text:p>
      <text:p text:style-name="P1"># CLI flag or in the configuration file, the default for the data path is a data</text:p>
      <text:p text:style-name="P1"># subdirectory inside the home path.</text:p>
      <text:p text:style-name="P1">#path.data: ${path.home}/data</text:p>
      <text:p text:style-name="P1"/>
      <text:p text:style-name="P1"># The logs path for a Filebeat installation. This is the default location for</text:p>
      <text:p text:style-name="P1"># the Beat's log files. If not set by a CLI flag or in the configuration file,</text:p>
      <text:p text:style-name="P1"># the default for the logs path is a logs subdirectory inside the home path.</text:p>
      <text:p text:style-name="P1">#path.logs: ${path.home}/logs</text:p>
      <text:p text:style-name="P1"/>
      <text:p text:style-name="P1">#================================ Keystore ==========================================</text:p>
      <text:p text:style-name="P1"># Location of the Keystore containing the keys and their sensitive values.</text:p>
      <text:p text:style-name="P1">#keystore.path: "${path.config}/beats.keystore"</text:p>
      <text:p text:style-name="P1"/>
      <text:p text:style-name="P1">#============================== Dashboards =====================================</text:p>
      <text:p text:style-name="P1"># These settings control loading the sample dashboards to the Kibana index. Loading</text:p>
      <text:p text:style-name="P1"># the dashboards are disabled by default and can be enabled either by setting the</text:p>
      <text:p text:style-name="P1"># options here, or by using the `-setup` CLI flag or the `setup` command.</text:p>
      <text:p text:style-name="P1">#setup.dashboards.enabled: false</text:p>
      <text:p text:style-name="P1"/>
      <text:p text:style-name="P1"># The directory from where to read the dashboards. The default is the `kibana`</text:p>
      <text:p text:style-name="P1"><text:soft-page-break/># folder in the home path.</text:p>
      <text:p text:style-name="P1">#setup.dashboards.directory: ${path.home}/kibana</text:p>
      <text:p text:style-name="P1"/>
      <text:p text:style-name="P1"># The URL from where to download the dashboards archive. It is used instead of</text:p>
      <text:p text:style-name="P1"># the directory if it has a value.</text:p>
      <text:p text:style-name="P1">#setup.dashboards.url:</text:p>
      <text:p text:style-name="P1"/>
      <text:p text:style-name="P1"># The file archive (zip file) from where to read the dashboards. It is used instead</text:p>
      <text:p text:style-name="P1"># of the directory when it has a value.</text:p>
      <text:p text:style-name="P1">#setup.dashboards.file:</text:p>
      <text:p text:style-name="P1"/>
      <text:p text:style-name="P1"># In case the archive contains the dashboards from multiple Beats, this lets you</text:p>
      <text:p text:style-name="P1"># select which one to load. You can load all the dashboards in the archive by</text:p>
      <text:p text:style-name="P1"># setting this to the empty string.</text:p>
      <text:p text:style-name="P1">#setup.dashboards.beat: filebeat</text:p>
      <text:p text:style-name="P1"/>
      <text:p text:style-name="P1"># The name of the Kibana index to use for setting the configuration. Default is ".kibana"</text:p>
      <text:p text:style-name="P1">#setup.dashboards.kibana_index: .kibana</text:p>
      <text:p text:style-name="P1"/>
      <text:p text:style-name="P1"># The Elasticsearch index name. This overwrites the index name defined in the</text:p>
      <text:p text:style-name="P1"># dashboards and index pattern. Example: testbeat-*</text:p>
      <text:p text:style-name="P1">#setup.dashboards.index:</text:p>
      <text:p text:style-name="P1"/>
      <text:p text:style-name="P1"># Always use the Kibana API for loading the dashboards instead of autodetecting</text:p>
      <text:p text:style-name="P1"># how to install the dashboards by first querying Elasticsearch.</text:p>
      <text:p text:style-name="P1">#setup.dashboards.always_kibana: false</text:p>
      <text:p text:style-name="P1"/>
      <text:p text:style-name="P1"># If true and Kibana is not reachable at the time when dashboards are loaded,</text:p>
      <text:p text:style-name="P1"># it will retry to reconnect to Kibana instead of exiting with an error.</text:p>
      <text:p text:style-name="P1">#setup.dashboards.retry.enabled: false</text:p>
      <text:p text:style-name="P1"/>
      <text:p text:style-name="P1"># Duration interval between Kibana connection retries.</text:p>
      <text:p text:style-name="P1">#setup.dashboards.retry.interval: 1s</text:p>
      <text:p text:style-name="P1"/>
      <text:p text:style-name="P1"># Maximum number of retries before exiting with an error, 0 for unlimited retrying.</text:p>
      <text:p text:style-name="P1">#setup.dashboards.retry.maximum: 0</text:p>
      <text:p text:style-name="P1"/>
      <text:p text:style-name="P1"/>
      <text:p text:style-name="P1">#============================== Template =====================================</text:p>
      <text:p text:style-name="P1"/>
      <text:p text:style-name="P1"># A template is used to set the mapping in Elasticsearch</text:p>
      <text:p text:style-name="P1"># By default template loading is enabled and the template is loaded.</text:p>
      <text:p text:style-name="P1"># These settings can be adjusted to load your own template or overwrite existing ones.</text:p>
      <text:p text:style-name="P1"/>
      <text:p text:style-name="P1"># Set to false to disable template loading.</text:p>
      <text:p text:style-name="P1">#setup.template.enabled: true</text:p>
      <text:p text:style-name="P1"/>
      <text:p text:style-name="P1"># Template name. By default the template name is "filebeat-%{[agent.version]}"</text:p>
      <text:p text:style-name="P1"><text:soft-page-break/># The template name and pattern has to be set in case the Elasticsearch index pattern is modified.</text:p>
      <text:p text:style-name="P1">#setup.template.name: "filebeat-%{[agent.version]}"</text:p>
      <text:p text:style-name="P1"/>
      <text:p text:style-name="P1"># Template pattern. By default the template pattern is "-%{[agent.version]}-*" to apply to the default index settings.</text:p>
      <text:p text:style-name="P1"># The first part is the version of the beat and then -* is used to match all daily indices.</text:p>
      <text:p text:style-name="P1"># The template name and pattern has to be set in case the Elasticsearch index pattern is modified.</text:p>
      <text:p text:style-name="P1">#setup.template.pattern: "filebeat-%{[agent.version]}-*"</text:p>
      <text:p text:style-name="P1"/>
      <text:p text:style-name="P1"># Path to fields.yml file to generate the template</text:p>
      <text:p text:style-name="P1">#setup.template.fields: "${path.config}/fields.yml"</text:p>
      <text:p text:style-name="P1"/>
      <text:p text:style-name="P1"># A list of fields to be added to the template and Kibana index pattern. Also</text:p>
      <text:p text:style-name="P1"># specify setup.template.overwrite: true to overwrite the existing template.</text:p>
      <text:p text:style-name="P1"># This setting is experimental.</text:p>
      <text:p text:style-name="P1">#setup.template.append_fields:</text:p>
      <text:p text:style-name="P1">#- name: field_name</text:p>
      <text:p text:style-name="P1"># <text:s/>type: field_type</text:p>
      <text:p text:style-name="P1"/>
      <text:p text:style-name="P1"># Enable JSON template loading. If this is enabled, the fields.yml is ignored.</text:p>
      <text:p text:style-name="P1">#setup.template.json.enabled: false</text:p>
      <text:p text:style-name="P1"/>
      <text:p text:style-name="P1"># Path to the JSON template file</text:p>
      <text:p text:style-name="P1">#setup.template.json.path: "${path.config}/template.json"</text:p>
      <text:p text:style-name="P1"/>
      <text:p text:style-name="P1"># Name under which the template is stored in Elasticsearch</text:p>
      <text:p text:style-name="P1">#setup.template.json.name: ""</text:p>
      <text:p text:style-name="P1"/>
      <text:p text:style-name="P1"># Overwrite existing template</text:p>
      <text:p text:style-name="P1">#setup.template.overwrite: false</text:p>
      <text:p text:style-name="P1"/>
      <text:p text:style-name="P1"># Elasticsearch template settings</text:p>
      <text:p text:style-name="P1">setup.template.settings:</text:p>
      <text:p text:style-name="P1"/>
      <text:p text:style-name="P1"><text:s text:c="2"/># A dictionary of settings to place into the settings.index dictionary</text:p>
      <text:p text:style-name="P1"><text:s text:c="2"/># of the Elasticsearch template. For more details, please check</text:p>
      <text:p text:style-name="P1"><text:s text:c="2"/># https://www.elastic.co/guide/en/elasticsearch/reference/current/mapping.html</text:p>
      <text:p text:style-name="P1"><text:s text:c="2"/>#index:</text:p>
      <text:p text:style-name="P1"><text:s text:c="4"/>#number_of_shards: 1</text:p>
      <text:p text:style-name="P1"><text:s text:c="4"/>#codec: best_compression</text:p>
      <text:p text:style-name="P1"><text:s text:c="4"/>#number_of_routing_shards: 30</text:p>
      <text:p text:style-name="P1"/>
      <text:p text:style-name="P1"><text:s text:c="2"/># A dictionary of settings for the _source field. For more details, please check</text:p>
      <text:p text:style-name="P1"><text:s text:c="2"/># https://www.elastic.co/guide/en/elasticsearch/reference/current/mapping-source-field.html</text:p>
      <text:p text:style-name="P1"><text:s text:c="2"/>#_source:</text:p>
      <text:p text:style-name="P1"><text:s text:c="4"/>#enabled: false</text:p>
      <text:p text:style-name="P1"/>
      <text:p text:style-name="P1">#============================== Setup ILM =====================================</text:p>
      <text:p text:style-name="P1"><text:soft-page-break/></text:p>
      <text:p text:style-name="P1"># Configure index lifecycle management (ILM). These settings create a write</text:p>
      <text:p text:style-name="P1"># alias and add additional settings to the index template. When ILM is enabled,</text:p>
      <text:p text:style-name="P1"># output.elasticsearch.index is ignored, and the write alias is used to set the</text:p>
      <text:p text:style-name="P1"># index name.</text:p>
      <text:p text:style-name="P1"/>
      <text:p text:style-name="P1"># Enable ILM support. Valid values are true, false, and auto. When set to auto</text:p>
      <text:p text:style-name="P1"># (the default), the Beat uses index lifecycle management when it connects to a</text:p>
      <text:p text:style-name="P1"># cluster that supports ILM; otherwise, it creates daily indices.</text:p>
      <text:p text:style-name="P1">#setup.ilm.enabled: auto</text:p>
      <text:p text:style-name="P1"/>
      <text:p text:style-name="P1"># Set the prefix used in the index lifecycle write alias name. The default alias</text:p>
      <text:p text:style-name="P1"># name is 'filebeat-%{[agent.version]}'.</text:p>
      <text:p text:style-name="P1">#setup.ilm.rollover_alias: "filebeat"</text:p>
      <text:p text:style-name="P1"/>
      <text:p text:style-name="P1"># Set the rollover index pattern. The default is "%{now/d}-000001".</text:p>
      <text:p text:style-name="P1">#setup.ilm.pattern: "{now/d}-000001"</text:p>
      <text:p text:style-name="P1"/>
      <text:p text:style-name="P1"># Set the lifecycle policy name. The default policy name is</text:p>
      <text:p text:style-name="P1"># 'filebeat-%{[agent.version]}'.</text:p>
      <text:p text:style-name="P1">#setup.ilm.policy_name: "mypolicy"</text:p>
      <text:p text:style-name="P1"/>
      <text:p text:style-name="P1"># The path to a JSON file that contains a lifecycle policy configuration. Used</text:p>
      <text:p text:style-name="P1"># to load your own lifecycle policy.</text:p>
      <text:p text:style-name="P1">#setup.ilm.policy_file:</text:p>
      <text:p text:style-name="P1"/>
      <text:p text:style-name="P1"># Disable the check for an existing lifecycle policy. The default is false. If</text:p>
      <text:p text:style-name="P1"># you disable this check, set setup.ilm.overwrite: true so the lifecycle policy</text:p>
      <text:p text:style-name="P1"># can be installed.</text:p>
      <text:p text:style-name="P1">#setup.ilm.check_exists: false</text:p>
      <text:p text:style-name="P1"/>
      <text:p text:style-name="P1"># Overwrite the lifecycle policy at startup. The default is false.</text:p>
      <text:p text:style-name="P1">#setup.ilm.overwrite: false</text:p>
      <text:p text:style-name="P1"/>
      <text:p text:style-name="P1">#============================== Kibana =====================================</text:p>
      <text:p text:style-name="P1"/>
      <text:p text:style-name="P1"># Starting with Beats version 6.0.0, the dashboards are loaded via the Kibana API.</text:p>
      <text:p text:style-name="P1"># This requires a Kibana endpoint configuration.</text:p>
      <text:p text:style-name="P1">setup.kibana:</text:p>
      <text:p text:style-name="P1"><text:s/>host: "10.1.0.4:5601"</text:p>
      <text:p text:style-name="P1"><text:s text:c="2"/># Kibana Host</text:p>
      <text:p text:style-name="P1"><text:s text:c="2"/># Scheme and port can be left out and will be set to the default (http and 5601)</text:p>
      <text:p text:style-name="P1"><text:s text:c="2"/># In case you specify and additional path, the scheme is required: http://localhost:5601/path</text:p>
      <text:p text:style-name="P1"><text:s text:c="2"/># IPv6 addresses should always be defined as: https://[2001:db8::1]:5601</text:p>
      <text:p text:style-name="P1"><text:s text:c="2"/>#host: "localhost:5601"</text:p>
      <text:p text:style-name="P1"/>
      <text:p text:style-name="P1"><text:s text:c="2"/># Optional protocol and basic auth credentials.</text:p>
      <text:p text:style-name="P1"><text:s text:c="2"/>#protocol: "https"</text:p>
      <text:p text:style-name="P1"><text:soft-page-break/><text:s text:c="2"/>#username: "elastic"</text:p>
      <text:p text:style-name="P1"><text:s text:c="2"/>#password: "changeme"</text:p>
      <text:p text:style-name="P1"/>
      <text:p text:style-name="P1"><text:s text:c="2"/># Optional HTTP path</text:p>
      <text:p text:style-name="P1"><text:s text:c="2"/>#path: ""</text:p>
      <text:p text:style-name="P1"/>
      <text:p text:style-name="P1"><text:s text:c="2"/># Use SSL settings for HTTPS. Default is true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SSL configuration. The default is off.</text:p>
      <text:p text:style-name="P1"><text:s text:c="2"/># List of root certificates for HTTPS server verifications</text:p>
      <text:p text:style-name="P1"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/>
      <text:p text:style-name="P1"/>
      <text:p text:style-name="P1">#================================ Logging ======================================</text:p>
      <text:p text:style-name="P1"># There are four options for the log output: file, stderr, syslog, eventlog</text:p>
      <text:p text:style-name="P1"># The file output is the default.</text:p>
      <text:p text:style-name="P1"/>
      <text:p text:style-name="P1"># Sets log level. The default log level is info.</text:p>
      <text:p text:style-name="P1"># Available log levels are: error, warning, info, debug</text:p>
      <text:p text:style-name="P1">#logging.level: info</text:p>
      <text:p text:style-name="P1"/>
      <text:p text:style-name="P1"><text:soft-page-break/># Enable debug output for selected components. To enable all selectors use ["*"]</text:p>
      <text:p text:style-name="P1"># Other available selectors are "beat", "publish", "service"</text:p>
      <text:p text:style-name="P1"># Multiple selectors can be chained.</text:p>
      <text:p text:style-name="P1">#logging.selectors: [ ]</text:p>
      <text:p text:style-name="P1"/>
      <text:p text:style-name="P1"># Send all logging output to stderr. The default is false.</text:p>
      <text:p text:style-name="P1">#logging.to_stderr: false</text:p>
      <text:p text:style-name="P1"/>
      <text:p text:style-name="P1"># Send all logging output to syslog. The default is false.</text:p>
      <text:p text:style-name="P1">#logging.to_syslog: false</text:p>
      <text:p text:style-name="P1"/>
      <text:p text:style-name="P1"># Send all logging output to Windows Event Logs. The default is false.</text:p>
      <text:p text:style-name="P1">#logging.to_eventlog: false</text:p>
      <text:p text:style-name="P1"/>
      <text:p text:style-name="P1"># If enabled, Filebeat periodically logs its internal metrics that have changed</text:p>
      <text:p text:style-name="P1"># in the last period. For each metric that changed, the delta from the value at</text:p>
      <text:p text:style-name="P1"># the beginning of the period is logged. Also, the total values for</text:p>
      <text:p text:style-name="P1"># all non-zero internal metrics are logged on shutdown. The default is true.</text:p>
      <text:p text:style-name="P1">#logging.metrics.enabled: true</text:p>
      <text:p text:style-name="P1"/>
      <text:p text:style-name="P1"># The period after which to log the internal metrics. The default is 30s.</text:p>
      <text:p text:style-name="P1">#logging.metrics.period: 30s</text:p>
      <text:p text:style-name="P1"/>
      <text:p text:style-name="P1"># Logging to rotating files. Set logging.to_files to false to disable logging to</text:p>
      <text:p text:style-name="P1"># files.</text:p>
      <text:p text:style-name="P1">logging.to_files: true</text:p>
      <text:p text:style-name="P1">logging.files:</text:p>
      <text:p text:style-name="P1"><text:s text:c="2"/># Configure the path where the logs are written. The default is the logs directory</text:p>
      <text:p text:style-name="P1"><text:s text:c="2"/># under the home path (the binary location).</text:p>
      <text:p text:style-name="P1"><text:s text:c="2"/>#path: /var/log/filebeat</text:p>
      <text:p text:style-name="P1"/>
      <text:p text:style-name="P1"><text:s text:c="2"/># The name of the files where the logs are written to.</text:p>
      <text:p text:style-name="P1"><text:s text:c="2"/>#name: filebeat</text:p>
      <text:p text:style-name="P1"/>
      <text:p text:style-name="P1"><text:s text:c="2"/># Configure log file size limit. If limit is reached, log file will be</text:p>
      <text:p text:style-name="P1"><text:s text:c="2"/># automatically rotated</text:p>
      <text:p text:style-name="P1"><text:s text:c="2"/>#rotateeverybytes: 10485760 # = 10MB</text:p>
      <text:p text:style-name="P1"/>
      <text:p text:style-name="P1"><text:s text:c="2"/># Number of rotated log files to keep. Oldest files will be deleted first.</text:p>
      <text:p text:style-name="P1"><text:s text:c="2"/>#keepfiles: 7</text:p>
      <text:p text:style-name="P1"/>
      <text:p text:style-name="P1"><text:s text:c="2"/># The permissions mask to apply when rotating log files. The default value is 0600.</text:p>
      <text:p text:style-name="P1"><text:s text:c="2"/># Must be a valid Unix-style file permissions mask expressed in octal notation.</text:p>
      <text:p text:style-name="P1"><text:s text:c="2"/>#permissions: 0600</text:p>
      <text:p text:style-name="P1"/>
      <text:p text:style-name="P1"><text:s text:c="2"/># Enable log file rotation on time intervals in addition to size-based rotation.</text:p>
      <text:p text:style-name="P1"><text:s text:c="2"/># Intervals must be at least 1s. Values of 1m, 1h, 24h, 7*24h, 30*24h, and 365*24h</text:p>
      <text:p text:style-name="P1"><text:s text:c="2"/># are boundary-aligned with minutes, hours, days, weeks, months, and years as</text:p>
      <text:p text:style-name="P1"><text:s text:c="2"/># reported by the local system clock. All other intervals are calculated from the</text:p>
      <text:p text:style-name="P1"><text:soft-page-break/><text:s text:c="2"/># Unix epoch. Defaults to disabled.</text:p>
      <text:p text:style-name="P1"><text:s text:c="2"/>#interval: 0</text:p>
      <text:p text:style-name="P1"/>
      <text:p text:style-name="P1"><text:s text:c="2"/># Rotate existing logs on startup rather than appending to the existing</text:p>
      <text:p text:style-name="P1"><text:s text:c="2"/># file. Defaults to true.</text:p>
      <text:p text:style-name="P1"><text:s text:c="2"/># rotateonstartup: true</text:p>
      <text:p text:style-name="P1"/>
      <text:p text:style-name="P1"># Set to true to log messages in JSON format.</text:p>
      <text:p text:style-name="P1">#logging.json: false</text:p>
      <text:p text:style-name="P1"/>
      <text:p text:style-name="P1"/>
      <text:p text:style-name="P1">#============================== X-Pack Monitoring ===============================</text:p>
      <text:p text:style-name="P1"># Filebeat can export internal metrics to a central Elasticsearch monitoring</text:p>
      <text:p text:style-name="P1"># cluster. <text:s/>This requires xpack monitoring to be enabled in Elasticsearch. <text:s/>The</text:p>
      <text:p text:style-name="P1"># reporting is disabled by default.</text:p>
      <text:p text:style-name="P1"/>
      <text:p text:style-name="P1"># Set to true to enable the monitoring reporter.</text:p>
      <text:p text:style-name="P1">#monitoring.enabled: false</text:p>
      <text:p text:style-name="P1"/>
      <text:p text:style-name="P1"># Sets the UUID of the Elasticsearch cluster under which monitoring data for this</text:p>
      <text:p text:style-name="P1"># Filebeat instance will appear in the Stack Monitoring UI. If output.elasticsearch</text:p>
      <text:p text:style-name="P1"># is enabled, the UUID is derived from the Elasticsearch cluster referenced by output.elasticsearch.</text:p>
      <text:p text:style-name="P1">#monitoring.cluster_uuid:</text:p>
      <text:p text:style-name="P1"/>
      <text:p text:style-name="P1"># Uncomment to send the metrics to Elasticsearch. Most settings from the</text:p>
      <text:p text:style-name="P1"># Elasticsearch output are accepted here as well.</text:p>
      <text:p text:style-name="P1"># Note that the settings should point to your Elasticsearch *monitoring* cluster.</text:p>
      <text:p text:style-name="P1"># Any setting that is not set is automatically inherited from the Elasticsearch</text:p>
      <text:p text:style-name="P1"># output configuration, so if you have the Elasticsearch output configured such</text:p>
      <text:p text:style-name="P1"># that it is pointing to your Elasticsearch monitoring cluster, you can simply</text:p>
      <text:p text:style-name="P1"># uncomment the following line.</text:p>
      <text:p text:style-name="P1">#monitoring.elasticsearch:</text:p>
      <text:p text:style-name="P1"/>
      <text:p text:style-name="P1"><text:s text:c="2"/># Array of hosts to connect to.</text:p>
      <text:p text:style-name="P1"><text:s text:c="2"/># Scheme and port can be left out and will be set to the default (http and 9200)</text:p>
      <text:p text:style-name="P1"><text:s text:c="2"/># In case you specify and additional path, the scheme is required: http://localhost:9200/path</text:p>
      <text:p text:style-name="P1"><text:s text:c="2"/># IPv6 addresses should always be defined as: https://[2001:db8::1]:9200</text:p>
      <text:p text:style-name="P1"><text:s text:c="2"/>#hosts: ["localhost:9200"]</text:p>
      <text:p text:style-name="P1"/>
      <text:p text:style-name="P1"><text:s text:c="2"/># Set gzip compression level.</text:p>
      <text:p text:style-name="P1"><text:s text:c="2"/>#compression_level: 0</text:p>
      <text:p text:style-name="P1"/>
      <text:p text:style-name="P1"><text:s text:c="2"/># Optional protocol and basic auth credentials.</text:p>
      <text:p text:style-name="P1"><text:s text:c="2"/>#protocol: "https"</text:p>
      <text:p text:style-name="P1"><text:s text:c="2"/>#username: "beats_system"</text:p>
      <text:p text:style-name="P1"><text:s text:c="2"/>#password: "changeme"</text:p>
      <text:p text:style-name="P1"/>
      <text:p text:style-name="P1"><text:s text:c="2"/># Dictionary of HTTP parameters to pass within the URL with index operations.</text:p>
      <text:p text:style-name="P1"><text:soft-page-break/><text:s text:c="2"/>#parameters:</text:p>
      <text:p text:style-name="P1"><text:s text:c="4"/>#param1: value1</text:p>
      <text:p text:style-name="P1"><text:s text:c="4"/>#param2: value2</text:p>
      <text:p text:style-name="P1"/>
      <text:p text:style-name="P1"><text:s text:c="2"/># Custom HTTP headers to add to each request</text:p>
      <text:p text:style-name="P1"><text:s text:c="2"/>#headers:</text:p>
      <text:p text:style-name="P1"><text:s text:c="2"/># <text:s/>X-My-Header: Contents of the header</text:p>
      <text:p text:style-name="P1"/>
      <text:p text:style-name="P1"><text:s text:c="2"/># Proxy server url</text:p>
      <text:p text:style-name="P1"><text:s text:c="2"/>#proxy_url: http://proxy:3128</text:p>
      <text:p text:style-name="P1"/>
      <text:p text:style-name="P1"><text:s text:c="2"/># The number of times a particular Elasticsearch index operation is attempted. If</text:p>
      <text:p text:style-name="P1"><text:s text:c="2"/># the indexing operation doesn't succeed after this many retries, the events are</text:p>
      <text:p text:style-name="P1"><text:s text:c="2"/># dropped. The default is 3.</text:p>
      <text:p text:style-name="P1"><text:s text:c="2"/>#max_retries: 3</text:p>
      <text:p text:style-name="P1"/>
      <text:p text:style-name="P1"><text:s text:c="2"/># The maximum number of events to bulk in a single Elastisearch bulk API index request.</text:p>
      <text:p text:style-name="P1"><text:s text:c="2"/># The default is 50.</text:p>
      <text:p text:style-name="P1"><text:s text:c="2"/>#bulk_max_size: 50</text:p>
      <text:p text:style-name="P1"/>
      <text:p text:style-name="P1"><text:s text:c="2"/># The number of seconds to wait before trying to reconnect to Elasticsearch</text:p>
      <text:p text:style-name="P1"><text:s text:c="2"/># after a network error. After waiting backoff.init seconds, the Beat</text:p>
      <text:p text:style-name="P1"><text:s text:c="2"/># tries to reconnect. If the attempt fails, the backoff timer is increased</text:p>
      <text:p text:style-name="P1"><text:s text:c="2"/># exponentially up to backoff.max. After a successful connection, the backoff</text:p>
      <text:p text:style-name="P1"><text:s text:c="2"/># timer is reset. The default is 1s.</text:p>
      <text:p text:style-name="P1"><text:s text:c="2"/>#backoff.init: 1s</text:p>
      <text:p text:style-name="P1"/>
      <text:p text:style-name="P1"><text:s text:c="2"/># The maximum number of seconds to wait before attempting to connect to</text:p>
      <text:p text:style-name="P1"><text:s text:c="2"/># Elasticsearch after a network error. The default is 60s.</text:p>
      <text:p text:style-name="P1"><text:s text:c="2"/>#backoff.max: 60s</text:p>
      <text:p text:style-name="P1"/>
      <text:p text:style-name="P1"><text:s text:c="2"/># Configure HTTP request timeout before failing an request to Elasticsearch.</text:p>
      <text:p text:style-name="P1"><text:s text:c="2"/>#timeout: 90</text:p>
      <text:p text:style-name="P1"/>
      <text:p text:style-name="P1"><text:s text:c="2"/># Use SSL settings for HTTPS.</text:p>
      <text:p text:style-name="P1"><text:s text:c="2"/>#ssl.enabled: true</text:p>
      <text:p text:style-name="P1"/>
      <text:p text:style-name="P1"><text:s text:c="2"/># Configure SSL verification mode. If `none` is configured, all server hosts</text:p>
      <text:p text:style-name="P1"><text:s text:c="2"/># and certificates will be accepted. In this mode, SSL based connections are</text:p>
      <text:p text:style-name="P1"><text:s text:c="2"/># susceptible to man-in-the-middle attacks. Use only for testing. Default is</text:p>
      <text:p text:style-name="P1"><text:s text:c="2"/># `full`.</text:p>
      <text:p text:style-name="P1"><text:s text:c="2"/>#ssl.verification_mode: full</text:p>
      <text:p text:style-name="P1"/>
      <text:p text:style-name="P1"><text:s text:c="2"/># List of supported/valid TLS versions. By default all TLS versions from 1.0 up to</text:p>
      <text:p text:style-name="P1"><text:s text:c="2"/># 1.2 are enabled.</text:p>
      <text:p text:style-name="P1"><text:s text:c="2"/>#ssl.supported_protocols: [TLSv1.0, TLSv1.1, TLSv1.2]</text:p>
      <text:p text:style-name="P1"/>
      <text:p text:style-name="P1"><text:s text:c="2"/># SSL configuration. The default is off.</text:p>
      <text:p text:style-name="P1"><text:s text:c="2"/># List of root certificates for HTTPS server verifications</text:p>
      <text:p text:style-name="P1"><text:soft-page-break/><text:s text:c="2"/>#ssl.certificate_authorities: ["/etc/pki/root/ca.pem"]</text:p>
      <text:p text:style-name="P1"/>
      <text:p text:style-name="P1"><text:s text:c="2"/># Certificate for SSL client authentication</text:p>
      <text:p text:style-name="P1"><text:s text:c="2"/>#ssl.certificate: "/etc/pki/client/cert.pem"</text:p>
      <text:p text:style-name="P1"/>
      <text:p text:style-name="P1"><text:s text:c="2"/># Client certificate key</text:p>
      <text:p text:style-name="P1"><text:s text:c="2"/>#ssl.key: "/etc/pki/client/cert.key"</text:p>
      <text:p text:style-name="P1"/>
      <text:p text:style-name="P1"><text:s text:c="2"/># Optional passphrase for decrypting the certificate key.</text:p>
      <text:p text:style-name="P1"><text:s text:c="2"/>#ssl.key_passphrase: ''</text:p>
      <text:p text:style-name="P1"/>
      <text:p text:style-name="P1"><text:s text:c="2"/># Configure cipher suites to be used for SSL connections</text:p>
      <text:p text:style-name="P1"><text:s text:c="2"/>#ssl.cipher_suites: []</text:p>
      <text:p text:style-name="P1"/>
      <text:p text:style-name="P1"><text:s text:c="2"/># Configure curve types for ECDHE-based cipher suites</text:p>
      <text:p text:style-name="P1"><text:s text:c="2"/>#ssl.curve_types: []</text:p>
      <text:p text:style-name="P1"/>
      <text:p text:style-name="P1"><text:s text:c="2"/># Configure what types of renegotiation are supported. Valid options are</text:p>
      <text:p text:style-name="P1"><text:s text:c="2"/># never, once, and freely. Default is never.</text:p>
      <text:p text:style-name="P1"><text:s text:c="2"/>#ssl.renegotiation: never</text:p>
      <text:p text:style-name="P1"/>
      <text:p text:style-name="P1"><text:s text:c="2"/>#metrics.period: 10s</text:p>
      <text:p text:style-name="P1"><text:s text:c="2"/>#state.period: 1m</text:p>
      <text:p text:style-name="P1"/>
      <text:p text:style-name="P1">#================================ HTTP Endpoint ======================================</text:p>
      <text:p text:style-name="P1"># Each beat can expose internal metrics through a HTTP endpoint. For security</text:p>
      <text:p text:style-name="P1"># reasons the endpoint is disabled by default. This feature is currently experimental.</text:p>
      <text:p text:style-name="P1"># Stats can be access through http://localhost:5066/stats . For pretty JSON output</text:p>
      <text:p text:style-name="P1"># append ?pretty to the URL.</text:p>
      <text:p text:style-name="P1"/>
      <text:p text:style-name="P1"># Defines if the HTTP endpoint is enabled.</text:p>
      <text:p text:style-name="P1">#http.enabled: false</text:p>
      <text:p text:style-name="P1"/>
      <text:p text:style-name="P1"># The HTTP endpoint will bind to this hostname, IP address, unix socket or named pipe.</text:p>
      <text:p text:style-name="P1"># When using IP addresses, it is recommended to only use localhost.</text:p>
      <text:p text:style-name="P1">#http.host: localhost</text:p>
      <text:p text:style-name="P1"/>
      <text:p text:style-name="P1"># Port on which the HTTP endpoint will bind. Default is 5066.</text:p>
      <text:p text:style-name="P1">#http.port: 5066</text:p>
      <text:p text:style-name="P1"/>
      <text:p text:style-name="P1"># Define which user should be owning the named pipe.</text:p>
      <text:p text:style-name="P1">#http.named_pipe.user:</text:p>
      <text:p text:style-name="P1"/>
      <text:p text:style-name="P1"># Define which the permissions that should be applied to the named pipe, use the Security</text:p>
      <text:p text:style-name="P1"># Descriptor Definition Language (SDDL) to define the permission. This option cannot be used with</text:p>
      <text:p text:style-name="P1"># `http.user`.</text:p>
      <text:p text:style-name="P1">#http.named_pipe.security_descriptor:</text:p>
      <text:p text:style-name="P1"/>
      <text:p text:style-name="P1"><text:soft-page-break/>#============================= Process Security ================================</text:p>
      <text:p text:style-name="P1"/>
      <text:p text:style-name="P1"># Enable or disable seccomp system call filtering on Linux. Default is enabled.</text:p>
      <text:p text:style-name="P1">#seccomp.enabled: true</text:p>
      <text:p text:style-name="P1"/>
      <text:p text:style-name="P1">#================================= Migration ==================================</text:p>
      <text:p text:style-name="P1"/>
      <text:p text:style-name="P1"># This allows to enable 6.7 migration aliases</text:p>
      <text:p text:style-name="P1">#migration.6_to_7.enabled: false</text:p>
      <text:p text:style-name="P1"/>
      <text:p text:style-name="P3">install-elk.yml</text:p>
      <text:p text:style-name="P7">---</text:p>
      <text:p text:style-name="P7">- name: Configure Elk VM with Docker</text:p>
      <text:p text:style-name="P7"><text:s text:c="2"/>hosts: 10.1.0.4</text:p>
      <text:p text:style-name="P7"><text:s text:c="2"/>remote_user: azureuser</text:p>
      <text:p text:style-name="P7"><text:s text:c="2"/>become: true</text:p>
      <text:p text:style-name="P7"><text:s text:c="2"/>tasks:</text:p>
      <text:p text:style-name="P7"><text:s text:c="4"/># Use apt module</text:p>
      <text:p text:style-name="P7"><text:s text:c="4"/>- name: Install docker.io</text:p>
      <text:p text:style-name="P7"><text:s text:c="6"/>apt:</text:p>
      <text:p text:style-name="P7"><text:s text:c="8"/>update_cache: yes</text:p>
      <text:p text:style-name="P7"><text:s text:c="8"/>force_apt_get: yes</text:p>
      <text:p text:style-name="P7"><text:s text:c="8"/>name: docker.io</text:p>
      <text:p text:style-name="P7"><text:s text:c="8"/>state: present</text:p>
      <text:p text:style-name="P7"/>
      <text:p text:style-name="P7"><text:s text:c="6"/># Use apt module</text:p>
      <text:p text:style-name="P7"><text:s text:c="4"/>- name: Install python3-pip</text:p>
      <text:p text:style-name="P7"><text:s text:c="6"/>apt:</text:p>
      <text:p text:style-name="P7"><text:s text:c="8"/>force_apt_get: yes</text:p>
      <text:p text:style-name="P7"><text:s text:c="8"/>name: python3-pip</text:p>
      <text:p text:style-name="P7"><text:s text:c="8"/>state: present</text:p>
      <text:p text:style-name="P7"/>
      <text:p text:style-name="P7"><text:s text:c="6"/># Use pip module (It will default to pip3)</text:p>
      <text:p text:style-name="P7"><text:s text:c="4"/>- name: Install Docker module</text:p>
      <text:p text:style-name="P7"><text:s text:c="6"/>pip:</text:p>
      <text:p text:style-name="P7"><text:s text:c="8"/>name: docker</text:p>
      <text:p text:style-name="P7"><text:s text:c="8"/>state: present</text:p>
      <text:p text:style-name="P7"/>
      <text:p text:style-name="P7"><text:s text:c="4"/>- name: Use more memory</text:p>
      <text:p text:style-name="P7"><text:s text:c="6"/>sysctl:</text:p>
      <text:p text:style-name="P7"><text:s text:c="8"/>name: vm.max_map_count</text:p>
      <text:p text:style-name="P7"><text:s text:c="8"/>value: "262144"</text:p>
      <text:p text:style-name="P7"><text:s text:c="8"/>state: present</text:p>
      <text:p text:style-name="P7"><text:s text:c="8"/>reload: yes</text:p>
      <text:p text:style-name="P7"><text:s text:c="6"/># Use command module</text:p>
      <text:p text:style-name="P7"/>
      <text:p text:style-name="P7"><text:s text:c="6"/># Use docker_container module</text:p>
      <text:p text:style-name="P7"><text:soft-page-break/><text:s text:c="4"/>- name: download and launch a docker elk container</text:p>
      <text:p text:style-name="P7"><text:s text:c="6"/>docker_container:</text:p>
      <text:p text:style-name="P7"><text:s text:c="8"/>name: elk</text:p>
      <text:p text:style-name="P7"><text:s text:c="8"/>image: sebp/elk:761</text:p>
      <text:p text:style-name="P7"><text:s text:c="8"/>state: started</text:p>
      <text:p text:style-name="P7"><text:s text:c="8"/>restart_policy: always</text:p>
      <text:p text:style-name="P7"><text:s text:c="6"/># Please list the ports that ELK runs on</text:p>
      <text:p text:style-name="P7"><text:s text:c="8"/>published_ports:</text:p>
      <text:p text:style-name="P7"><text:s text:c="10"/>- 5601:5601</text:p>
      <text:p text:style-name="P7"><text:s text:c="10"/>- 9200:9200</text:p>
      <text:p text:style-name="P7"><text:s text:c="10"/>- 5044:5044</text:p>
      <text:p text:style-name="P7"/>
      <text:p text:style-name="P7"><text:s text:c="6"/># Use systemd module</text:p>
      <text:p text:style-name="P7"><text:s text:c="4"/>- name: Enable service docker on boot</text:p>
      <text:p text:style-name="P7"><text:s text:c="6"/>systemd:</text:p>
      <text:p text:style-name="P7"><text:s text:c="8"/>name: docker</text:p>
      <text:p text:style-name="P7"><text:s text:c="8"/>enabled: yes</text:p>
      <text:p text:style-name="P7"/>
      <text:p text:style-name="P4">my-playbook.yml</text:p>
      <text:p text:style-name="P8">---</text:p>
      <text:p text:style-name="P8">- name: Config Web VM with Docker</text:p>
      <text:p text:style-name="P8"><text:s text:c="2"/>hosts: webservers</text:p>
      <text:p text:style-name="P8"><text:s text:c="2"/>become: true</text:p>
      <text:p text:style-name="P8"><text:s text:c="2"/>tasks:</text:p>
      <text:p text:style-name="P8"><text:s text:c="2"/>- name: docker.io</text:p>
      <text:p text:style-name="P8"><text:s text:c="4"/>apt:</text:p>
      <text:p text:style-name="P8"><text:s text:c="6"/>force_apt_get: yes</text:p>
      <text:p text:style-name="P8"><text:s text:c="6"/>update_cache: yes</text:p>
      <text:p text:style-name="P8"><text:s text:c="6"/>name: docker.io</text:p>
      <text:p text:style-name="P8"><text:s text:c="6"/>state: present</text:p>
      <text:p text:style-name="P8"/>
      <text:p text:style-name="P8"><text:s text:c="2"/>- name: Install pip3</text:p>
      <text:p text:style-name="P8"><text:s text:c="4"/>apt:</text:p>
      <text:p text:style-name="P8"><text:s text:c="6"/>force_apt_get: yes</text:p>
      <text:p text:style-name="P8"><text:s text:c="6"/>name: python3-pip</text:p>
      <text:p text:style-name="P8"><text:s text:c="6"/>state: present</text:p>
      <text:p text:style-name="P8"/>
      <text:p text:style-name="P8"><text:s text:c="2"/>- name: Install Docker python module</text:p>
      <text:p text:style-name="P8"><text:s text:c="4"/>pip:</text:p>
      <text:p text:style-name="P8"><text:s text:c="6"/>name: docker</text:p>
      <text:p text:style-name="P8"><text:s text:c="6"/>state: present</text:p>
      <text:p text:style-name="P8"/>
      <text:p text:style-name="P8"><text:s text:c="2"/>- name: download and launch a docker web container</text:p>
      <text:p text:style-name="P8"><text:s text:c="4"/>docker_container:</text:p>
      <text:p text:style-name="P8"><text:s text:c="6"/>name: dvwa</text:p>
      <text:p text:style-name="P8"><text:s text:c="6"/>image: cyberxsecurity/dvwa</text:p>
      <text:p text:style-name="P8"><text:s text:c="6"/>state: started</text:p>
      <text:p text:style-name="P8"><text:s text:c="6"/>published_ports: 80:80</text:p>
      <text:p text:style-name="P8"/>
      <text:p text:style-name="P8"><text:soft-page-break/><text:s text:c="2"/>- name: Enable docker service</text:p>
      <text:p text:style-name="P8"><text:s text:c="4"/>systemd:</text:p>
      <text:p text:style-name="P8"><text:s text:c="6"/>name: docker</text:p>
      <text:p text:style-name="P8"><text:s text:c="6"/>enabled: yes</text:p>
      <text:p text:style-name="P4"/>
      <text:p text:style-name="P5">anisible-config.yml</text:p>
      <text:p text:style-name="P9"># config file for ansible -- https://ansible.com/</text:p>
      <text:p text:style-name="P9"># ===============================================</text:p>
      <text:p text:style-name="P9"/>
      <text:p text:style-name="P9"># nearly all parameters can be overridden in ansible-playbook</text:p>
      <text:p text:style-name="P9"># or with command line flags. ansible will read ANSIBLE_CONFIG,</text:p>
      <text:p text:style-name="P9"># ansible.cfg in the current working directory, .ansible.cfg in</text:p>
      <text:p text:style-name="P9"># the home directory or /etc/ansible/ansible.cfg, whichever it</text:p>
      <text:p text:style-name="P9"># finds first</text:p>
      <text:p text:style-name="P9"/>
      <text:p text:style-name="P9">[defaults]</text:p>
      <text:p text:style-name="P9"/>
      <text:p text:style-name="P9"># some basic default values...</text:p>
      <text:p text:style-name="P9"/>
      <text:p text:style-name="P9">#inventory <text:s text:c="5"/>= /etc/ansible/hosts</text:p>
      <text:p text:style-name="P9">#library <text:s text:c="7"/>= /usr/share/my_modules/</text:p>
      <text:p text:style-name="P9">#module_utils <text:s text:c="2"/>= /usr/share/my_module_utils/</text:p>
      <text:p text:style-name="P9">#remote_tmp <text:s text:c="4"/>= ~/.ansible/tmp</text:p>
      <text:p text:style-name="P9">#local_tmp <text:s text:c="5"/>= ~/.ansible/tmp</text:p>
      <text:p text:style-name="P9">#plugin_filters_cfg = /etc/ansible/plugin_filters.yml</text:p>
      <text:p text:style-name="P9">#forks <text:s text:c="9"/>= 5</text:p>
      <text:p text:style-name="P9">#poll_interval <text:s/>= 15</text:p>
      <text:p text:style-name="P9">#sudo_user <text:s text:c="5"/>= root</text:p>
      <text:p text:style-name="P9">#ask_sudo_pass = True</text:p>
      <text:p text:style-name="P9">#ask_pass <text:s text:c="5"/>= True</text:p>
      <text:p text:style-name="P9">#transport <text:s text:c="5"/>= smart</text:p>
      <text:p text:style-name="P9">#remote_port <text:s text:c="3"/>= 22</text:p>
      <text:p text:style-name="P9">#module_lang <text:s text:c="3"/>= C</text:p>
      <text:p text:style-name="P9">#module_set_locale = False</text:p>
      <text:p text:style-name="P9"/>
      <text:p text:style-name="P9"># plays will gather facts by default, which contain information about</text:p>
      <text:p text:style-name="P9"># the remote system.</text:p>
      <text:p text:style-name="P9">#</text:p>
      <text:p text:style-name="P9"># smart - gather by default, but don't regather if already gathered</text:p>
      <text:p text:style-name="P9"># implicit - gather by default, turn off with gather_facts: False</text:p>
      <text:p text:style-name="P9"># explicit - do not gather by default, must say gather_facts: True</text:p>
      <text:p text:style-name="P9">#gathering = implicit</text:p>
      <text:p text:style-name="P9"/>
      <text:p text:style-name="P9"># This only affects the gathering done by a play's gather_facts directive,</text:p>
      <text:p text:style-name="P9"># by default gathering retrieves all facts subsets</text:p>
      <text:p text:style-name="P9"># all - gather all subsets</text:p>
      <text:p text:style-name="P9"># network - gather min and network facts</text:p>
      <text:p text:style-name="P9"># hardware - gather hardware facts (longest facts to retrieve)</text:p>
      <text:p text:style-name="P9"># virtual - gather min and virtual facts</text:p>
      <text:p text:style-name="P9"><text:soft-page-break/># facter - import facts from facter</text:p>
      <text:p text:style-name="P9"># ohai - import facts from ohai</text:p>
      <text:p text:style-name="P9"># You can combine them using comma (ex: network,virtual)</text:p>
      <text:p text:style-name="P9"># You can negate them using ! (ex: !hardware,!facter,!ohai)</text:p>
      <text:p text:style-name="P9"># A minimal set of facts is always gathered.</text:p>
      <text:p text:style-name="P9">#gather_subset = all</text:p>
      <text:p text:style-name="P9"/>
      <text:p text:style-name="P9"># some hardware related facts are collected</text:p>
      <text:p text:style-name="P9"># with a maximum timeout of 10 seconds. This</text:p>
      <text:p text:style-name="P9"># option lets you increase or decrease that</text:p>
      <text:p text:style-name="P9"># timeout to something more suitable for the</text:p>
      <text:p text:style-name="P9"># environment.</text:p>
      <text:p text:style-name="P9"># gather_timeout = 10</text:p>
      <text:p text:style-name="P9"/>
      <text:p text:style-name="P9"># Ansible facts are available inside the ansible_facts.* dictionary</text:p>
      <text:p text:style-name="P9"># namespace. This setting maintains the behaviour which was the default prior</text:p>
      <text:p text:style-name="P9"># to 2.5, duplicating these variables into the main namespace, each with a</text:p>
      <text:p text:style-name="P9"># prefix of 'ansible_'.</text:p>
      <text:p text:style-name="P9"># This variable is set to True by default for backwards compatibility. It</text:p>
      <text:p text:style-name="P9"># will be changed to a default of 'False' in a future release.</text:p>
      <text:p text:style-name="P9"># ansible_facts.</text:p>
      <text:p text:style-name="P9"># inject_facts_as_vars = True</text:p>
      <text:p text:style-name="P9"/>
      <text:p text:style-name="P9"># additional paths to search for roles in, colon separated</text:p>
      <text:p text:style-name="P9">#roles_path <text:s text:c="3"/>= /etc/ansible/roles</text:p>
      <text:p text:style-name="P9"/>
      <text:p text:style-name="P9"># uncomment this to disable SSH key host checking</text:p>
      <text:p text:style-name="P9">#host_key_checking = False</text:p>
      <text:p text:style-name="P9"/>
      <text:p text:style-name="P9"># change the default callback, you can only have one 'stdout' type <text:s/>enabled at a time.</text:p>
      <text:p text:style-name="P9">#stdout_callback = skippy</text:p>
      <text:p text:style-name="P9"/>
      <text:p text:style-name="P9"/>
      <text:p text:style-name="P9">## Ansible ships with some plugins that require whitelisting,</text:p>
      <text:p text:style-name="P9">## this is done to avoid running all of a type by default.</text:p>
      <text:p text:style-name="P9">## These setting lists those that you want enabled for your system.</text:p>
      <text:p text:style-name="P9">## Custom plugins should not need this unless plugin author specifies it.</text:p>
      <text:p text:style-name="P9"/>
      <text:p text:style-name="P9"># enable callback plugins, they can output to stdout but cannot be 'stdout' type.</text:p>
      <text:p text:style-name="P9">#callback_whitelist = timer, mail</text:p>
      <text:p text:style-name="P9"/>
      <text:p text:style-name="P9"># Determine whether includes in tasks and handlers are "static" by</text:p>
      <text:p text:style-name="P9"># default. As of 2.0, includes are dynamic by default. Setting these</text:p>
      <text:p text:style-name="P9"># values to True will make includes behave more like they did in the</text:p>
      <text:p text:style-name="P9"># 1.x versions.</text:p>
      <text:p text:style-name="P9">#task_includes_static = False</text:p>
      <text:p text:style-name="P9">#handler_includes_static = False</text:p>
      <text:p text:style-name="P9"/>
      <text:p text:style-name="P9"># Controls if a missing handler for a notification event is an error or a warning</text:p>
      <text:p text:style-name="P9"><text:soft-page-break/>#error_on_missing_handler = True</text:p>
      <text:p text:style-name="P9"/>
      <text:p text:style-name="P9"># change this for alternative sudo implementations</text:p>
      <text:p text:style-name="P9">#sudo_exe = sudo</text:p>
      <text:p text:style-name="P9"/>
      <text:p text:style-name="P9"># What flags to pass to sudo</text:p>
      <text:p text:style-name="P9"># WARNING: leaving out the defaults might create unexpected behaviours</text:p>
      <text:p text:style-name="P9">#sudo_flags = -H -S -n</text:p>
      <text:p text:style-name="P9"/>
      <text:p text:style-name="P9"># SSH timeout</text:p>
      <text:p text:style-name="P9">#timeout = 10</text:p>
      <text:p text:style-name="P9"/>
      <text:p text:style-name="P9"># default user to use for playbooks if user is not specified</text:p>
      <text:p text:style-name="P9"># (/usr/bin/ansible will use current user as default)</text:p>
      <text:p text:style-name="P9">remote_user = sysadmin</text:p>
      <text:p text:style-name="P9"/>
      <text:p text:style-name="P9"># logging is off by default unless this path is defined</text:p>
      <text:p text:style-name="P9"># if so defined, consider logrotate</text:p>
      <text:p text:style-name="P9">#log_path = /var/log/ansible.log</text:p>
      <text:p text:style-name="P9"/>
      <text:p text:style-name="P9"># default module name for /usr/bin/ansible</text:p>
      <text:p text:style-name="P9">#module_name = command</text:p>
      <text:p text:style-name="P9"/>
      <text:p text:style-name="P9"># use this shell for commands executed under sudo</text:p>
      <text:p text:style-name="P9"># you may need to change this to bin/bash in rare instances</text:p>
      <text:p text:style-name="P9"># if sudo is constrained</text:p>
      <text:p text:style-name="P9">#executable = /bin/sh</text:p>
      <text:p text:style-name="P9"/>
      <text:p text:style-name="P9"># if inventory variables overlap, does the higher precedence one win</text:p>
      <text:p text:style-name="P9"># or are hash values merged together? <text:s/>The default is 'replace' but</text:p>
      <text:p text:style-name="P9"># this can also be set to 'merge'.</text:p>
      <text:p text:style-name="P9">#hash_behaviour = replace</text:p>
      <text:p text:style-name="P9"/>
      <text:p text:style-name="P9"># by default, variables from roles will be visible in the global variable</text:p>
      <text:p text:style-name="P9"># scope. To prevent this, the following option can be enabled, and only</text:p>
      <text:p text:style-name="P9"># tasks and handlers within the role will see the variables there</text:p>
      <text:p text:style-name="P9">#private_role_vars = yes</text:p>
      <text:p text:style-name="P9"/>
      <text:p text:style-name="P9"># list any Jinja2 extensions to enable here:</text:p>
      <text:p text:style-name="P9">#jinja2_extensions = jinja2.ext.do,jinja2.ext.i18n</text:p>
      <text:p text:style-name="P9"/>
      <text:p text:style-name="P9"># if set, always use this private key file for authentication, same as</text:p>
      <text:p text:style-name="P9"># if passing --private-key to ansible or ansible-playbook</text:p>
      <text:p text:style-name="P9">#private_key_file = /path/to/file</text:p>
      <text:p text:style-name="P9"/>
      <text:p text:style-name="P9"># If set, configures the path to the Vault password file as an alternative to</text:p>
      <text:p text:style-name="P9"># specifying --vault-password-file on the command line.</text:p>
      <text:p text:style-name="P9">#vault_password_file = /path/to/vault_password_file</text:p>
      <text:p text:style-name="P9"/>
      <text:p text:style-name="P9"><text:soft-page-break/># format of string {{ ansible_managed }} available within Jinja2</text:p>
      <text:p text:style-name="P9"># templates indicates to users editing templates files will be replaced.</text:p>
      <text:p text:style-name="P9"># replacing {file}, {host} and {uid} and strftime codes with proper values.</text:p>
      <text:p text:style-name="P9">#ansible_managed = Ansible managed: {file} modified on %Y-%m-%d %H:%M:%S by {uid} on {host}</text:p>
      <text:p text:style-name="P9"># {file}, {host}, {uid}, and the timestamp can all interfere with idempotence</text:p>
      <text:p text:style-name="P9"># in some situations so the default is a static string:</text:p>
      <text:p text:style-name="P9">#ansible_managed = Ansible managed</text:p>
      <text:p text:style-name="P9"/>
      <text:p text:style-name="P9"># by default, ansible-playbook will display "Skipping [host]" if it determines a task</text:p>
      <text:p text:style-name="P9"># should not be run on a host. <text:s/>Set this to "False" if you don't want to see these "Skipping"</text:p>
      <text:p text:style-name="P9"># messages. NOTE: the task header will still be shown regardless of whether or not the</text:p>
      <text:p text:style-name="P9"># task is skipped.</text:p>
      <text:p text:style-name="P9">#display_skipped_hosts = True</text:p>
      <text:p text:style-name="P9"/>
      <text:p text:style-name="P9"># by default, if a task in a playbook does not include a name: field then</text:p>
      <text:p text:style-name="P9"># ansible-playbook will construct a header that includes the task's action but</text:p>
      <text:p text:style-name="P9"># not the task's args. <text:s/>This is a security feature because ansible cannot know</text:p>
      <text:p text:style-name="P9"># if the *module* considers an argument to be no_log at the time that the</text:p>
      <text:p text:style-name="P9"># header is printed. <text:s/>If your environment doesn't have a problem securing</text:p>
      <text:p text:style-name="P9"># stdout from ansible-playbook (or you have manually specified no_log in your</text:p>
      <text:p text:style-name="P9"># playbook on all of the tasks where you have secret information) then you can</text:p>
      <text:p text:style-name="P9"># safely set this to True to get more informative messages.</text:p>
      <text:p text:style-name="P9">#display_args_to_stdout = False</text:p>
      <text:p text:style-name="P9"/>
      <text:p text:style-name="P9"># by default (as of 1.3), Ansible will raise errors when attempting to dereference</text:p>
      <text:p text:style-name="P9"># Jinja2 variables that are not set in templates or action lines. Uncomment this line</text:p>
      <text:p text:style-name="P9"># to revert the behavior to pre-1.3.</text:p>
      <text:p text:style-name="P9">#error_on_undefined_vars = False</text:p>
      <text:p text:style-name="P9"/>
      <text:p text:style-name="P9"># by default (as of 1.6), Ansible may display warnings based on the configuration of the</text:p>
      <text:p text:style-name="P9"># system running ansible itself. This may include warnings about 3rd party packages or</text:p>
      <text:p text:style-name="P9"># other conditions that should be resolved if possible.</text:p>
      <text:p text:style-name="P9"># to disable these warnings, set the following value to False:</text:p>
      <text:p text:style-name="P9">#system_warnings = True</text:p>
      <text:p text:style-name="P9"/>
      <text:p text:style-name="P9"># by default (as of 1.4), Ansible may display deprecation warnings for language</text:p>
      <text:p text:style-name="P9"># features that should no longer be used and will be removed in future versions.</text:p>
      <text:p text:style-name="P9"># to disable these warnings, set the following value to False:</text:p>
      <text:p text:style-name="P9">#deprecation_warnings = True</text:p>
      <text:p text:style-name="P9"/>
      <text:p text:style-name="P9"># (as of 1.8), Ansible can optionally warn when usage of the shell and</text:p>
      <text:p text:style-name="P9"># command module appear to be simplified by using a default Ansible module</text:p>
      <text:p text:style-name="P9"># instead. <text:s/>These warnings can be silenced by adjusting the following</text:p>
      <text:p text:style-name="P9"># setting or adding warn=yes or warn=no to the end of the command line</text:p>
      <text:p text:style-name="P9"># parameter string. <text:s/>This will for example suggest using the git module</text:p>
      <text:p text:style-name="P9"># instead of shelling out to the git command.</text:p>
      <text:p text:style-name="P9"># command_warnings = False</text:p>
      <text:p text:style-name="P9"/>
      <text:p text:style-name="P9"><text:soft-page-break/></text:p>
      <text:p text:style-name="P9"># set plugin path directories here, separate with colons</text:p>
      <text:p text:style-name="P9">#action_plugins <text:s text:c="4"/>= /usr/share/ansible/plugins/action</text:p>
      <text:p text:style-name="P9">#become_plugins <text:s text:c="4"/>= /usr/share/ansible/plugins/become</text:p>
      <text:p text:style-name="P9">#cache_plugins <text:s text:c="5"/>= /usr/share/ansible/plugins/cache</text:p>
      <text:p text:style-name="P9">#callback_plugins <text:s text:c="2"/>= /usr/share/ansible/plugins/callback</text:p>
      <text:p text:style-name="P9">#connection_plugins = /usr/share/ansible/plugins/connection</text:p>
      <text:p text:style-name="P9">#lookup_plugins <text:s text:c="4"/>= /usr/share/ansible/plugins/lookup</text:p>
      <text:p text:style-name="P9">#inventory_plugins <text:s/>= /usr/share/ansible/plugins/inventory</text:p>
      <text:p text:style-name="P9">#vars_plugins <text:s text:c="6"/>= /usr/share/ansible/plugins/vars</text:p>
      <text:p text:style-name="P9">#filter_plugins <text:s text:c="4"/>= /usr/share/ansible/plugins/filter</text:p>
      <text:p text:style-name="P9">#test_plugins <text:s text:c="6"/>= /usr/share/ansible/plugins/test</text:p>
      <text:p text:style-name="P9">#terminal_plugins <text:s text:c="2"/>= /usr/share/ansible/plugins/terminal</text:p>
      <text:p text:style-name="P9">#strategy_plugins <text:s text:c="2"/>= /usr/share/ansible/plugins/strategy</text:p>
      <text:p text:style-name="P9"/>
      <text:p text:style-name="P9"/>
      <text:p text:style-name="P9"># by default, ansible will use the 'linear' strategy but you may want to try</text:p>
      <text:p text:style-name="P9"># another one</text:p>
      <text:p text:style-name="P9">#strategy = free</text:p>
      <text:p text:style-name="P9"/>
      <text:p text:style-name="P9"># by default callbacks are not loaded for /bin/ansible, enable this if you</text:p>
      <text:p text:style-name="P9"># want, for example, a notification or logging callback to also apply to</text:p>
      <text:p text:style-name="P9"># /bin/ansible runs</text:p>
      <text:p text:style-name="P9">#bin_ansible_callbacks = False</text:p>
      <text:p text:style-name="P9"/>
      <text:p text:style-name="P9"/>
      <text:p text:style-name="P9"># don't like cows? <text:s/>that's unfortunate.</text:p>
      <text:p text:style-name="P9"># set to 1 if you don't want cowsay support or export ANSIBLE_NOCOWS=1</text:p>
      <text:p text:style-name="P9">#nocows = 1</text:p>
      <text:p text:style-name="P9"/>
      <text:p text:style-name="P9"># set which cowsay stencil you'd like to use by default. When set to 'random',</text:p>
      <text:p text:style-name="P9"># a random stencil will be selected for each task. The selection will be filtered</text:p>
      <text:p text:style-name="P9"># against the `cow_whitelist` option below.</text:p>
      <text:p text:style-name="P9">#cow_selection = default</text:p>
      <text:p text:style-name="P9">#cow_selection = random</text:p>
      <text:p text:style-name="P9"/>
      <text:p text:style-name="P9"># when using the 'random' option for cowsay, stencils will be restricted to this list.</text:p>
      <text:p text:style-name="P9"># it should be formatted as a comma-separated list with no spaces between names.</text:p>
      <text:p text:style-name="P9"># NOTE: line continuations here are for formatting purposes only, as the INI parser</text:p>
      <text:p text:style-name="P9"># <text:s text:c="6"/>in python does not support them.</text:p>
      <text:p text:style-name="P9">#cow_whitelist=bud-frogs,bunny,cheese,daemon,default,dragon,elephant-in-snake,elephant,eyes,\</text:p>
      <text:p text:style-name="P9"># <text:s text:c="13"/>hellokitty,kitty,luke-koala,meow,milk,moofasa,moose,ren,sheep,small,stegosaurus,\</text:p>
      <text:p text:style-name="P9"># <text:s text:c="13"/>stimpy,supermilker,three-eyes,turkey,turtle,tux,udder,vader-koala,vader,www</text:p>
      <text:p text:style-name="P9"/>
      <text:p text:style-name="P9"># don't like colors either?</text:p>
      <text:p text:style-name="P9"># set to 1 if you don't want colors, or export ANSIBLE_NOCOLOR=1</text:p>
      <text:p text:style-name="P9">#nocolor = 1</text:p>
      <text:p text:style-name="P9"/>
      <text:p text:style-name="P9"># if set to a persistent type (not 'memory', for example 'redis') fact values</text:p>
      <text:p text:style-name="P9"><text:soft-page-break/># from previous runs in Ansible will be stored. <text:s/>This may be useful when</text:p>
      <text:p text:style-name="P9"># wanting to use, for example, IP information from one group of servers</text:p>
      <text:p text:style-name="P9"># without having to talk to them in the same playbook run to get their</text:p>
      <text:p text:style-name="P9"># current IP information.</text:p>
      <text:p text:style-name="P9">#fact_caching = memory</text:p>
      <text:p text:style-name="P9"/>
      <text:p text:style-name="P9">#This option tells Ansible where to cache facts. The value is plugin dependent.</text:p>
      <text:p text:style-name="P9">#For the jsonfile plugin, it should be a path to a local directory.</text:p>
      <text:p text:style-name="P9">#For the redis plugin, the value is a host:port:database triplet: fact_caching_connection = localhost:6379:0</text:p>
      <text:p text:style-name="P9"/>
      <text:p text:style-name="P9">#fact_caching_connection=/tmp</text:p>
      <text:p text:style-name="P9"/>
      <text:p text:style-name="P9"/>
      <text:p text:style-name="P9"/>
      <text:p text:style-name="P9"># retry files</text:p>
      <text:p text:style-name="P9"># When a playbook fails a .retry file can be created that will be placed in ~/</text:p>
      <text:p text:style-name="P9"># You can enable this feature by setting retry_files_enabled to True</text:p>
      <text:p text:style-name="P9"># and you can change the location of the files by setting retry_files_save_path</text:p>
      <text:p text:style-name="P9"/>
      <text:p text:style-name="P9">#retry_files_enabled = False</text:p>
      <text:p text:style-name="P9">#retry_files_save_path = ~/.ansible-retry</text:p>
      <text:p text:style-name="P9"/>
      <text:p text:style-name="P9"># squash actions</text:p>
      <text:p text:style-name="P9"># Ansible can optimise actions that call modules with list parameters</text:p>
      <text:p text:style-name="P9"># when looping. Instead of calling the module once per with_ item, the</text:p>
      <text:p text:style-name="P9"># module is called once with all items at once. Currently this only works</text:p>
      <text:p text:style-name="P9"># under limited circumstances, and only with parameters named 'name'.</text:p>
      <text:p text:style-name="P9">#squash_actions = apk,apt,dnf,homebrew,pacman,pkgng,yum,zypper</text:p>
      <text:p text:style-name="P9"/>
      <text:p text:style-name="P9"># prevents logging of task data, off by default</text:p>
      <text:p text:style-name="P9">#no_log = False</text:p>
      <text:p text:style-name="P9"/>
      <text:p text:style-name="P9"># prevents logging of tasks, but only on the targets, data is still logged on the master/controller</text:p>
      <text:p text:style-name="P9">#no_target_syslog = False</text:p>
      <text:p text:style-name="P9"/>
      <text:p text:style-name="P9"># controls whether Ansible will raise an error or warning if a task has no</text:p>
      <text:p text:style-name="P9"># choice but to create world readable temporary files to execute a module on</text:p>
      <text:p text:style-name="P9"># the remote machine. <text:s/>This option is False by default for security. <text:s/>Users may</text:p>
      <text:p text:style-name="P9"># turn this on to have behaviour more like Ansible prior to 2.1.x. <text:s/>See</text:p>
      <text:p text:style-name="P9"># https://docs.ansible.com/ansible/become.html#becoming-an-unprivileged-user</text:p>
      <text:p text:style-name="P9"># for more secure ways to fix this than enabling this option.</text:p>
      <text:p text:style-name="P9">#allow_world_readable_tmpfiles = False</text:p>
      <text:p text:style-name="P9"/>
      <text:p text:style-name="P9"># controls the compression level of variables sent to</text:p>
      <text:p text:style-name="P9"># worker processes. At the default of 0, no compression</text:p>
      <text:p text:style-name="P9"># is used. This value must be an integer from 0 to 9.</text:p>
      <text:p text:style-name="P9">#var_compression_level = 9</text:p>
      <text:p text:style-name="P9"/>
      <text:p text:style-name="P9"><text:soft-page-break/># controls what compression method is used for new-style ansible modules when</text:p>
      <text:p text:style-name="P9"># they are sent to the remote system. <text:s/>The compression types depend on having</text:p>
      <text:p text:style-name="P9"># support compiled into both the controller's python and the client's python.</text:p>
      <text:p text:style-name="P9"># The names should match with the python Zipfile compression types:</text:p>
      <text:p text:style-name="P9"># * ZIP_STORED (no compression. available everywhere)</text:p>
      <text:p text:style-name="P9"># * ZIP_DEFLATED (uses zlib, the default)</text:p>
      <text:p text:style-name="P9"># These values may be set per host via the ansible_module_compression inventory</text:p>
      <text:p text:style-name="P9"># variable</text:p>
      <text:p text:style-name="P9">#module_compression = 'ZIP_DEFLATED'</text:p>
      <text:p text:style-name="P9"/>
      <text:p text:style-name="P9"># This controls the cutoff point (in bytes) on --diff for files</text:p>
      <text:p text:style-name="P9"># set to 0 for unlimited (RAM may suffer!).</text:p>
      <text:p text:style-name="P9">#max_diff_size = 1048576</text:p>
      <text:p text:style-name="P9"/>
      <text:p text:style-name="P9"># This controls how ansible handles multiple --tags and --skip-tags arguments</text:p>
      <text:p text:style-name="P9"># on the CLI. <text:s/>If this is True then multiple arguments are merged together. <text:s/>If</text:p>
      <text:p text:style-name="P9"># it is False, then the last specified argument is used and the others are ignored.</text:p>
      <text:p text:style-name="P9"># This option will be removed in 2.8.</text:p>
      <text:p text:style-name="P9">#merge_multiple_cli_flags = True</text:p>
      <text:p text:style-name="P9"/>
      <text:p text:style-name="P9"># Controls showing custom stats at the end, off by default</text:p>
      <text:p text:style-name="P9">#show_custom_stats = True</text:p>
      <text:p text:style-name="P9"/>
      <text:p text:style-name="P9"># Controls which files to ignore when using a directory as inventory with</text:p>
      <text:p text:style-name="P9"># possibly multiple sources (both static and dynamic)</text:p>
      <text:p text:style-name="P9">#inventory_ignore_extensions = ~, .orig, .bak, .ini, .cfg, .retry, .pyc, .pyo</text:p>
      <text:p text:style-name="P9"/>
      <text:p text:style-name="P9"># This family of modules use an alternative execution path optimized for network appliances</text:p>
      <text:p text:style-name="P9"># only update this setting if you know how this works, otherwise it can break module execution</text:p>
      <text:p text:style-name="P9">#network_group_modules=eos, nxos, ios, iosxr, junos, vyos</text:p>
      <text:p text:style-name="P9"/>
      <text:p text:style-name="P9"># When enabled, this option allows lookups (via variables like {{lookup('foo')}} or when used as</text:p>
      <text:p text:style-name="P9"># a loop with `with_foo`) to return data that is not marked "unsafe". This means the data may contain</text:p>
      <text:p text:style-name="P9"># jinja2 templating language which will be run through the templating engine.</text:p>
      <text:p text:style-name="P9"># ENABLING THIS COULD BE A SECURITY RISK</text:p>
      <text:p text:style-name="P9">#allow_unsafe_lookups = False</text:p>
      <text:p text:style-name="P9"/>
      <text:p text:style-name="P9"># set default errors for all plays</text:p>
      <text:p text:style-name="P9">#any_errors_fatal = False</text:p>
      <text:p text:style-name="P9"/>
      <text:p text:style-name="P9">[inventory]</text:p>
      <text:p text:style-name="P9"># enable inventory plugins, default: 'host_list', 'script', 'auto', 'yaml', 'ini', 'toml'</text:p>
      <text:p text:style-name="P9">#enable_plugins = host_list, virtualbox, yaml, constructed</text:p>
      <text:p text:style-name="P9"/>
      <text:p text:style-name="P9"># ignore these extensions when parsing a directory as inventory source</text:p>
      <text:p text:style-name="P9">#ignore_extensions = .pyc, .pyo, .swp, .bak, ~, .rpm, .md, .txt, ~, .orig, .ini, .cfg, .retry</text:p>
      <text:p text:style-name="P9"/>
      <text:p text:style-name="P9"># ignore files matching these patterns when parsing a directory as inventory source</text:p>
      <text:p text:style-name="P9">#ignore_patterns=</text:p>
      <text:p text:style-name="P9"><text:soft-page-break/></text:p>
      <text:p text:style-name="P9"># If 'true' unparsed inventory sources become fatal errors, they are warnings otherwise.</text:p>
      <text:p text:style-name="P9">#unparsed_is_failed=False</text:p>
      <text:p text:style-name="P9"/>
      <text:p text:style-name="P9">[privilege_escalation]</text:p>
      <text:p text:style-name="P9">#become=True</text:p>
      <text:p text:style-name="P9">#become_method=sudo</text:p>
      <text:p text:style-name="P9">#become_user=root</text:p>
      <text:p text:style-name="P9">#become_ask_pass=False</text:p>
      <text:p text:style-name="P9"/>
      <text:p text:style-name="P9">[paramiko_connection]</text:p>
      <text:p text:style-name="P9"/>
      <text:p text:style-name="P9"># uncomment this line to cause the paramiko connection plugin to not record new host</text:p>
      <text:p text:style-name="P9"># keys encountered. <text:s/>Increases performance on new host additions. <text:s/>Setting works independently of the</text:p>
      <text:p text:style-name="P9"># host key checking setting above.</text:p>
      <text:p text:style-name="P9">#record_host_keys=False</text:p>
      <text:p text:style-name="P9"/>
      <text:p text:style-name="P9"># by default, Ansible requests a pseudo-terminal for commands executed under sudo. Uncomment this</text:p>
      <text:p text:style-name="P9"># line to disable this behaviour.</text:p>
      <text:p text:style-name="P9">#pty=False</text:p>
      <text:p text:style-name="P9"/>
      <text:p text:style-name="P9"># paramiko will default to looking for SSH keys initially when trying to</text:p>
      <text:p text:style-name="P9"># authenticate to remote devices. <text:s/>This is a problem for some network devices</text:p>
      <text:p text:style-name="P9"># that close the connection after a key failure. <text:s/>Uncomment this line to</text:p>
      <text:p text:style-name="P9"># disable the Paramiko look for keys function</text:p>
      <text:p text:style-name="P9">#look_for_keys = False</text:p>
      <text:p text:style-name="P9"/>
      <text:p text:style-name="P9"># When using persistent connections with Paramiko, the connection runs in a</text:p>
      <text:p text:style-name="P9"># background process. <text:s/>If the host doesn't already have a valid SSH key, by</text:p>
      <text:p text:style-name="P9"># default Ansible will prompt to add the host key. <text:s/>This will cause connections</text:p>
      <text:p text:style-name="P9"># running in background processes to fail. <text:s/>Uncomment this line to have</text:p>
      <text:p text:style-name="P9"># Paramiko automatically add host keys.</text:p>
      <text:p text:style-name="P9">#host_key_auto_add = True</text:p>
      <text:p text:style-name="P9"/>
      <text:p text:style-name="P9">[ssh_connection]</text:p>
      <text:p text:style-name="P9"/>
      <text:p text:style-name="P9"># ssh arguments to use</text:p>
      <text:p text:style-name="P9"># Leaving off ControlPersist will result in poor performance, so use</text:p>
      <text:p text:style-name="P9"># paramiko on older platforms rather than removing it, -C controls compression use</text:p>
      <text:p text:style-name="P9">#ssh_args = -C -o ControlMaster=auto -o ControlPersist=60s</text:p>
      <text:p text:style-name="P9"/>
      <text:p text:style-name="P9"># The base directory for the ControlPath sockets.</text:p>
      <text:p text:style-name="P9"># This is the "%(directory)s" in the control_path option</text:p>
      <text:p text:style-name="P9">#</text:p>
      <text:p text:style-name="P9"># Example:</text:p>
      <text:p text:style-name="P9"># control_path_dir = /tmp/.ansible/cp</text:p>
      <text:p text:style-name="P9">#control_path_dir = ~/.ansible/cp</text:p>
      <text:p text:style-name="P9"/>
      <text:p text:style-name="P9"># The path to use for the ControlPath sockets. This defaults to a hashed string of the hostname,</text:p>
      <text:p text:style-name="P9"><text:soft-page-break/># port and username (empty string in the config). The hash mitigates a common problem users</text:p>
      <text:p text:style-name="P9"># found with long hostnames and the conventional %(directory)s/ansible-ssh-%%h-%%p-%%r format.</text:p>
      <text:p text:style-name="P9"># In those cases, a "too long for Unix domain socket" ssh error would occur.</text:p>
      <text:p text:style-name="P9">#</text:p>
      <text:p text:style-name="P9"># Example:</text:p>
      <text:p text:style-name="P9"># control_path = %(directory)s/%%h-%%r</text:p>
      <text:p text:style-name="P9">#control_path =</text:p>
      <text:p text:style-name="P9"/>
      <text:p text:style-name="P9"># Enabling pipelining reduces the number of SSH operations required to</text:p>
      <text:p text:style-name="P9"># execute a module on the remote server. This can result in a significant</text:p>
      <text:p text:style-name="P9"># performance improvement when enabled, however when using "sudo:" you must</text:p>
      <text:p text:style-name="P9"># first disable 'requiretty' in /etc/sudoers</text:p>
      <text:p text:style-name="P9">#</text:p>
      <text:p text:style-name="P9"># By default, this option is disabled to preserve compatibility with</text:p>
      <text:p text:style-name="P9"># sudoers configurations that have requiretty (the default on many distros).</text:p>
      <text:p text:style-name="P9">#</text:p>
      <text:p text:style-name="P9">#pipelining = False</text:p>
      <text:p text:style-name="P9"/>
      <text:p text:style-name="P9"># Control the mechanism for transferring files (old)</text:p>
      <text:p text:style-name="P9"># <text:s text:c="2"/>* smart = try sftp and then try scp [default]</text:p>
      <text:p text:style-name="P9"># <text:s text:c="2"/>* True = use scp only</text:p>
      <text:p text:style-name="P9"># <text:s text:c="2"/>* False = use sftp only</text:p>
      <text:p text:style-name="P9">#scp_if_ssh = smart</text:p>
      <text:p text:style-name="P9"/>
      <text:p text:style-name="P9"># Control the mechanism for transferring files (new)</text:p>
      <text:p text:style-name="P9"># If set, this will override the scp_if_ssh option</text:p>
      <text:p text:style-name="P9"># <text:s text:c="2"/>* sftp <text:s/>= use sftp to transfer files</text:p>
      <text:p text:style-name="P9"># <text:s text:c="2"/>* scp <text:s text:c="2"/>= use scp to transfer files</text:p>
      <text:p text:style-name="P9"># <text:s text:c="2"/>* piped = use 'dd' over SSH to transfer files</text:p>
      <text:p text:style-name="P9"># <text:s text:c="2"/>* smart = try sftp, scp, and piped, in that order [default]</text:p>
      <text:p text:style-name="P9">#transfer_method = smart</text:p>
      <text:p text:style-name="P9"/>
      <text:p text:style-name="P9"># if False, sftp will not use batch mode to transfer files. This may cause some</text:p>
      <text:p text:style-name="P9"># types of file transfer failures impossible to catch however, and should</text:p>
      <text:p text:style-name="P9"># only be disabled if your sftp version has problems with batch mode</text:p>
      <text:p text:style-name="P9">#sftp_batch_mode = False</text:p>
      <text:p text:style-name="P9"/>
      <text:p text:style-name="P9"># The -tt argument is passed to ssh when pipelining is not enabled because sudo</text:p>
      <text:p text:style-name="P9"># requires a tty by default.</text:p>
      <text:p text:style-name="P9">#usetty = True</text:p>
      <text:p text:style-name="P9"/>
      <text:p text:style-name="P9"># Number of times to retry an SSH connection to a host, in case of UNREACHABLE.</text:p>
      <text:p text:style-name="P9"># For each retry attempt, there is an exponential backoff,</text:p>
      <text:p text:style-name="P9"># so after the first attempt there is 1s wait, then 2s, 4s etc. up to 30s (max).</text:p>
      <text:p text:style-name="P9">#retries = 3</text:p>
      <text:p text:style-name="P9"/>
      <text:p text:style-name="P9">[persistent_connection]</text:p>
      <text:p text:style-name="P9"/>
      <text:p text:style-name="P9"># Configures the persistent connection timeout value in seconds. <text:s/>This value is</text:p>
      <text:p text:style-name="P9"><text:soft-page-break/># how long the persistent connection will remain idle before it is destroyed.</text:p>
      <text:p text:style-name="P9"># If the connection doesn't receive a request before the timeout value</text:p>
      <text:p text:style-name="P9"># expires, the connection is shutdown. The default value is 30 seconds.</text:p>
      <text:p text:style-name="P9">#connect_timeout = 30</text:p>
      <text:p text:style-name="P9"/>
      <text:p text:style-name="P9"># The command timeout value defines the amount of time to wait for a command</text:p>
      <text:p text:style-name="P9"># or RPC call before timing out. The value for the command timeout must</text:p>
      <text:p text:style-name="P9"># be less than the value of the persistent connection idle timeout (connect_timeout)</text:p>
      <text:p text:style-name="P9"># The default value is 30 second.</text:p>
      <text:p text:style-name="P9">#command_timeout = 30</text:p>
      <text:p text:style-name="P9"/>
      <text:p text:style-name="P9">[accelerate]</text:p>
      <text:p text:style-name="P9">#accelerate_port = 5099</text:p>
      <text:p text:style-name="P9">#accelerate_timeout = 30</text:p>
      <text:p text:style-name="P9">#accelerate_connect_timeout = 5.0</text:p>
      <text:p text:style-name="P9"/>
      <text:p text:style-name="P9"># The daemon timeout is measured in minutes. This time is measured</text:p>
      <text:p text:style-name="P9"># from the last activity to the accelerate daemon.</text:p>
      <text:p text:style-name="P9">#accelerate_daemon_timeout = 30</text:p>
      <text:p text:style-name="P9"/>
      <text:p text:style-name="P9"># If set to yes, accelerate_multi_key will allow multiple</text:p>
      <text:p text:style-name="P9"># private keys to be uploaded to it, though each user must</text:p>
      <text:p text:style-name="P9"># have access to the system via SSH to add a new key. The default</text:p>
      <text:p text:style-name="P9"># is "no".</text:p>
      <text:p text:style-name="P9">#accelerate_multi_key = yes</text:p>
      <text:p text:style-name="P9"/>
      <text:p text:style-name="P9">[selinux]</text:p>
      <text:p text:style-name="P9"># file systems that require special treatment when dealing with security context</text:p>
      <text:p text:style-name="P9"># the default behaviour that copies the existing context or uses the user default</text:p>
      <text:p text:style-name="P9"># needs to be changed to use the file system dependent context.</text:p>
      <text:p text:style-name="P9">#special_context_filesystems=nfs,vboxsf,fuse,ramfs,9p,vfat</text:p>
      <text:p text:style-name="P9"/>
      <text:p text:style-name="P9"># Set this to yes to allow libvirt_lxc connections to work without SELinux.</text:p>
      <text:p text:style-name="P9">#libvirt_lxc_noseclabel = yes</text:p>
      <text:p text:style-name="P9"/>
      <text:p text:style-name="P9">[colors]</text:p>
      <text:p text:style-name="P9">#highlight = white</text:p>
      <text:p text:style-name="P9">#verbose = blue</text:p>
      <text:p text:style-name="P9">#warn = bright purple</text:p>
      <text:p text:style-name="P9">#error = red</text:p>
      <text:p text:style-name="P9">#debug = dark gray</text:p>
      <text:p text:style-name="P9">#deprecate = purple</text:p>
      <text:p text:style-name="P9">#skip = cyan</text:p>
      <text:p text:style-name="P9">#unreachable = red</text:p>
      <text:p text:style-name="P9">#ok = green</text:p>
      <text:p text:style-name="P9">#changed = yellow</text:p>
      <text:p text:style-name="P9">#diff_add = green</text:p>
      <text:p text:style-name="P9">#diff_remove = red</text:p>
      <text:p text:style-name="P9">#diff_lines = cyan</text:p>
      <text:p text:style-name="P9"><text:soft-page-break/></text:p>
      <text:p text:style-name="P9"/>
      <text:p text:style-name="P9">[diff]</text:p>
      <text:p text:style-name="P9"># Always print diff when running ( same as always running with -D/--diff )</text:p>
      <text:p text:style-name="P9"># always = no</text:p>
      <text:p text:style-name="P9"/>
      <text:p text:style-name="P9"># Set how many context lines to show in diff</text:p>
      <text:p text:style-name="P9"># context = 3</text:p>
      <text:p text:style-name="P9"/>
      <text:p text:style-name="P6">filebeat-playbook.yml</text:p>
      <text:p text:style-name="P6"/>
      <text:p text:style-name="P10">---</text:p>
      <text:p text:style-name="P10">- name: installing and launching filebeat</text:p>
      <text:p text:style-name="P10"><text:s text:c="2"/>hosts: webservers</text:p>
      <text:p text:style-name="P10"><text:s text:c="2"/>become: yes</text:p>
      <text:p text:style-name="P10"><text:s text:c="2"/>tasks:</text:p>
      <text:p text:style-name="P10"/>
      <text:p text:style-name="P10"><text:s text:c="2"/>- name: download filebeat deb</text:p>
      <text:p text:style-name="P10"><text:s text:c="4"/>command: curl -L -O https://artifacts.elastic.co/downloads/beats/filebeat/filebeat-7.4.0-amd64.deb</text:p>
      <text:p text:style-name="P10"/>
      <text:p text:style-name="P10"><text:s text:c="2"/>- name: install filebeat deb</text:p>
      <text:p text:style-name="P10"><text:s text:c="4"/>command: dpkg -i filebeat-7.4.0-amd64.deb</text:p>
      <text:p text:style-name="P10"/>
      <text:p text:style-name="P10"><text:s text:c="2"/>- name: drop in filebeat.yml</text:p>
      <text:p text:style-name="P10"><text:s text:c="4"/>copy:</text:p>
      <text:p text:style-name="P10"><text:s text:c="6"/>src: /etc/ansible/filebeat-config.yml</text:p>
      <text:p text:style-name="P10"><text:s text:c="6"/>dest: /etc/filebeat/filebeat.yml</text:p>
      <text:p text:style-name="P10"/>
      <text:p text:style-name="P10"><text:s text:c="2"/>- name: enable and configure system module</text:p>
      <text:p text:style-name="P10"><text:s text:c="4"/>command: filebeat modules enable system</text:p>
      <text:p text:style-name="P10"/>
      <text:p text:style-name="P10"><text:s text:c="2"/>- name: setup filebeat</text:p>
      <text:p text:style-name="P10"><text:s text:c="4"/>command: filebeat setup</text:p>
      <text:p text:style-name="P10"/>
      <text:p text:style-name="P10"><text:s text:c="2"/>- name: start filebeat service</text:p>
      <text:p text:style-name="P10"><text:s text:c="4"/>command: service filebeat start</text:p>
      <text:p text:style-name="P10"/>
      <text:p text:style-name="P10"><text:s text:c="2"/>- name: enable service filebeat on boot</text:p>
      <text:p text:style-name="P10"><text:s text:c="4"/>systemd:</text:p>
      <text:p text:style-name="P10"><text:s text:c="6"/>name: filebeat</text:p>
      <text:p text:style-name="P10"><text:s text:c="6"/>enabled: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5:48:52.522000000</meta:creation-date>
    <dc:date>2021-02-12T15:58:39.915000000</dc:date>
    <meta:editing-duration>PT9M46S</meta:editing-duration>
    <meta:editing-cycles>5</meta:editing-cycles>
    <meta:generator>LibreOffice/5.1.4.2$Windows_x86 LibreOffice_project/f99d75f39f1c57ebdd7ffc5f42867c12031db97a</meta:generator>
    <meta:document-statistic meta:table-count="0" meta:image-count="0" meta:object-count="0" meta:page-count="99" meta:paragraph-count="3764" meta:word-count="24442" meta:character-count="165309" meta:non-whitespace-character-count="137461"/>
  </office:meta>
</office:document-meta>
</file>